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8.01.31 11:16   |   <text:a xlink:type="simple" xlink:href="http://palinfo.habago.org/Entry?Command=Information_PrintForum&amp;iPage=100#FORUM36438"><text:span text:style-name="T2">#</text:span></text:a></text:p>
      <text:p text:style-name="P2">四，智商還是很重要<text:span text:style-name="T3"> <text:line-break/><text:line-break/></text:span>先看一段侯漢廷的自拍，還蠻好笑：<text:span text:style-name="T3"> <text:line-break/><text:line-break/>https://goo.gl/mZQ6yr <text:line-break/><text:line-break/></text:span>羅素始終認為，這個世界的主要問題跟人的智商十分有關；畢竟腦殘者千千萬萬，數都數不清，而腦筋正常的人卻為數極少，一旦來個什麼民主選舉，哪拼得過騙術高超的詐騙集團之操弄所謂廣大選民？<text:span text:style-name="T3"> <text:line-break/><text:line-break/></text:span>尼采說，<text:span text:style-name="T3">"</text:span>政客把人打成兩類，一類是敵人，一類就是他的工具。<text:span text:style-name="T3">" </text:span>尼采很看不起烏合之眾，畢竟成為工具者恰恰就是這一大票不管是意志或智能都極其脆弱的腦殘者。尼采對烏合之眾有個十分意象的描述，他說他們就像被設定的時鐘那樣，很乖地滴滴答答響。<text:span text:style-name="T3"> <text:line-break/><text:line-break/></text:span>不過，我想侯漢廷說錯了，他在影片中說這些綠營立委們腦殘。這真的是構成嚴重毀謗，絕非事實。這些人渣政客以及底下一大票御用文人走狗爪牙怎麼會腦殘？人家智商可高了，超會瞎掰，要不然怎麼混吃混喝？<text:span text:style-name="T3"><text:line-break/><text:line-break/></text:span>真正腦殘者是基層的那些搖旗吶喊的群眾，比如所謂覺青，覺醒青年的簡稱，比如一些對顏色忠誠得像一種宗教信徒的善男信女們。<text:span text:style-name="T3"> <text:line-break/><text:line-break/></text:span>昨天才剛留言不久，馬上就漏氣了。我昨天寫說，我不相信世界上會有人白痴到這種地步，會真的去相信人渣黨的那樣一些無中生有的低能腦殘指控。但文章才剛貼完，我就偷聽到護士和另一名員工之間的對話：<text:span text:style-name="T3"> <text:line-break/><text:line-break/></text:span>某員工：<text:span text:style-name="T3">"</text:span>這種人<text:span text:style-name="T3">(</text:span>指管中閔<text:span text:style-name="T3">)</text:span>怎麼當校長？上樑不正下樑歪，難怪現在的學生素質越來越差。<text:span text:style-name="T3">" <text:line-break/><text:line-break/></text:span>護士：<text:span text:style-name="T3">"</text:span>對啊。國民黨每次就只會用奧步<text:span text:style-name="T3">(</text:span>台語耍賤招之意<text:span text:style-name="T3">)</text:span>，連選個校長也要搞政治，難怪學生和其他教授大家都站出來抗議。<text:span text:style-name="T3">" <text:line-break/><text:line-break/></text:span>精采對話連篇，字字誅雞，大意如此。我在一旁聽了，雖不是很意外，但多多少少還是覺得很不可思議，真不敢相信我的耳朵，讓我有一種<text:span text:style-name="T3"><text:s/>"</text:span>理性溝通已經到了盡頭<text:span text:style-name="T3">" </text:span>的絕望感。如果哪一天，<text:span text:style-name="T3">BI(Biologically-Artificial Intelligence)</text:span>進化成功，可以透過某種<text:span text:style-name="T3">AI</text:span>程式植入人體基因，使<text:span text:style-name="T3">IQ</text:span>瞬間提升一倍，也許乾淨良善的政治才有希望，政治騙子與歹徒才會絕跡。<text:span text:style-name="T3"> <text:line-break/><text:line-break/></text:span>羅素說，這世界的問題根源就在於，聰明人總是想很多，猶豫不決，而腦殘者卻很果決，想都不用想。<text:span text:style-name="T3"> <text:line-break/><text:line-break/></text:span>每次想到羅素的這些話，我就會想到時鐘，依設定滴答滴答響，要它什麼時候鈴聲大作，它就會什麼時候鈴聲大作，非常乖。<text:span text:style-name="T3"> <text:line-break/><text:line-break/></text:span>底下有三篇報導，第一篇請務必看圖，看看這些學生<text:span text:style-name="T3"><text:s/>"</text:span>代表<text:span text:style-name="T3">" </text:span>的樣子<text:span text:style-name="T3"><text:s/>(</text:span>不知道他們究竟是憑什麼代表了誰？<text:span text:style-name="T3">)</text:span>。畢竟很多時候文字難以傳達某種感覺，你只能用看的，也許才能體會某種微妙與傳神。<text:span text:style-name="T3"> <text:line-break/><text:line-break/>https://goo.gl/zzHouu <text:line-break/><text:line-break/></text:span>另外，不妨也看看綠色媒體的報導，厲害吧？！什麼<text:span text:style-name="T3"><text:s/>"</text:span>爭議連環爆<text:span text:style-name="T3">"</text:span>，<text:span text:style-name="T3">"</text:span>飽受各界質疑<text:span text:style-name="T3">"</text:span>，無中生有的事居然也能講得像真的一樣。電視上的綠色名嘴當然講得又更聳動了。台灣就是這樣，只要媒體想炒作，沒有炒不起來的事。<text:span text:style-name="T3"> <text:line-break/><text:line-break/></text:span>我說得沒錯吧，你看，接下來肯定又會有更多<text:span text:style-name="T3"><text:s/>"</text:span>熱愛民主自由<text:span text:style-name="T3">" </text:span>的教授學者與各界人士們陸續要出場了。只要御用文人們隨便放兩個屁，馬上又是一場可歌可泣的民主革命！人渣黨的厲害，絕不是一般人能體會其萬分之一。<text:span text:style-name="T3"> <text:line-break/><text:line-break/></text:span>抹黑還不夠，現在改成抹紅，管中閔居然變成通匪、接受中資的代表人了。依據國安法，建議馬上拖去槍斃。<text:span text:style-name="T3"> <text:line-break/><text:line-break/></text:span>抹黑抹紅還不夠，還扯上什麼反高等教育商品化、反資本主義呢。我真是服了背後這些綠色學者們，真是超會瞎掰。還有，原來大學校長應該由學生選出才是真民主！這都還不夠厲害，你看第三張照片：<text:span text:style-name="T3">"</text:span>思想獨立<text:span text:style-name="T3">"</text:span>！真不可思議。<text:span text:style-name="T3"> <text:line-break/><text:line-break/></text:span>黨外時，這樣的學生往往有個稱號叫做<text:span text:style-name="T3"><text:s/>"</text:span>忠黨愛國學生<text:span text:style-name="T3">"</text:span>。說來你一定不會相信，<text:span text:style-name="T3">"</text:span>思想獨立<text:span text:style-name="T3">" </text:span>或<text:span text:style-name="T3"><text:s/>"</text:span>思考獨立<text:span text:style-name="T3">" </text:span>恰恰也是那個年代忠黨愛國學生們以及背後一大堆黨國御用文人最喜歡掛在嘴巴上的一個流行辭彙。<text:span text:style-name="T3"> <text:line-break/><text:line-break/></text:span>當然，人渣黨操弄媒體、愚化人心之厲害，絕不是一百個舊黨國可以比擬。你能不能想像倘若讓人渣黨<text:span text:style-name="T3"><text:s/>"</text:span>執政<text:span text:style-name="T3">" </text:span>比方說<text:span text:style-name="T3">10</text:span>年或<text:span text:style-name="T3">20</text:span>年，台灣將會變成什麼樣的德性？<text:span text:style-name="T3"> <text:line-break/><text:line-break/></text:span>陳真<text:span text:style-name="T3"><text:s/>2018. 01. 31. <text:line-break/><text:line-break/>======================= <text:line-break/></text:span>反對聘任管中閔為台大校長，反高教中資化連線<text:span text:style-name="T3">:</text:span>大學自治不是給爺們來收割的<text:span text:style-name="T3"> <text:line-break/><text:line-break/></text:span>風傳媒<text:span text:style-name="T3"> <text:line-break/><text:line-break/></text:span>焦家卉<text:span text:style-name="T3"><text:s/>2018-01-29 <text:line-break/><text:line-break/></text:span>反高教中資化陣線於台大校門口抗議。（盧逸峰攝）<text:span text:style-name="T3"> <text:line-break/><text:line-break/></text:span>台大校長遴選風波越演越烈！台大、政大、清大、成大、東海、高醫學生為此共組「反對高教中資化陣線」，於今（<text:span text:style-name="T3">29</text:span>）日在台大校門口抗議，怒吼「大學自治不是給爺們來收割的」！學生們表示尚未釐清相關遴選程序、充分揭露遴選資訊前，他們反對聘任管中閔為台大校長。<text:span text:style-name="T3"> <text:line-break/><text:line-break/></text:span>校長當選人管中閔被質疑在遴選過程中，未主動揭露自身兼任台哥大獨董身分，而台哥大副董蔡明興擔任台大校長遴選委員，被外界認為涉及未利益迴避。「反對高教中資化陣線」認為，大學自治與學術自由是為了思想獨立，反對高教可能中資化。<text:span text:style-name="T3"> <text:line-break/><text:line-break/></text:span>台大張姓學生代表指出，現行制度選出管中閔是必然的結果，因為法規不健全過程又不透明。他認為大學自治背後的民主性應重新被確定，例如台大校長<text:span text:style-name="T3">20</text:span>位遴選委員，卻只有<text:span text:style-name="T3">1</text:span>位學生代表，學生意見該如何與其他遴委相抗衡？<text:span text:style-name="T3"> <text:line-break/><text:line-break/></text:span>張姓學生代表認為，蔡明興與管中閔兩人之間明顯有利益問題，法規究竟出了甚麼問題？他表示政治勢力在校園內是不可避免的事，但最重要的是使法規健全，才不會在空白處因人設事。<text:span text:style-name="T3"> <text:line-break/><text:line-break/></text:span>張姓學生代表表示，台大學生自治系統、教育部、立院教育委員會都應該好好出來面對問題。而遴委會選出管中閔擔任校長的意義，代表高教的市場化和資本化，但台大學生仍會好好注意並監督管中閔對台大造成的影響。<text:span text:style-name="T3"> <text:line-break/><text:line-break/></text:span>學生郭潤庭則質疑，大學校長遴選的行政程序，不僅沒有達到民主化之法定的最低門檻，大學自治與自主也未確實執行。他認為新一波高教的私有化、市場化、法人化，又逢中國因素夾雜高額資本財團，意圖入侵台灣高等教育。因此，學生們要求尚未釐清、揭露遴選程序前，反對聘任管中閔為台大校長。<text:span text:style-name="T3"> <text:line-break/><text:line-break/>================== <text:line-break/></text:span>台大教授發起連署<text:span text:style-name="T3"><text:s/></text:span>籲管中閔暫緩上任<text:span text:style-name="T3"> <text:line-break/><text:line-break/></text:span>民視新聞網<text:span text:style-name="T3"> <text:line-break/><text:line-break/>2018</text:span>年<text:span text:style-name="T3">1</text:span>月<text:span text:style-name="T3">29</text:span>日<text:span text:style-name="T3"> <text:line-break/><text:line-break/></text:span>台大新任校長管中閔爭議不斷，先是傳出和遴選委員蔡明興沒有利益迴避，引發外界質疑；接著又爆出管中閔論文涉嫌抄襲，而台大內部也發起新連署，部分教授認為管中閔爭議太多，但校方至今為止都偏袒管中閔，他們訴求希望以校務會議來解決校長遴選的爭議。<text:span text:style-name="T3"> <text:line-break/><text:line-break/></text:span>台大新任校長管中閔還沒上任，爭議接踵而來，台大校園發起新連署，要求校方在完全釋疑前，最好先暫緩校長上任，否則不利台大聲譽。<text:span text:style-name="T3"> <text:line-break/><text:line-break/></text:span>台大歷史系教授陳翠蓮指出，「主要的爭議焦點是候選人的誠信問題，因為在遴選過程裡面，沒有揭露重大資訊，那現在校方等於說有點偏袒特定候選人。」<text:span text:style-name="T3"> <text:line-break/><text:line-break/></text:span>不少台大教授聯署，認為管中閔有問題，但學校說法明顯偏袒，不只認為管中閔的獨董身份不影響遴選結果，還替他的論文抄襲背書，認為研討會論文並非正式論文。<text:span text:style-name="T3"> <text:line-break/><text:line-break/></text:span>陳翠蓮表示，「大家對校長的操守，或是誠信問題有質疑的時候，在這樣混亂的情況下，就由爭議性的校長來上任，我想對學校是個很大的傷害，就是我們呼籲的由校務會議來處理。」，因此多名教授連署希望召開校務會議解決爭議。<text:span text:style-name="T3"> <text:line-break/><text:line-break/></text:span>事實上，管中閔選上校長以來，爭議連環爆，先是他擔任台灣大哥大獨立董事，恰巧遴選委員蔡明興是台哥大的副董事長，雙方沒有利益迴避引發質疑；後又爆出管中閔論文涉嫌抄襲，讓民進黨團提出「暫緩聘任」的主決議案外，連教育部也三度發函調查，最後民進黨因為怕引發政治力伸入校園的爭議，所以撤案。<text:span text:style-name="T3"> <text:line-break/><text:line-break/></text:span>同時間管中閔臉書最新文章四個大字「澹然冷靜」，看似心情淡定，但<text:span text:style-name="T3">2</text:span>月<text:span text:style-name="T3">1</text:span>日就要接任台大新校長，還有沒有變數，外界吵得火熱，管中閔心中肯定也五味雜陳。<text:span text:style-name="T3"> <text:line-break/><text:line-break/></text:span>（民視新聞／綜合報導）<text:span text:style-name="T3"> <text:line-break/><text:line-break/>======================== <text:line-break/>16</text:span>小時已<text:span text:style-name="T3">450</text:span>人挺召開臨時校務會議<text:span text:style-name="T3"><text:s/></text:span>鄭欽仁等學者連署<text:span text:style-name="T3"> <text:line-break/><text:line-break/></text:span>新頭殼<text:span text:style-name="T3">newtalk &amp;;#124; </text:span>張嘉哲<text:span text:style-name="T3"><text:s/></text:span>綜合報導<text:span text:style-name="T3"> <text:line-break/><text:line-break/>2018.01.29 <text:line-break/><text:line-break/></text:span>台大校長從<text:span text:style-name="T3">5</text:span>號由遴選委員會公布以來，管中閔先是以沒有利益迴避爭議，又爆疑似論文抄襲，但後續遴選委員會的處理更是飽受社會各界質疑。<text:span text:style-name="T3"> <text:line-break/><text:line-break/></text:span>台大歷史系教授陳翠蓮在臉書分享連署活動「貫徹大學自主，自己的學校自己救」，訴求應召開校務會議處理管中閔的事情，目前該連署人數已達上百人，包括同為台大歷史系教授的周婉窈、台大名譽教授鄭欽仁、大學土木工程系水利組榮譽教授蔡丁貴、資深媒體人馮賢賢、蔡玉貞、新聞學者彭文正、中華民國無任所大使范雲、台大法律系陳昭如、台大經濟系鄭秀玲、楊逵的長孫女楊翠、作家胡慧鈴、李永熾教授等各方人士都已跟進參加連署。</text:p>
      <text:p text:style-name="P1"><text:span text:style-name="T1">陳真</text:span><text:s/>  |  2018.01.30 20:38   |   <text:a xlink:type="simple" xlink:href="http://palinfo.habago.org/Entry?Command=Information_PrintForum&amp;iPage=100#FORUM36437"><text:span text:style-name="T2">#</text:span></text:a></text:p>
      <text:p text:style-name="P3">三，民主騙局<text:span text:style-name="T3"> <text:line-break/><text:line-break/></text:span>我講這些，跟所謂大學自不自治一點關係都沒有。所謂自治，只是形式，骨子裏一樣都只是反映當下的政治權力結構與體制。特別是公立學校，一舉一動都受到無數規範，醫院也一樣，能自治個什麼東西來？當然，這並不表示我反對所謂大學自治，我只是說這不是一種價值，就如同所謂民主選舉不是一種什麼神聖價值一樣。<text:span text:style-name="T3"> <text:line-break/><text:line-break/></text:span>至於人渣黨的想法是這樣：在野時，就把所有職位全都說成必須要選舉產生才行，否則就是獨裁<text:span text:style-name="T3"><text:s/>(</text:span>美國<text:span text:style-name="T3">CIA</text:span>和黎智英等人在香港搞的什麼雨傘運動的基本說詞就是這樣<text:span text:style-name="T3"><text:s/>)</text:span>。一旦自己掌大權，就把過去已經透過選舉產生的各種職位統統改為官派，以便酬庸，<text:span text:style-name="T3"><text:s/></text:span>有錢大家一起撈，以便卡位，好讓雞犬爪牙也都能昇天，以便擁有更多權力來掠奪更多權力與利益，然後說這就是改革，就是進步。因此你看，擁有幾千億資產的水利會毫不羞赧地硬是改成官派；過去捧為神聖無比的民主價值之各種地方選舉，居然也要改成官派，然後說這就是進步，就是民主深化與改革。<text:span text:style-name="T3"> <text:line-break/><text:line-break/></text:span>這個人渣黨及其一大票文人走狗，真是什麼話都敢講，不管怎麼做都能說得冠冕堂皇。反之，對手不管怎麼做，一概都是反民主反改革反進步。<text:span text:style-name="T3"> <text:line-break/><text:line-break/></text:span>不但樣樣都要搞官派，而且，現有的職位不夠吃，就隨時任意成立無數的黑機關，巧立名目設立無數的職位，藉以撈錢卡位與酬庸。這個社會，就是被這樣一群政治歹徒給掏空；吃相之難看，非常不可思議，全然無法無天；吸乾眾人的血汗錢，葬送一整個台灣社會的長遠未來。<text:span text:style-name="T3"> <text:line-break/><text:line-break/></text:span>人渣黨面對黨外的敵人之凶殘卑劣不用說了，即便是面對黨內同志，倘若利益有所衝突，照樣也是什麼醜事都幹得出來。比方說綠油油至少三十年的台南，只要誰被人渣黨提名，就等於當選，因此，面對巨大利益與權力，人渣黨內部鬥得很厲害。<text:span text:style-name="T3"> <text:line-break/><text:line-break/></text:span>前一陣子，賴啥小的政治傳人顏什麼左的，不是指控黨內對手黃偉哲說他是小偷嗎？說他還沒當上市長就敢偷東西，萬一當上市長還得了。可是，黃偉哲偷了啥東西呢？顏什麼左的說他在某個剪綵會上偷了另一名人渣黨政客的什麼手套之類，最近更指控他順手牽羊，偷拿別人去超商買的一袋咖啡。黃什麼哲的應該沒有這麼窮吧，偷拿別人的手套幹啥呢？想喝咖啡，他會買不起嗎？連這麼荒唐的抹黑，居然也能義正辭嚴地提出指控。<text:span text:style-name="T3"> <text:line-break/><text:line-break/></text:span>這個黨的整個文化就是這樣，長年以來透過抹黑造謠與詐騙取得權力獲得暴利之後，食髓知味，相信只要憑著這一套騙術與抹黑，就能繼續財源滾滾，大權在握，而台灣社會也確實證明了這一套齷齪醜陋的政治詐術之有效性。選舉又快到了，各種怪事鳥事醜事肯定又會一一出籠。<text:span text:style-name="T3"> <text:line-break/><text:line-break/></text:span>當世界大多數國家飛速往前進展時，台灣卻深陷在這一套民主騙局中足足二、三十年，整個社會在各方面不斷迅速倒退與沉淪，而這一切後果，居然就是當初李遠哲所說的選擇民進黨就是<text:span text:style-name="T3"><text:s/>"</text:span>向上提升<text:span text:style-name="T3">"</text:span>。<text:span text:style-name="T3">18</text:span>年前，也就是<text:span text:style-name="T3">2000</text:span>年，阿扁在李遠哲的協助下當上所謂總統。當時我寫文章說這些全是騙局，我說阿扁壞透了，壞到徹底，當時幾乎連一個相信我的人也沒有，大家都把阿扁和李遠哲捧得很崇高，甚至很神聖，很偉大。現在你們還這樣認為嗎？<text:span text:style-name="T3"> <text:line-break/><text:line-break/></text:span>我並不是要誇耀我的遠見，更不是說我的預言或預見必然絕對正確無誤，而是說：在語言和知識面前，我是極端保守的。我不是一個現買現賣的人，也從不信口開河，一個東西，倘若我沒有充份把握，絕不敢說上一句。很多華人有膨風的習性，信口開河，道聽途說，知一說百，聞一說萬。但我始終相信，如果你不是懂得千或百，你很難真正說出一。<text:span text:style-name="T3"> <text:line-break/><text:line-break/></text:span>因此，我說的一些話，也許在你當下聽來覺得難以茍同，但你至少應該相信：一個知百說一的人講的話，基本上是有一點參考價值的；特別是當他忙到連睡覺吃飯都經常沒時間，卻還願意硬是挖出時間來寫這樣一些只會給自己惹來痛苦災禍而不會有一絲利益的東西時，也許參考價值就更高了。</text:p>
      <text:p text:style-name="P1"><text:span text:style-name="T1">陳真</text:span><text:s/>  |  2018.01.30 17:52   |   <text:a xlink:type="simple" xlink:href="http://palinfo.habago.org/Entry?Command=Information_PrintForum&amp;iPage=100#FORUM36436"><text:span text:style-name="T2">#</text:span></text:a></text:p>
      <text:p text:style-name="P2">二，極其罕見的低能病態社會<text:span text:style-name="T3"> <text:line-break/><text:line-break/></text:span>你能不能想像？比方說在英國或歐美等國，幾個小癟三之類的人渣政客，代表他們的黨，召開記者會，用一種很低能腦殘到極點的理由來抹黑比方說劍橋大學的校長當選人，說他抄襲，說他的研究成果被學生引用了，所以這就是抄襲學生的原創，講一些腦子進水的怪話。<text:span text:style-name="T3"> <text:line-break/><text:line-break/></text:span>然後，大批媒體拼命報導，佔據所有新聞版面，斗大標題寫著：<text:span text:style-name="T3">"</text:span>劍橋大學校長涉嫌抄襲<text:span text:style-name="T3">"</text:span>。然後，國家的最高教育主管機關也趕緊跳出來<text:span text:style-name="T3">GGYY</text:span>，配合這個黨，講一堆鳥話，企圖阻止該位當選人的就任。然後，這個黨更是在所謂國會裏提案，不但企圖阻止非我族類者當選，更揚言要砍掉該校的預算。<text:span text:style-name="T3"> <text:line-break/><text:line-break/></text:span>不可能吧。再怎麼爛的一個社會，都不至於荒唐低能到這種地步，但是台灣偏偏就是這樣一種低能敗德到全然難以想像的社會；一個黨，居然連一所大學也想把它整個收歸黨有。更不可思議的是，居然使用那樣一些腦殘到難以置信的什麼抄襲理由來抹黑。<text:span text:style-name="T3"> <text:line-break/><text:line-break/></text:span>就算要不知羞恥地惡搞，就算真的餓到連大學也要吃，也該找一些像樣的理由啊，怎麼會蠢到這種地步呢？學生引用老師的研究成果寫文章，然後這些研究成果就會變成學生的原創？老師反而變成抄襲？這個人渣黨難道是真以為台灣人全是白癡？<text:span text:style-name="T3"><text:s/></text:span>餓也不能餓成這樣啊，基本吃相也要顧好啊。<text:span text:style-name="T3"> <text:line-break/><text:line-break/></text:span>我當然不會相信天底下會有人真的白癡到這種地步，我不相信天底下會有人真的相信這樣一種低能<text:span text:style-name="T3"><text:s/>"</text:span>指控<text:span text:style-name="T3">"</text:span>，除非他<text:span text:style-name="T3">"</text:span>故意<text:span text:style-name="T3">" </text:span>要<text:span text:style-name="T3"><text:s/>"</text:span>相信<text:span text:style-name="T3">"</text:span>。但是，台灣偏偏就是這樣一種社會。藍營支持者沒有這個問題，但綠營及其支持者長年以來就是相信這一套，只要是異己，只要非我族類，就會想盡一切手段來抹黑對方。罪名是真或假，對於綠色生物來說根本不重要，重要的是只要能傷害對方就是對的，就是英雄，就是<text:span text:style-name="T3"><text:s/>"</text:span>咱台灣人的大勝利<text:span text:style-name="T3">"</text:span>。我所認識的幾乎每個親綠人士都是這樣的人，是非善惡對於他們來說，似乎純粹只是一種鬥爭工具而不具有任何內在價值。<text:span text:style-name="T3"> <text:line-break/><text:line-break/></text:span>但我要講的並不僅僅是這些。在台灣這樣一個社會中，真正讓我始終感到很不可思議的是：這麼低能、敗德的一群人渣政客，用這麼低能荒唐笑死人的抹黑理由來抹黑人，居然整個媒體以及整個台灣社會卻真的把它當成一種彷彿具有爭議的事件。但它根本連<text:span text:style-name="T3"><text:s/>"</text:span>事件<text:span text:style-name="T3">" </text:span>都稱不上，它只是一個貪得無饜無惡不作的人渣黨的一種根本無中生有的低能抹黑。在一個具有正常人性的社會中，要是真有這樣一些人渣政客指控這樣一些笑死人的罪名，根本沒有人會去理會他們，大家一定會覺得這個黨以及這些人渣是不是腦子進水了？<text:span text:style-name="T3"> <text:line-break/><text:line-break/></text:span>但在台灣卻不然，別說大學校長，就算是諾貝爾獎得主也一樣，只要幾個小癟三小混混之類的民代出來開個什麼記者會，講一些荒唐可笑的無恥鳥話，台灣的報紙照樣會用斗大標題寫著：<text:span text:style-name="T3">"</text:span>某某某諾貝爾得獎主原來是抄襲學生！！<text:span text:style-name="T3">" </text:span>照樣能搞成整個社會的關注焦點，照樣能把對方給抹黑得一塌糊塗。<text:span text:style-name="T3"> <text:line-break/><text:line-break/></text:span>聽懂我的意思嗎？像這樣一種笑死人的無聊低能骯髒事，在任何一個正常社會絕不可能發生，就算發生了也絕不可能獲得媒體與眾人的任何一絲絲關注，因為實在太低能太無恥太無聊了。但是在台灣，我們卻每天活在這樣一個完完全全背離基本常態的社會，完完全全被媒體所操控，由政客及其走狗來決定哪些人哪些事哪些話應該無限放大其影響力，哪些人哪些事哪些話則應該盡全力消音，使之根本不為人所聽聞。於是，無聊低能的醜陋鳥事，成為我們的一切生活重心，耗盡眾人所有心力，但是那些真正影響重大的人與事，卻彷彿離這個社會億萬光年之遙而根本不值得理會。<text:span text:style-name="T3"> <text:line-break/><text:line-break/></text:span>我並不是要把罪責推向人渣歹徒及其一大票走狗文人，我倒是覺得問題是出在人民的普遍素質。一個社會，其成員普遍素質低落，你如何可能期待歹徒騙子與人渣不會傾巢而出？畢竟這樣一些人渣，這樣一個人渣黨，就是人民所奉為神明給抬舉出來的。讓人騙一次叫忠厚，騙兩次叫單純，騙三次算是涉世未深，倘若一連<text:span text:style-name="T3">20</text:span>幾年大大小小的事一共騙了五千多次，你是不是會懷疑被騙的人若不是智能有問題，就是基本道德感有問題。<text:span text:style-name="T3"> <text:line-break/><text:line-break/></text:span>若要說抄襲，那位指控者之一，人渣黨的立委叫張廖什麼堅的，據說是東海還是東吳大學<text:span text:style-name="T3">(</text:span>？<text:span text:style-name="T3">)</text:span>的在職進修班之類的碩士<text:span text:style-name="T3">(</text:span>？<text:span text:style-name="T3">)</text:span>，有人翻出他的<text:span text:style-name="T3">"</text:span>論文，我看了，那個才是真正意義上的抄襲。說他抄襲還算客氣，那個根本就是剪貼，剪下來貼上去，連<text:span text:style-name="T3"><text:s/>"</text:span>抄<text:span text:style-name="T3">" </text:span>都省了。但是，為了抹黑對方時，這些根本不把知識的嚴肅性當一回事的無恥政客，卻居然說他們非常關心台大校長有沒有抄襲學生的文章。<text:span text:style-name="T3"> <text:line-break/><text:line-break/></text:span>說個題外話，其實我很不願意看到管中閔當台大校長。為什麼呢？因為這是一個正直的好人，一個嚴肅認真的讀書人，擔任台大校長只會減緩變天的速度，何不讓人渣黨派一些人渣去當校長呢？套句柏楊的詞，這叫<text:span text:style-name="T3"><text:s/>"</text:span>砸鍋法<text:span text:style-name="T3">"</text:span>，套句流行用語，這叫<text:span text:style-name="T3"><text:s/>"</text:span>打掉重練<text:span text:style-name="T3">"</text:span>，有些東西既然已經爛到沒法縫縫補補，何不乾脆就讓它爛個徹底，好求個重生機會。題外話。</text:p>
      <text:p text:style-name="P1"><text:span text:style-name="T1">陳真</text:span><text:s/>  |  2018.01.29 20:39   |   <text:a xlink:type="simple" xlink:href="http://palinfo.habago.org/Entry?Command=Information_PrintForum&amp;iPage=100#FORUM36435"><text:span text:style-name="T2">#</text:span></text:a></text:p>
      <text:p text:style-name="P3">許成章晚年，年紀大了，記性差，問過的話常會再問一遍。有幾回，在課堂上及私下，他問說：<text:span text:style-name="T3">"</text:span>什麼是幽默？<text:span text:style-name="T3">" </text:span>不待我回答，他就先講自己的答案了，他說有句台灣俗語是這麼說的：<text:span text:style-name="T3">"</text:span>幽默是樂觀主義的皮，包厭世觀的愛<text:span text:style-name="T3">"</text:span>。<text:span text:style-name="T3"> <text:line-break/><text:line-break/></text:span>我猜他可能是很喜歡這句話吧，所以才會反覆提起。光是好笑是不夠的，是<text:span text:style-name="T3"><text:s/>"</text:span>厭世<text:span text:style-name="T3">" </text:span>般的愛給了<text:span text:style-name="T3"><text:s/>"</text:span>好笑<text:span text:style-name="T3">" </text:span>一種深度；表面上樂觀愉悅，骨子裏卻因愛成傷，憂傷莫名。周星馳要是個快樂無憂、跟世界水乳交融的健康寶寶，我看就不會那麼好笑了。<text:span text:style-name="T3"> <text:line-break/><text:line-break/></text:span>維根斯坦說，幽默不是一種行為，而是一種態度。我倒是常覺得，何止態度，幽默簡直就像一種身世，見證一個人從何而來，去向何方。<text:span text:style-name="T3"> <text:line-break/><text:line-break/></text:span>與其說厭世，不如說厭自己，像我就厭個很徹底，比方說，我不敢從錄音帶聽見自己的聲音，實在有夠變態而難聽，更不敢聽見自己講話的內容，不知道為什麼，就覺得真是有夠蠢的，即便我知道內容並無太大問題，但<text:span text:style-name="T3"><text:s/>"</text:span>蠢到爆<text:span text:style-name="T3">" </text:span>的自我厭惡感卻始終揮之不去；要是還進一步看見自己的蠢樣，可能會嚇到吐吧。<text:span text:style-name="T3"> <text:line-break/><text:line-break/></text:span>文字也好不了多少，留言板上塗塗鴉比較無所謂，自己寫在筆記本裏自己看也無所謂，但若是印刷出來，有模有樣地登在報章雜誌或期刊之類的東西上，我就受不了了，根本連看都不敢看一眼。幾年前還有在報上寫東西時也一樣，買來報紙，我都會閉著眼睛迅速跳過登出自己文章的那一頁，眼不見為淨。<text:span text:style-name="T3"> <text:line-break/><text:line-break/></text:span>這說不定是一種精神病，只是還沒被<text:span text:style-name="T3"><text:s/>"</text:span>疾病化<text:span text:style-name="T3">" </text:span>列成一種正式診斷。我猜它可能和憂鬱有點生物學上的關係。也許也因為這樣，出於同病相憐，讓我對維根斯坦一見鍾情。我把這樣一種心態或態度稱為<text:span text:style-name="T3"><text:s/>"</text:span>自廢武功<text:span text:style-name="T3">"</text:span>，或者說<text:span text:style-name="T3"><text:s/>"</text:span>自暴自棄<text:span text:style-name="T3">" </text:span>也許更貼切，用英文來說就是<text:span text:style-name="T3"><text:s/>self revocation</text:span>，甚至用這樣一種也許帶有一點<text:span text:style-name="T3"><text:s/>"</text:span>否定神學<text:span text:style-name="T3">" </text:span>的精神來理解維根斯坦與齊克果的思想。<text:span text:style-name="T3"> <text:line-break/><text:line-break/></text:span>同樣地，我喜歡北島，喜歡<text:span text:style-name="T3">R.M. Rilke</text:span>，但這幾年來，我喜歡<text:span text:style-name="T3">Friedrich Holderlin </text:span>卻遠遠勝過其他所有詩人。我在那些我非常非常非常喜歡的人身上似乎總是能找到這樣一種病，只是症狀表現方式不同，但基因是一樣的，比方說沈從文，比方說<text:span text:style-name="T3">J.D.Salinger</text:span>。也許厭世者在遠離自己與世界的過程中，才能找到一條回家的路。<text:span text:style-name="T3"> <text:line-break/><text:line-break/></text:span>不過，有病沒病是學不來的；很多一般人都能輕易做到的事不是我不做，而是根本做不到；基因決定了命運，該在天上飛的天上飛，該在地上爬的地上爬，各有歸屬。當然，要是可以有所選擇，任誰也不想生病。<text:span text:style-name="T3"><text:line-break/><text:line-break/></text:span>我不是說厭世等於幽默，而是說，科學勇猛向前，無此困擾，但人文世界卻往往惆悵滿懷柔腸寸斷的，即便是個喜劇天才，恐怕也是因為某種或許因愛而起的悲觀與厭世，從而跟現實世界拉開一個距離，給所謂<text:span text:style-name="T3"><text:s/>"</text:span>好笑<text:span text:style-name="T3">" </text:span>產生一種可悲的深度。<text:span text:style-name="T3"> </text:span></text:p>
      <text:p text:style-name="P1"><text:span text:style-name="T1">隆誌</text:span><text:s/>  |  2018.01.29 18:29   |   <text:a xlink:type="simple" xlink:href="http://palinfo.habago.org/Entry?Command=Information_PrintForum&amp;iPage=100#FORUM36434"><text:span text:style-name="T2">#</text:span></text:a></text:p>
      <text:p text:style-name="P2">最近的紛紛擾擾，讓我體悟到「大陸的問題一堆，政府和民眾選擇面對且直接解決。台灣的問題也一堆，綠色政府和民眾選擇擦脂抹粉且自我眼盲」。最常聽到身邊人批評大陸空氣多不好、交通有多糟、容易買到假貨<text:span text:style-name="T3">....</text:span>等等，這些都不是新鮮事。可是對岸的政府和人民選擇正視問題和解決問題，不會特意擦脂抹粉。或許有許多台灣人認為大陸網路管制之類，怎麼可能有言論自由。其實對岸只要不要特意挑起政治對立和無限上綱，對許多問題的討論辛辣程度連台灣的網路言論都很難想像。他們也從來不否認自己的問題很多，可是卻選擇面對和改善。所以很明顯感覺到霧霾日子少了很多，交通也不像以前誇張，服務業也不至於那種晚娘臉。<text:span text:style-name="T3"> <text:line-break/></text:span>台灣這種面對問題的心態，已經丟失許久，甚至變成政治鬥爭的工具。告訴民眾實話的政黨，被唾棄了、被認為不愛台灣<text:span text:style-name="T3">....</text:span>等等。最好笑的是，當初高舉環保、食安和言論自由大旗的政黨，執政之後卻事事甩自己過去的言論巴掌。這個政黨甚至動用寫手和支持者，到處為自己擦脂抹粉。黑手甚至深入校園的可笑行為，卻是當年高喊黨政軍退出校園的政黨所為。當初的運動和街頭健將，現在不少都成了大官和大立委，領著高薪做些自己曾經反對的事情。台灣那個認清現實的美好年代，已經過去了。天天自我催眠著，想著自己如何偉大，想著自己的國家大到必須被所有國家所尊敬。<text:span text:style-name="T3"> <text:line-break/></text:span>認清現實，才是解決問題的第一步。對岸也是從民粹傷害中，學會認清現實，從而有所謂的改革開放。台灣卻逐步從認清現實的態度，退回自我感覺良好。</text:p>
      <text:p text:style-name="P1"><text:span text:style-name="T1">政信</text:span><text:s/>  |  2018.01.29 01:36   |   <text:a xlink:type="simple" xlink:href="http://palinfo.habago.org/Entry?Command=Information_PrintForum&amp;iPage=100#FORUM36433"><text:span text:style-name="T2">#</text:span></text:a></text:p>
      <text:p text:style-name="P3">真的很喜歡周星馳，小時候看他的電影父母都說「他的電影沒什麼水準」，其實我當時就是覺得好笑什麼水不水準的我才不管。<text:span text:style-name="T3"> <text:line-break/><text:line-break/></text:span>後來年紀比較大一點看了不少他的故事跟香港以前那段時間的歷史，才發現其實他的很多笑料是用喜劇在訴說悲劇，旁邊的人看了很好笑，但很多很荒謬的事是實際上發生的，他是用喜劇演員的方式誇張的演出來。<text:span text:style-name="T3"><text:line-break/><text:line-break/></text:span>有一部電影我印象很深刻，是他的「喜劇之王」其實整部戲雖然有不少笑料，但就是一個主角不管怎麼掙扎都失敗挫折的悲劇，但周星馳卻說這是喜劇，讓我想起<text:span text:style-name="T3">chekov</text:span>的「櫻桃園」據<text:span text:style-name="T3">chekov</text:span>本人堅持他這部戲劇是喜劇，但在外人眼裡怎麼看就是悲劇。<text:span text:style-name="T3"> <text:line-break/><text:line-break/></text:span>至今我其實也看不懂為何他堅持是喜劇，但我就純粹以我淺薄的眼光在看他的電影，然後嘗試了解他想表達的意思。</text:p>
      <text:p text:style-name="P4"/>
      <text:p text:style-name="P1"><text:span text:style-name="T1">陳真</text:span><text:s/>  |  2018.01.28 21:57   |   <text:a xlink:type="simple" xlink:href="http://palinfo.habago.org/Entry?Command=Information_PrintForum&amp;iPage=101#FORUM36432"><text:span text:style-name="T2">#</text:span></text:a></text:p>
      <text:p text:style-name="P3">偶像：<text:span text:style-name="T3"> <text:line-break/><text:line-break/>https://goo.gl/x7RCuG <text:line-break/><text:line-break/></text:span>雄州曾霧列，俊采何星馳？繁星眾多，唯其燦爛。如果有一天，這顆星走了，這世界就更寂寞了。</text:p>
      <text:p text:style-name="P1"><text:span text:style-name="T1">陳真</text:span><text:s/>  |  2018.01.28 20:45   |   <text:a xlink:type="simple" xlink:href="http://palinfo.habago.org/Entry?Command=Information_PrintForum&amp;iPage=101#FORUM36431"><text:span text:style-name="T2">#</text:span></text:a></text:p>
      <text:p text:style-name="P2">這位同學不知道多大年紀了？你是當真<text:span text:style-name="T3"><text:s/>"</text:span>單純<text:span text:style-name="T3">"</text:span>，還是<text:span text:style-name="T3">...</text:span>？聽起來像故意混淆視聽。大家真的都這麼<text:span text:style-name="T3"> <text:line-break/>"</text:span>單純<text:span text:style-name="T3">"</text:span>？人渣黨的<text:span text:style-name="T3"><text:s/>"</text:span>腐化<text:span text:style-name="T3">" </text:span>就只是這樣？這跟腐不腐化有啥關係？<text:span text:style-name="T3"> <text:line-break/><text:line-break/></text:span>你應當說，這個人渣黨真是很會演戲，這些錢夠他們塞牙縫嗎？把萬改成億，也就是後面再加四個零還差不多，然後飯後肯定會有續攤的<text:span text:style-name="T3"><text:s/>"</text:span>餘興節目<text:span text:style-name="T3">"</text:span>。酒店、招待所、汽車旅館等等，才是這個人渣黨的<text:span text:style-name="T3"><text:s/>"</text:span>辦公室<text:span text:style-name="T3">"</text:span>。</text:p>
      <text:p text:style-name="P1"><text:span text:style-name="T1">李念淨</text:span><text:s/>  |  2018.01.28 17:13   |   <text:a xlink:type="simple" xlink:href="http://palinfo.habago.org/Entry?Command=Information_PrintForum&amp;iPage=101#FORUM36430"><text:span text:style-name="T2">#</text:span></text:a></text:p>
      <text:p text:style-name="P3">怎麼腐化得那麼快<text:span text:style-name="T3"> <text:line-break/><text:line-break/>https://news.tvbs.com.tw/politics/859945 <text:line-break/><text:line-break/></text:span>民進黨尾牙呷好料　總統捐<text:span text:style-name="T3">3</text:span>萬元現金大獎<text:span text:style-name="T3"> <text:line-break/></text:span>記者<text:span text:style-name="T3"><text:s/></text:span>黎冠志<text:span text:style-name="T3"><text:s/>/ </text:span>攝影<text:span text:style-name="T3"><text:s/></text:span>劉佾樺<text:span text:style-name="T3"><text:s/></text:span>報導<text:span text:style-name="T3"> <text:line-break/>2018/01/27 19:37 <text:line-break/><text:line-break/></text:span>民進黨在<text:span text:style-name="T3">1</text:span>月<text:span text:style-name="T3">31</text:span>日辦尾牙餐宴，要席開<text:span text:style-name="T3">30</text:span>桌犒賞黨工，總統蔡英文也會大方捐出<text:span text:style-name="T3">3</text:span>萬元現金，讓黨工們抽獎抽到手軟，再加上民進黨工的年終獎金，從過去<text:span text:style-name="T3">1</text:span>個月加碼到<text:span text:style-name="T3">1.5</text:span>個月，希望藉此帶動企業加薪；不過另一頭，國民黨尾牙、年終都沒有，執政、在野兩黨呈現兩樣情。<text:span text:style-name="T3"> <text:line-break/><text:line-break/></text:span>民進黨慶年終，總統蔡英文選定一家地中海風格的餐廳，就是為了下禮拜舉辦的尾牙，要讓黨工好過年！不管是閹雞拼盤、極品佛跳牆、松坂腰花等，山珍海味通通有，民進黨尾牙席開約<text:span text:style-name="T3">30</text:span>桌，一桌大約<text:span text:style-name="T3">9000</text:span>元，身為黨主席的蔡英文還大方捐出<text:span text:style-name="T3">3</text:span>萬元現金，秘書長洪耀福也出<text:span text:style-name="T3">2</text:span>萬元，甚至鼓勵黨務主管提供禮品，要讓黨工抽獎抽到手軟。<text:span text:style-name="T3"> <text:line-break/><text:line-break/></text:span>黨工「有呷又有拿」，不只今年起全面加薪<text:span text:style-name="T3">3%</text:span>，年終獎金也從去年的<text:span text:style-name="T3">1</text:span>個月加碼到<text:span text:style-name="T3">1.5</text:span>個月，希望藉此帶動企業照顧勞工。民進黨發言人何孟樺表示，黨主席是希望各個企業能因此跟進，也要慰勞黨工最近的辛苦，尤其是到年底的選舉會更辛苦，才有這樣的調整。<text:span text:style-name="T3"> <text:line-break/><text:line-break/></text:span>總統犒賞自家人，替年底選戰鼓舞士氣，但看在對手眼裡似乎五味雜陳，因為國民黨說這個月黨工薪水沒著落、年終可能沒希望、尾牙也確定不會舉辦。執政、在野政壇冷暖，從尾牙吃得怎麼樣也能見端倪！</text:p>
      <text:p text:style-name="P1"><text:span text:style-name="T1">陳真</text:span><text:s/>  |  2018.01.27 16:27   |   <text:a xlink:type="simple" xlink:href="http://palinfo.habago.org/Entry?Command=Information_PrintForum&amp;iPage=101#FORUM36429"><text:span text:style-name="T2">#</text:span></text:a></text:p>
      <text:p text:style-name="P5">Oh! No!<text:span text:style-name="T1">我太沒內涵了！更正：</text:span> <text:line-break/><text:line-break/><text:span text:style-name="T1">應該是這一則才是更重要的今日焦點新聞：</text:span> <text:line-break/><text:line-break/>https://goo.gl/MAkg1P (<text:span text:style-name="T1">記得看影片哦，才能進一步深入了解新聞重點</text:span>) <text:line-break/><text:line-break/>https://goo.gl/jhM3U6</text:p>
      <text:p text:style-name="P1"><text:span text:style-name="T1">陳真</text:span><text:s/>  |  2018.01.27 16:22   |   <text:a xlink:type="simple" xlink:href="http://palinfo.habago.org/Entry?Command=Information_PrintForum&amp;iPage=101#FORUM36428"><text:span text:style-name="T2">#</text:span></text:a></text:p>
      <text:p text:style-name="P6"><text:span text:style-name="T1">它媽的這肯定是今天的頭條焦點新聞了：</text:span> <text:line-break/><text:line-break/>https://goo.gl/Zp9GTz</text:p>
      <text:p text:style-name="P1"><text:span text:style-name="T1">陳真</text:span><text:s/>  |  2018.01.27 16:05   |   <text:a xlink:type="simple" xlink:href="http://palinfo.habago.org/Entry?Command=Information_PrintForum&amp;iPage=101#FORUM36427"><text:span text:style-name="T2">#</text:span></text:a></text:p>
      <text:p text:style-name="P2"><text:span text:style-name="T3">(</text:span>續<text:span text:style-name="T3">) <text:line-break/><text:line-break/></text:span>習近平說，<text:span text:style-name="T3">"</text:span>打鐵還須自身硬<text:span text:style-name="T3">"</text:span>。這話挺有道理，你若不比鐵還硬，打得了鐵嗎？硬有兩方面，一是道德上要乾淨，這點不用說了，倘若你自己也扯爛污，怎麼還好意思說別人？另一個硬就是奉公守法，但這往往有困難，因為在台灣，法規往往是整人用的。<text:span text:style-name="T3"> <text:line-break/><text:line-break/></text:span>台灣的法規絕非一視同仁，而是看人辦事。只要是自己人或有力人士，看你要怎麼胡作非為都行，法律會自動為你一路亮綠燈；就算是紅燈，你給它闖過去也保證絕不會有事。至於一般人，法規通常也只是參考用。但如果你不是自己人，也不是一般人，那就得好好把法規看清楚。台灣政治圈有句名言，所謂法律就是<text:span text:style-name="T3"><text:s/>"</text:span>備而不用，隨時可用<text:span text:style-name="T3">"</text:span>。平常當裝飾品，僅供參考，可當你膽敢對主流勢力不敬時，法規就會拿出來使用在你身上。<text:span text:style-name="T3"> <text:line-break/><text:line-break/>1987</text:span>年，解除戒嚴之後，國民黨事先弄了個<text:span text:style-name="T3"><text:s/>"</text:span>國安法<text:span text:style-name="T3">"</text:span>，換湯不換藥。但這東西其實備而不用，直到<text:span text:style-name="T3">30</text:span>年後，過去強烈反對國安法的人渣黨，竟然率先大張旗鼓地使用它，拿來對付新黨。<text:span text:style-name="T3"> <text:line-break/><text:line-break/>30</text:span>年前，自立早報創刊，我寫了一篇在當時相當膾炙人口的文章，叫做<text:span text:style-name="T3"><text:s/>"</text:span>校園國安法<text:span text:style-name="T3">"</text:span>，登在創刊的自立早報上，還配有可愛漫畫插圖。國民黨及其御用文人當時很喜歡說，<text:span text:style-name="T3">"</text:span>戒嚴只戒百分之三<text:span text:style-name="T3">"</text:span>，國安法也一樣，只是戒了百分之三的權利而已，意思是說，它並沒有影響一般人的生活，只有陰謀份子才會害怕。在某個意義上，確實如此沒錯，一般人並不會直接受到太多影響。不過，倘若你不是一般人，或者人們認定你不是一般人，那你就慘了，<text:span text:style-name="T3">"</text:span>百分之三<text:span text:style-name="T3">" </text:span>就夠你受的了。<text:span text:style-name="T3"> <text:line-break/><text:line-break/></text:span>當時我常嘲諷說，太監也只是割掉百分之三的身體面積，但這百分之三，割不割卻影響很大。<text:span text:style-name="T3"> <text:line-break/><text:line-break/></text:span>我那篇<text:span text:style-name="T3"><text:s/>"</text:span>校園國安法<text:span text:style-name="T3">" </text:span>就是以高醫的校規做為一個例子來說明所謂法律如何充當整人工具。可惜我手邊已經沒有那份剪報與文章，但我大約還記得內容。各位知道高醫有多少條校規嗎？我數過，有好幾百條，切實數字忘了。各位知道必須退學或記過的校規有多少條嗎？同樣也數不清，至少上百條。各位知道退學或記過的規定有哪些嗎？說出來你一定不會相信，但那是事實。高醫校規規定，比方說，<text:span text:style-name="T3">"</text:span>言語粗鄙<text:span text:style-name="T3">"</text:span>，<text:span text:style-name="T3">"</text:span>精神萎糜<text:span text:style-name="T3">"</text:span>，<text:span text:style-name="T3">"</text:span>未經允許擅自在黑板上寫字<text:span text:style-name="T3">"</text:span>，<text:span text:style-name="T3">"</text:span>穿拖鞋<text:span text:style-name="T3">"</text:span>，<text:span text:style-name="T3">"</text:span>服裝不適當<text:span text:style-name="T3">"</text:span>，<text:span text:style-name="T3">"</text:span>儀容不整<text:span text:style-name="T3">"</text:span>，<text:span text:style-name="T3">"</text:span>對同學缺乏愛心<text:span text:style-name="T3">"</text:span>，<text:span text:style-name="T3">"</text:span>對師長不敬<text:span text:style-name="T3">"</text:span>，<text:span text:style-name="T3">"</text:span>上課不專心<text:span text:style-name="T3">"</text:span>，<text:span text:style-name="T3">"</text:span>見人傾倒在地而訕笑<text:span text:style-name="T3">"...</text:span>等等等等等，全都可以構成記過或退學的理由。<text:span text:style-name="T3"> <text:line-break/><text:line-break/></text:span>像這樣一種校規，我就算連想去遵守它都遵守不來了，它純粹就只是一種<text:span text:style-name="T3"><text:s/>"</text:span>備而不用，隨時可用<text:span text:style-name="T3">" </text:span>的整人工具。<text:span text:style-name="T3"> <text:line-break/><text:line-break/></text:span>同樣是大約<text:span text:style-name="T3">1988</text:span>年吧，我所屬的反國民黨地下學生社團<text:span text:style-name="T3"><text:s/>"</text:span>望春風<text:span text:style-name="T3">" </text:span>在高醫校園內聚眾演講，那應該是台灣第一次有這樣的校園非法集會活動，很敏感，因此引來許多情治人員到場蒐證。我就是在那個<text:span text:style-name="T3"><text:s/>"</text:span>非法集會<text:span text:style-name="T3">" </text:span>上請台下蒐證的特務們<text:span text:style-name="T3"><text:s/>"</text:span>準備好你們的錄影機或錄音機<text:span text:style-name="T3">"</text:span>，我說我將要說出一些心裏話，於是我就說<text:span text:style-name="T3"><text:s/>"</text:span>我主張台獨<text:span text:style-name="T3">"</text:span>，講完之後，種種厄運當然就來了，畢竟那是第一次有學生公開主張台獨；在那個年代，主張台獨是要砍頭的。<text:span text:style-name="T3"> <text:line-break/><text:line-break/></text:span>這次非法集會後，校方高層找我們幾個學生去約談，某位高層<text:span text:style-name="T3"><text:s/>(</text:span>後來好像當上高醫院長<text:span text:style-name="T3">)</text:span>，往桌上丟了一本學生手冊，裏面寫滿校規。他說，<text:span text:style-name="T3">"</text:span>你們違反了哪幾條，你們自己說<text:span text:style-name="T3">"</text:span>。在情治單位的壓力下，高醫校方當時是準備把我們幾個比較核心的同學統統退學，否則我們就得屈服，以後要乖一點。但我跟那位負責前來威脅的教授說，<text:span text:style-name="T3">"</text:span>我做我們該做的，你們儘管去做你們想做的。<text:span text:style-name="T3">" <text:line-break/><text:line-break/></text:span>隔天，記者跑來找我，問我如何面對高醫校方的威脅？我只回答了三個字：<text:span text:style-name="T3">"</text:span>硬碰硬<text:span text:style-name="T3">"</text:span>！隔天報紙登出來說，高醫學生陳真表示將硬碰硬。沒想到，那位高醫的高層又來找我們去講話了，這回不是約在學校辦公室，而是約在校外一家高級咖啡廳。而且，態度也變了，原本囂張傲慢，這回鞠躬哈腰，他是我老師，大我至少二十幾歲，竟然還喊我<text:span text:style-name="T3"><text:s/>"</text:span>陳真兄<text:span text:style-name="T3">"</text:span>，彷彿之前的威脅只是誤會一場，臨走道別時，讓我印象很深的是，他居然恭敬地立正，對我深深鞠了一個大約四十五度的躬。一個教授怎麼會對他自己的學生這樣卑微？我當時心裏還因此有點難過，心想我是不是太強硬太沒禮貌了？<text:span text:style-name="T3"> <text:line-break/><text:line-break/></text:span>前一陣子，我在高醫附近看到他，而且還看到祝賀他獲得醫界什麼貢獻獎的海報四處張貼在高醫牆上。當我兩次在街上看到他時，原本想喊他，後來都沒喊出聲來，只有在騎機車經過他身邊時，悄悄地看了他一眼，在心裏頭給這位其實並非壞蛋的老師問個好。<text:span text:style-name="T3"> <text:line-break/><text:line-break/></text:span>這個例子只是想說說法律或法規這些東西究竟是怎麼一回事。整整三十年過去了，那本笑死人的高醫校規大全，不知道在還在不在？會不會哪天又拿出來使用？如果真要執行那樣的校規，全校學生將無一倖免，畢竟哪個人在校園內不曾<text:span text:style-name="T3"><text:s/>"</text:span>精神萎糜<text:span text:style-name="T3">"</text:span>？哪個人不曾穿拖鞋或涼鞋出門？哪個人敢說自己永遠<text:span text:style-name="T3"><text:s/>"</text:span>服裝適當<text:span text:style-name="T3">"</text:span>、<text:span text:style-name="T3">"</text:span>儀容整齊<text:span text:style-name="T3">"</text:span>？哪個人敢說自己的每一句話每一個文字都很清新高貴而不<text:span text:style-name="T3"><text:s/>"</text:span>粗鄙<text:span text:style-name="T3">"</text:span>？哪個人看到別人或同學<text:span text:style-name="T3"><text:s/>"</text:span>傾倒在地<text:span text:style-name="T3">" </text:span>時絕對保證不會<text:span text:style-name="T3"><text:s/>"</text:span>訕笑<text:span text:style-name="T3">"</text:span>？<text:span text:style-name="T3"> <text:line-break/><text:line-break/></text:span>當法律成為一種整人工具，法律的基本嚴肅性也將蕩來無存而得不到任何尊重，社會也將充滿偷搶拐騙。過去那個威權的舊國民黨整天操弄法律，傷害異己，後來逐件改邪歸正，沒想到人渣黨卻又把這一套操弄手段給發揚光大。所謂欲加之罪，何患無詞？當<text:span text:style-name="T3"><text:s/>"</text:span>詞<text:span text:style-name="T3">" </text:span>用完，沒得發揮時，就開始造謠抹黑，非得把你弄臭不可，在這一點卑鄙手段上，人渣黨顯然是青出於藍，舊國民黨恐怕還遠遠瞠乎其後，難以望其項背。</text:p>
      <text:p text:style-name="P1"><text:span text:style-name="T1">陳真</text:span><text:s/>  |  2018.01.27 14:51   |   <text:a xlink:type="simple" xlink:href="http://palinfo.habago.org/Entry?Command=Information_PrintForum&amp;iPage=101#FORUM36426"><text:span text:style-name="T2">#</text:span></text:a></text:p>
      <text:p text:style-name="P3">謝謝你的指正，但實際上無正可指。不管是教師或醫師都一樣，不管出去幹個什麼活，長期或短期或甚至僅僅只是一次性的活，特別是有收入的，因為是公務員，都得經由校方院方或官方的同意而出任。表面上當然是外面的公司或機構或甚至其它官方單位所邀請，但名義上卻是校方院方或官方主管單位所批准派任，有了這一紙公文才出得了門，幹得了活，公務員是沒有個人兼差自由的，更不用說擔任上市公司的獨董，必然是雙邊機構之間的共同合意行為，而非個人意志。要不然哪來什麼回饋金？金額與任期全是根據機構與機構之間的關係與合約所議定，而非個人行為。<text:span text:style-name="T3"> <text:line-break/><text:line-break/></text:span>我在台大也當過三、四年的公務員，離開之後還持續當了幾年的所謂倫理委員，直到大約<text:span text:style-name="T3">2012-2013</text:span>年，因為實在很想更進一步脫離這個社會，於是才辭掉，包括從此推掉一切必須上台講話的邀約。當我仍然還願意上台講課或演講的那幾年，即便只是出去院外做個什麼演講，往往都還是需要請對方邀請機構來一紙公文給院方<text:span text:style-name="T3"><text:s/>(</text:span>不是給我<text:span text:style-name="T3">)</text:span>，述明活動方式與內容，然後我才會受邀前往。<text:span text:style-name="T3"> <text:line-break/><text:line-break/></text:span>總之，我對這一切公家條文與規定等等等，不敢說倒背如流，但至少一清二楚，瞭若指掌。但我講的這些，其實只是普通常識，一般人理應也該懂。<text:span text:style-name="T3"> <text:line-break/><text:line-break/></text:span>我之所以也許會比一般公務員更懂得這些規定與規範，一部份原因是我之前是考上教育部公費出國留學，無數的規定與行政命令，一般人可以隨便帶過，但我知道在某些當權的人渣眼裏我並不是一般人，那些絕不會對一般人執行的條文與規定，在我身上卻又完全是另一回事了。<text:span text:style-name="T3"> <text:line-break/><text:line-break/></text:span>舉個例，<text:span text:style-name="T3">2007 </text:span>年我剛回台灣，當時仍是民進黨當權，對我百般<text:span text:style-name="T3"><text:s/>"</text:span>呵護<text:span text:style-name="T3">"</text:span>。比方說，有些教育部官員，科長級以上的，晚上九點、十點竟然還在<text:span text:style-name="T3"><text:s/>"</text:span>辦公<text:span text:style-name="T3">"</text:span>，而且是親自針對我一個人<text:span text:style-name="T3"><text:s/>"</text:span>辦公<text:span text:style-name="T3">"</text:span>，整整折騰了一年多；細翻各種條文，好像非得千方百計找到可以整我的方法不可，什麼回國報到手續不完整，六百多萬的留學費用必須全數追回等等，什麼哪一件公文遺失了，要我舉證我曾在哪個時間點向誰報告說我將再度出國等等，否則就是違反了什麼<text:span text:style-name="T3"><text:s/>"</text:span>不得任意出國<text:span text:style-name="T3">" </text:span>的規定等等<text:span text:style-name="T3"><text:s/>(</text:span>還好我向來奉公守法，而且有保存各種文書的習慣<text:span text:style-name="T3">)</text:span>，無數的找碴，<text:span text:style-name="T3">"</text:span>服務<text:span text:style-name="T3">" </text:span>真的非常周到，每天惡言相向，威脅不斷。如此<text:span text:style-name="T3"><text:s/>"</text:span>服務<text:span text:style-name="T3">" </text:span>了一整年，找不到任何問題才罷手。</text:p>
      <text:p text:style-name="P1"><text:span text:style-name="T1">不第客</text:span><text:s/>  |  2018.01.27 11:03   |   <text:a xlink:type="simple" xlink:href="http://palinfo.habago.org/Entry?Command=Information_PrintForum&amp;iPage=101#FORUM36425"><text:span text:style-name="T2">#</text:span></text:a></text:p>
      <text:p text:style-name="P2"><text:span text:style-name="T3">"</text:span>管中閔擔任台灣大哥大獨立董事是台大安排他去當的，代表校方與對方簽約<text:span text:style-name="T3">" <text:line-break/><text:line-break/></text:span>這個是錯誤的<text:span text:style-name="T3">,</text:span>不是台大安排他去<text:span text:style-name="T3">,</text:span>而是台灣大哥大邀請他出任獨董<text:span text:style-name="T3">,</text:span>管爺依國立臺灣大學非兼任行政主管職務之專任教師任職或兼職營利事業機構或團體準則<text:span text:style-name="T3">( http://host.cc.ntu.edu.tw/sec/All_Law/06/06-022.pdf )</text:span>第四條<text:span text:style-name="T3"><text:s/>: <text:line-break/><text:line-break/>[</text:span>依本準則申請至營利事業任職或兼職之教師<text:span text:style-name="T3">,</text:span>應經所屬系<text:span text:style-name="T3">(</text:span>科、所、學位學程、室、中心<text:span text:style-name="T3">)</text:span>務會議通過<text:span text:style-name="T3">],</text:span>休假期間申請兼職者<text:span text:style-name="T3">,</text:span>並應經系<text:span text:style-name="T3">(</text:span>科、所、學位學程、室、中心<text:span text:style-name="T3">)</text:span>教評會通過。<text:span text:style-name="T3"> <text:line-break/>[</text:span>任職或兼職六個月以上，或未滿六個月期滿延長超過六個月以上者<text:span text:style-name="T3">,</text:span>應由<text:span text:style-name="T3">"</text:span>本校與教師兼職機構訂定契約<text:span text:style-name="T3">",</text:span>約定收取學術回饋金。<text:span text:style-name="T3">]</text:span>學術回饋金之收取與分配辦法另定之。<text:span text:style-name="T3"> <text:line-break/></text:span>前二項教師<text:span text:style-name="T3">,</text:span>均應經本校核准後始得任職或兼職。又於期滿續兼或兼職職務異動時<text:span text:style-name="T3">,</text:span>應重行申請。<text:span text:style-name="T3"> <text:line-break/></text:span>規定申請同意後<text:span text:style-name="T3">,</text:span>台灣大哥大<text:span text:style-name="T3">106</text:span>年股東會全面改選同意他當獨董<text:span text:style-name="T3">.</text:span>復依國立臺灣大學專任教師任職或兼職營利事業機構或團體收取學術回饋金及分配辦法<text:span text:style-name="T3">( http://host.cc.ntu.edu.tw/sec/All_Law/06/06-037.pdf )</text:span>第三條<text:span text:style-name="T3"><text:s/>: <text:line-break/><text:line-break/></text:span>本校專任教師職或兼於營利事業者<text:span text:style-name="T3">,</text:span>本校應向該營利事業收取學<text:span text:style-name="T3"><text:s/></text:span>術回饋金<text:span text:style-name="T3">,</text:span>每年不得少於兼職教師一個月在學校支領之薪給總額其最低標準如下<text:span text:style-name="T3">: <text:line-break/></text:span>二、<text:span text:style-name="T3"><text:s/></text:span>擔任營利事業之獨立董事者，如該公司實收資本額達新臺幣一百億元以上，每年收取之學術回饋金不得低於新臺幣五十萬元；新臺幣五十億元以上未達一百億元，每年收取之學術回饋金不得低於新臺幣三十萬元；未達新臺幣五十億元，每年收取之學術回饋金不得低於新臺幣二十萬元。<text:span text:style-name="T3"> <text:line-break/><text:line-break/></text:span>由台大與台灣大哥大簽訂契約<text:span text:style-name="T3">,</text:span>並收受回饋金<text:span text:style-name="T3">,</text:span>校方自難推諉不知<text:span text:style-name="T3">!</text:span>敬供陳大師參考<text:span text:style-name="T3">.</text:span></text:p>
      <text:p text:style-name="P1"><text:span text:style-name="T1">陳真</text:span><text:s/>  |  2018.01.27 02:49   |   <text:a xlink:type="simple" xlink:href="http://palinfo.habago.org/Entry?Command=Information_PrintForum&amp;iPage=101#FORUM36424"><text:span text:style-name="T2">#</text:span></text:a></text:p>
      <text:p text:style-name="P3">一，見怪不怪。<text:span text:style-name="T3"> <text:line-break/><text:line-break/></text:span>島內長年不斷出現的各種事情，不管大事小事，事實上往往指向許多重大問題，然而這些重大問題卻始終沒有得到應有的關注。比方說，所謂管中閔抄襲的<text:span text:style-name="T3"><text:s/>"</text:span>事件<text:span text:style-name="T3">"</text:span>，這樣一種毫無意義的低能抹黑，難道不就是台灣人在過去二、三十年來在綠營主導下幾乎每天都在經歷的一種生活常態？特別是台灣幾乎每年都在搞選舉，只要選舉季節一到，種種不可思議的事情更是氾濫到難以想像的地步。<text:span text:style-name="T3"> <text:line-break/><text:line-break/></text:span>也許因為它太普遍了，於是人們對之幾乎完全失去了應有的道德熱情與道德敏感度。台灣人似乎總以為，這就是政治或社會的運作常態，不足為奇啊。問題是，這類永不停止無日無之的低能抹黑或是其它各式各樣的怪事鳥事醜事惡事，在島內確實是常態，但在其它社會卻如此荒唐而罕見，如此不可思議。<text:span text:style-name="T3"> <text:line-break/><text:line-break/></text:span>這就好像台灣人非常習慣甚至極度熱愛過去二、三十年來每天打開電視就會看到的所謂<text:span text:style-name="T3"><text:s/>"</text:span>新聞<text:span text:style-name="T3">"</text:span>。問題是，全世界去哪能找到像台灣這樣一種社會，徹底低能、毫無新聞意義的所謂<text:span text:style-name="T3"><text:s/>"</text:span>新聞<text:span text:style-name="T3">"</text:span>，竟然幾乎佔了全部的新聞內容。每天就是哪裏出現火辣正妹啦，前凸後翹啦，哪個路人跟哪個明星長得很像啦，從眼睛、鼻子、嘴巴、三圍等等等，逐一比對相似度，或是哪個路人暴奶啦，誰暴紅啦，或是什麼<text:span text:style-name="T3"><text:s/>"</text:span>網友說<text:span text:style-name="T3">"</text:span>，<text:span text:style-name="T3">"</text:span>網友<text:span text:style-name="T3">kuso"</text:span>，好好笑哦，好有趣唷，好誇張喔，或是哪個所謂<text:span text:style-name="T3"><text:s/>"</text:span>名人<text:span text:style-name="T3">" (</text:span>通常是根本不值得關注的一群人<text:span text:style-name="T3">) </text:span>說了一些事實上毫無營養的什麼話等等，要不就是從網路上尋找各種<text:span text:style-name="T3"><text:s/>"</text:span>刺激<text:span text:style-name="T3">" </text:span>影像，車禍啦，機車擦撞啦，雙方吵起來了，甲罵乙幹你娘，乙罵甲幹你祖媽啦，好好笑喔，或是哪個夫妻吵架啦，鄰居打架啦，誰使出無影腳，誰揮出右勾拳，誰用了一陽指，誰當街扯掉誰的奶罩，或是哪個路人出了什麼洋相，誰在哪個餐廳或車站大吵大鬧，哪個路人美容失敗變成什麼豬頭等等等<text:span text:style-name="T3">...</text:span>然後主播會故意用極端猥瑣尖銳高亢的語調和低俗口語來報導。<text:span text:style-name="T3"> <text:line-break/><text:line-break/></text:span>請問這叫做<text:span text:style-name="T3"><text:s/>"</text:span>新聞<text:span text:style-name="T3">" </text:span>嗎？有誰會需要每天不停吸收這樣一種垃圾資訊？全世界哪個社會或國家的新聞是長這樣？全世界哪個國家或社會的新聞報導會故意用極度尖銳高亢的語調和猥瑣低俗的句子來報導根本不具任何新聞意義的所謂<text:span text:style-name="T3"><text:s/>"</text:span>新聞<text:span text:style-name="T3">"</text:span>？有時跟一些同事或朋友談起這些事，我發現，幾乎找不到一個人聽懂我在說什麼，人們不但不覺得這是個極端異常的病態現象，反而絕大多數人似乎都好喜歡這樣一種<text:span text:style-name="T3"><text:s/>"</text:span>新聞<text:span text:style-name="T3">"</text:span>，甚至因此覺得自己真的好幸福。<text:span text:style-name="T3"> <text:line-break/><text:line-break/></text:span>有一回，在某國立大學、學生聚集的一間早餐店吃早餐，看到一整排大學生，全部面向電視坐成一排，聚精會神地看著這樣一些垃圾<text:span text:style-name="T3"><text:s/>"</text:span>新聞<text:span text:style-name="T3">"</text:span>，杏眼圓睜，臉上還洋溢著幸福的微笑，神情非常專注，讓我印象很深。但你能想像哪個國家或社會每天全部就是這樣一些<text:span text:style-name="T3"><text:s/>"</text:span>新聞<text:span text:style-name="T3">"</text:span>，然後一整排大學生端著盤子，端著碗，聚精會神地邊吃邊看、看得興致盎然？深怕錯過什麼精采鏡頭似的。<text:span text:style-name="T3"> <text:line-break/><text:line-break/></text:span>當人們根本不覺得某種現象是一種異常病態時，你如何可能期待病態消失？台灣是個極端封閉的社會，完全密不通風，但台灣人卻根本不相信自己是生活在這樣一種封閉社會中，卻反而普遍覺得自己好自由，好開放，好多元，好幸福哦。你根本不可能讓他相信他每天被餵食大量的垃圾與謊言；他會說他有多元選擇的自由，或者很驕傲地說自己有思考判斷的能力<text:span text:style-name="T3"><text:s/>(</text:span>台灣人並且經常慶幸自己不是生活在對岸封閉不自由的獨裁鐵幕之中<text:span text:style-name="T3">)</text:span>。<text:span text:style-name="T3"> <text:line-break/><text:line-break/></text:span>這樣一種<text:span text:style-name="T3"><text:s/>"</text:span>選擇<text:span text:style-name="T3">"</text:span>，其實只是意味著在無數的垃圾中選擇看你喜歡吃哪一種垃圾，在無數的垃圾<text:span text:style-name="T3"><text:s/>"</text:span>裏頭<text:span text:style-name="T3">" </text:span>思考判斷一件又一件的垃圾；今天炒這個垃圾問題，明天炒另一個垃圾問題，永無止盡。除非你跳到垃圾的<text:span text:style-name="T3"><text:s/>"</text:span>外面<text:span text:style-name="T3">" </text:span>來看事情，否則你只會在無數的垃圾中滅頂。問題是，要跳到垃圾的<text:span text:style-name="T3"><text:s/>"</text:span>外面<text:span text:style-name="T3">" </text:span>來看事情，對已經習慣這一套垃圾生活方式的台灣人來說，談何容易？</text:p>
      <text:p text:style-name="P1"><text:span text:style-name="T1">政信</text:span><text:s/>  |  2018.01.26 10:47   |   <text:a xlink:type="simple" xlink:href="http://palinfo.habago.org/Entry?Command=Information_PrintForum&amp;iPage=101#FORUM36423"><text:span text:style-name="T2">#</text:span></text:a></text:p>
      <text:p text:style-name="P2">整件事還有一個弔詭的點就是，候選人跟遴選委員如果有利益關係，應該要迴避的是遴選委員，怎麼會是檢討候選人沒有跟遴選委員做利益迴避呢？<text:span text:style-name="T3"> <text:line-break/><text:line-break/></text:span>這到底哪門子道理？平時這都只是基本常識而已，一旦出現在某些人嘴裡就好像煞有其事般，那往後不想讓哪個人來遴選就選他的三姨媽還是六表姐之類的當委員，這人是不是就不能選了？（喔！現在表姊在當勞動部長叫內舉不避親）</text:p>
      <text:p text:style-name="P1"><text:span text:style-name="T1">陳真</text:span><text:s/>  |  2018.01.26 10:27   |   <text:a xlink:type="simple" xlink:href="http://palinfo.habago.org/Entry?Command=Information_PrintForum&amp;iPage=101#FORUM36422"><text:span text:style-name="T2">#</text:span></text:a></text:p>
      <text:p text:style-name="P3">不管是醫師或教師，在台大工作一般就是公務員，公務員沒法擅自在外面兼差，得經過官方許可。管中閔擔任台灣大哥大獨立董事是台大安排他去當的，代表校方與對方簽約。但是，人渣黨居然也能把這麼一件毫無任何特殊性的事情給炒作、抹黑成彷彿是他偷偷摸摸去幹的勾當，如今被抓到，所以應該撤職查辦，沒有資格擔任台大校長。心機之卑劣，人性居然能壞到這種程度，難以想像。<text:span text:style-name="T3"> <text:line-break/><text:line-break/></text:span>至於所謂論文抄襲之指控，更是齷齪透了頂。這些唯利是圖、不擇手段的人渣，我真不知道他們平常回到家，還敢不敢正眼看他的家人、敢不敢面對自己的小孩？難道跟小孩說，把拔或馬麻好厲害喔，每天造謠抹黑，上下其手耶。<text:span text:style-name="T3"> <text:line-break/><text:line-break/></text:span>社會上有各種罪犯，這些人很多其實並非壞人，他們只是犯法，但不一定在道德上敗壞。簡單說，人心的卑鄙陰暗與邪惡，絕對不是顯現在作奸犯科上，而是顯現在諸如人渣黨長年以來的這樣一些心機上：用盡各種手段傷害異己，從中獲取私人利益與權力；滿口理想與正義，但卻好話說盡，壞事做絕，所謂理想與正義，只是他們行使詐騙的工具以及傷害他人的武器，私利才是唯一的目的；甚至為了私利，不惜挑撥族群仇恨，不惜傷害一整個社會的長遠福祉。所謂<text:span text:style-name="T3"><text:s/>"</text:span>施政<text:span text:style-name="T3">"</text:span>，就是一心思考如何掠奪個人最大利益，如何中飽私囊。<text:span text:style-name="T3"> <text:line-break/><text:line-break/></text:span>有些人喜歡說，別一竿子打翻一個黨。如果是這樣，那不妨請告訴我們人渣黨還有誰是正直的、乾淨的？<text:span text:style-name="T3"> <text:line-break/><text:line-break/></text:span>我常覺得，看待政治人事物的方式，就跟結婚交友的道理是完全一樣的，判斷一個人或一個黨的人品素質的原理就跟我們一般交友並沒有什麼不同。倘若有個人是人渣黨這一類的人，難道你真的會被他反覆騙幾十年、騙幾千次，卻仍然還看不出這是一個唯利是圖、不擇手段的卑劣小人與歹徒？在人與人的層面上，我們一般不至於笨到這種地步，但是，當人們面對一個黨或一種政治勢力時，似乎就完全糊塗了，任由人渣們操弄，似乎非操弄個幾十年不會覺醒。<text:span text:style-name="T3"> <text:line-break/><text:line-break/></text:span>如果有一天，人渣黨被繩之以法，我真是會去買鞭炮來慶祝。但我懷疑會有那樣的一天到來，因為人渣之所以是人渣，就是不管怎麼改朝換代，他們永遠吃香喝辣，永遠名利雙收，永遠站在最有利的一方。究竟是一個什麼樣的文化與社會，以致於有此現象？其實不言可喻。簡單說，一是喪失基本道德感，重視勢力與顏色，卻不在乎是非善惡。二是低能，很容易騙，很容易成為人渣的政治工具。這樣一種文化不改變，我們其實永遠還是會活在各路人渣的統治下。<text:span text:style-name="T3"> <text:line-break/><text:line-break/></text:span>陳真<text:span text:style-name="T3"><text:s/>2018. 01. 26. <text:line-break/><text:line-break/>================= <text:line-break/><text:line-break/></text:span>管中閔任獨董　蔡玉玲：經台大核准、哪有揭露問題<text:span text:style-name="T3"> <text:line-break/><text:line-break/>2018/01/25 <text:line-break/><text:line-break/></text:span>台大校長當選人管中閔遭質疑擔任台灣大獨立董事，卻在遴選過程中未揭露此事。對此，行政院前政務委員、律師蔡玉玲今在臉書貼文，指管中閔擔任台灣大哥大獨董是經過台大核准的，管去當獨董，台灣大哥大還要有回饋金給台大，跟台大簽回饋金契約；台大已知道且參與簽約的事，「管教授有什麼好隱瞞，有什麼揭不揭露問題？」</text:p>
      <text:p text:style-name="P4"/>
      <text:p text:style-name="P1">ethan   |  2018.01.26 08:50   |   <text:a xlink:type="simple" xlink:href="http://palinfo.habago.org/Entry?Command=Information_PrintForum&amp;iPage=102#FORUM36421"><text:span text:style-name="T2">#</text:span></text:a></text:p>
      <text:p text:style-name="P3">我在臉書看到好幾次，管中閔抄襲論文的新聞標題，但沒有去看新聞內容。<text:span text:style-name="T3"> <text:line-break/></text:span>原來是學生引用老師的講義。這些人已經知道來龍去脈，這種倒果為因的事情還可以操作的起來，講的出口。是非道德感真是非比尋常。<text:span text:style-name="T3"> <text:line-break/><text:line-break/></text:span>不過以媒體傳播的效果而言，的確有效。<text:span text:style-name="T3"><text:s/></text:span>雖然我第一時間對這次爆料抄襲論文就有感覺是政治操作。<text:span text:style-name="T3"><text:s/></text:span>但是也沒去追蹤細節。<text:span text:style-name="T3"><text:s/></text:span>整個印象就是停留在新聞標題，就是管中閔論文爆抄襲。<text:span text:style-name="T3"> <text:line-break/><text:line-break/></text:span>這種新聞應該寫綠營烏龍爆料，或政治抹黑不是嗎？！！<text:span text:style-name="T3"> <text:line-break/><text:line-break/></text:span>台灣這種讓政媒謊言可以充斥的環境，實在令人痛苦。</text:p>
      <text:p text:style-name="P1"><text:span text:style-name="T1">林書楷</text:span><text:s/>  |  2018.01.26 07:00   |   <text:a xlink:type="simple" xlink:href="http://palinfo.habago.org/Entry?Command=Information_PrintForum&amp;iPage=102#FORUM36420"><text:span text:style-name="T2">#</text:span></text:a></text:p>
      <text:p text:style-name="P2">自十九大之後對習近平開始感興趣，看了好一些視頻。有段三年前的開會影片，令人心折。<text:span text:style-name="T3"> <text:line-break/><text:line-break/></text:span>習近平同縣委書記暢談：郡縣治<text:span text:style-name="T3"><text:s/></text:span>天下安<text:span text:style-name="T3"> <text:line-break/>https://www.youtube.com/watch?v=Z-i-KA0nqVE <text:line-break/><text:line-break/></text:span>接近尾聲時他說：『為官一任、造福一方，要有功成不必在我的境界，一棒一棒接著幹下去。當官就不要發財，發財就不要當官；清清爽爽地、義無反顧地去當官；不要把當官作為滿足無窮貪欲、獲得無限私利的一個捷徑。那樣遲早要完蛋。』<text:span text:style-name="T3"> <text:line-break/><text:line-break/></text:span>這段話真他娘的說到台灣的痛處。</text:p>
      <text:p text:style-name="P1"><text:span text:style-name="T1">陳真</text:span><text:s/>  |  2018.01.25 23:17   |   <text:a xlink:type="simple" xlink:href="http://palinfo.habago.org/Entry?Command=Information_PrintForum&amp;iPage=102#FORUM36419"><text:span text:style-name="T2">#</text:span></text:a></text:p>
      <text:p text:style-name="P3">剛剛一打開電視，就看到人渣黨又在開記者會指控誰了。本來想趕緊轉台。但是，看到電視記者會上指控者之一是學姐的大學同班同學何欣純，現任的人渣黨立委，於是我就姑且看看到底又是在鬧些什麼。<text:span text:style-name="T3"> <text:line-break/><text:line-break/></text:span>記者會標題是<text:span text:style-name="T3"><text:s/>"</text:span>管中閔涉嫌論文抄襲<text:span text:style-name="T3">"</text:span>，而且是抄襲自己的學生，據說連什麼圖表、數據都一樣。很可恥吧。一般人看到這裏，恐怕還以為真有那麼一回事。可是，怎麼個抄襲法呢？原來是這樣：<text:span text:style-name="T3"> <text:line-break/><text:line-break/></text:span>管中閔的學生發表了一篇論文，引用管老師的一份研究手稿。後來，管老師發表了這篇手稿。於是，人渣黨立委們就群起攻擊，說管中閔可恥至極，竟然抄襲自己學生的論文，沒有資格當台大校長。<text:span text:style-name="T3"> <text:line-break/><text:line-break/></text:span>我真是很想撞牆。它媽的王八蛋，一個黨，每天就是忙著造謠抹黑，睜眼說瞎話，連這樣的低能抹黑也抹得出來。這叫做抄襲？我如果發表一篇論文，引用我的老師的上課講義。哪一天，老師把他的講義給發表了，這時候，老師反而變成是抄襲我？如果有人寫論文，引用我發表在巴勒網上的文章，哪天我把我的文章給發表了，我反而變成是抄襲那個引用我的文章的人？有這種邏輯？<text:span text:style-name="T3"> <text:line-break/><text:line-break/></text:span>許多時候，真是覺得很痛苦很痛苦，這個人渣黨真是開了我的眼界，讓我明白人性之卑劣陰暗醜陋究竟可以卑劣陰暗醜陋到什麼地步。人性之醜陋，我在這個人渣黨身上真是徹底領教了。因此，絕大多數時候，寧可眼不見為淨，盡量避開人渣黨的新聞。范光棣曾跟我說，不用生氣，老天爺有一天自然會來收拾他們。但願如此。<text:span text:style-name="T3"> <text:line-break/><text:line-break/></text:span>這個黨，為了個人利益，真是什麼醜事都幹得出來，什麼眛著良心的話都敢講。一種齷齪手段之所以會不斷使用，原因無它，就是因為它往往非常有效。為何有效？這裏頭自然也有一部份是牽涉到普遍人心或人性的某種陰暗面。<text:span text:style-name="T3"> <text:line-break/><text:line-break/></text:span>簡單說，當一個謠言或抹黑被製造出來，當它散佈於大眾時，難道你以為大家都會慎思明辨、求真求實？當然不會。造謠者根本不需要透過謠言把你定罪，他只需要把你抹黑、使你成為爭議對象，他就贏了，賺到了。<text:span text:style-name="T3"> <text:line-break/><text:line-break/></text:span>在台灣社會，這很容易辦到的，因為，絕大部份人不會相信<text:span text:style-name="T3">--</text:span>或者說往往會<text:span text:style-name="T3"><text:s/>"</text:span>故意不願相信<text:span text:style-name="T3">" </text:span>被抹黑者的絕對清白，人們總會在心裏頭想：<text:span text:style-name="T3">"</text:span>你一定多多少少有做錯一些什麼事吧？要不然人家怎麼會指控你？<text:span text:style-name="T3">"</text:span>人們不會願意相信這很可能是一個根本無中生有的抹黑和謠言。因此，當一個罪名被捏造出來，當事人往往就永難清白了。即便是一個正正當當清清白白乾乾淨淨的人，人們也會覺得他肯定是個充滿負面與複雜的爭議人物。<text:span text:style-name="T3"><text:line-break/><text:line-break/></text:span>就比方說當年林義雄一家的滅門血案，國民黨與當時的主流媒體為了抹黑林義雄和黨外，經常就會故意報導一些具有強烈暗示性與聯想的假新聞，比方說，報紙曾報導說，當時的黨外大老康寧祥，在血案發生後不久就接到<text:span text:style-name="T3"><text:s/>"</text:span>神祕<text:span text:style-name="T3">" </text:span>電話，康寧祥對著電話另一頭的<text:span text:style-name="T3"><text:s/>"</text:span>神祕人物<text:span text:style-name="T3">"</text:span>，很<text:span text:style-name="T3"><text:s/>"</text:span>冷靜<text:span text:style-name="T3">" </text:span>地說：<text:span text:style-name="T3">"</text:span>嗯，是的，事情已經發生了。<text:span text:style-name="T3">" <text:line-break/><text:line-break/></text:span>這是不是馬上會讓你產生聯想：<text:span text:style-name="T3">"</text:span>咦？很可疑哦，為什麼慘案一發生他馬上就會接到不明電話？<text:span text:style-name="T3">" "</text:span>很奇怪哦，為何他那麼冷靜？<text:span text:style-name="T3">" "</text:span>一定是黨外人士自己幹的，否則他為什麼這樣說話？為什麼說事情已經發生了？好像他事先就知道會有此一血案似的。<text:span text:style-name="T3">" <text:line-break/><text:line-break/></text:span>當然，如果是人渣黨就不會這麼含蓄了，他說不定會直接指控說：<text:span text:style-name="T3">"</text:span>抓到了！抓到了！凶手就是林義雄自己！<text:span text:style-name="T3">" </text:span>也許哪天證明根本沒有這回事，但他仍然還是會持續使用同樣的影射標籤繼續貼在對方身上。比方說，他們以後講到管中閔，很可能就會說他是個<text:span text:style-name="T3"><text:s/>"</text:span>抄襲學生論文的校長<text:span text:style-name="T3">"</text:span>。簡單說就是自己先製造出謠言，然後慢慢地讓這個謠言變成一種標籤，當成一種事實那樣的方式去陳述，讓這個污名始終就黏在你身上。公眾人物還能有各種管道對外澄清，若是你我一般人就只能啞巴吃黃蓮，也許期待下輩子看能不能還個清白吧。<text:span text:style-name="T3"><text:line-break/><text:line-break/></text:span>網路時代，還有一招，柯文哲的網軍在上回選舉中特別擅長，簡單說就是<text:span text:style-name="T3"><text:s/>"</text:span>自我引用<text:span text:style-name="T3">"</text:span>。作法是這樣：<text:span text:style-name="T3"> <text:line-break/><text:line-break/></text:span>先用一個假名張三，指控對手某種罪名，或是瞎掰一些對方根本沒說過也沒做過的事。然後，再換個名字，換成李四的帳號，做出驚訝狀！<text:span text:style-name="T3">"</text:span>天啊！這個人真是太卑鄙了！<text:span text:style-name="T3">" </text:span>然後，又換個名字王五上場，進一步加油添醋，接著又改叫林六，趕緊把這些爆料到處分享；也許接著又換個名字叫吳七，進一步以此寫篇文章分析對手，發出譴責，於是眾人紛紛響應<text:span text:style-name="T3">...</text:span>就這樣一直接龍下去，然後同夥的主流媒體也會趕緊接手報導說網友們紛紛指控某人如何如何。這時候，你就算跳到黃河也洗不清了。<text:span text:style-name="T3"> <text:line-break/><text:line-break/></text:span>很多時候，我不得不承認西方人<text:span text:style-name="T3">(</text:span>比方說英國人<text:span text:style-name="T3">)</text:span>在某些方面確實比我們華人或台灣人優越許多。西方人比較習慣講道理，以<text:span text:style-name="T3"><text:s/>"</text:span>理<text:span text:style-name="T3">" </text:span>來論高下，比較不會玩這樣一些醜陋賤招，而台灣社會卻充斥這樣一種非常陰暗的文化；人們好像完全沒有這方面的義憤，不但沒有義憤，反而好像很喜歡看到這樣一種陰陰暗暗的宮廷式鬥爭與抹黑。<text:span text:style-name="T3"> <text:line-break/><text:line-break/></text:span>我剛加入黨外時就給自己弄了一張名片，上面引用林義雄<text:span text:style-name="T3"><text:s/></text:span>在<text:span text:style-name="T3">"</text:span>從蘭陽到霧峰<text:span text:style-name="T3">" </text:span>裏頭的一段話，那段話曾經深深感動我。林義雄是這麼說的：<text:span text:style-name="T3"> <text:line-break/><text:line-break/>"</text:span>我相信政治是一種科學，我願意抱著對就是對、錯就是錯、是非分明的態度，投身政治。<text:span text:style-name="T3">" <text:line-break/><text:line-break/></text:span>讀到這本書，讀到這樣一些話時，我才僅僅是個十七、八歲的少年，心裏有說不出的感動。三十多年過去了，但是，一直到今天，每當我想到這些話，想到自己無家可歸三餐不繼的前半生，彷彿身上都還有著一股始終不曾死去的熱血。<text:span text:style-name="T3"> <text:line-break/><text:line-break/></text:span>我還沒死，但早已給自己蓋了棺，告別了世界；除了不足為外人道的一點個人滄桑，一事無成，好像也只有這麼一點熱血能送給各位了。</text:p>
      <text:p text:style-name="P1"><text:span text:style-name="T1">政信</text:span><text:s/>  |  2018.01.25 13:04   |   <text:a xlink:type="simple" xlink:href="http://palinfo.habago.org/Entry?Command=Information_PrintForum&amp;iPage=102#FORUM36418"><text:span text:style-name="T2">#</text:span></text:a></text:p>
      <text:p text:style-name="P2">最近台大校長的風波真是鬧得非常有趣，首先這次當選台大校長的是讓人跌破眼鏡的管中閔（管爺），主要原因是在綠油油的台大裡面他的政治方向太不正確了，一天到晚到處演講講抗戰歷史，滿滿大中國主義史觀，會在眾綠叢中一點藍殺出的原因想來也好笑，因為這次投票採兩票制，一票選給自己屬意的候選人，另一票選給第二想選的候選人，但為了讓自己最想要的候選人當上校長而不是其他熱門人選的話往往把第二票投給最沒人氣的那個候選人，結果管爺就被選上了。<text:span text:style-name="T3"> <text:line-break/><text:line-break/></text:span>第一個時間點質疑的倒不是什麼學術專業，而是他的血統（管爺大學唸文化而不是根正苗紅的台大），第二個時間點質疑審查文件有問題，其實也不是什麼大問題，就是在選遴選委員會時就出現台灣大哥大的副董就已經被選去當遴選委員，而當時管爺就是台哥大的獨立董事，這事台灣大學內部在完全知悉的情況下但還是選擇台哥大副董擔任遴選委員（認為無關緊要），結果管爺選上後這群人馬上跳出來說他資格有問題，甚而群起圍攻包含立委、台大教授、各方小說家（不應稱為記者）、還有什麼<text:span text:style-name="T3">OO</text:span>界的良心事業老闆都跳出來說請他辭職。<text:span text:style-name="T3"> <text:line-break/><text:line-break/></text:span>真是完美重新詮釋了綠色政黨當總統選不上時就要改內閣制，當選到總統時就要總統制，當立委選輸就是要政黨協商，立委選贏就要多數決的一貫作風，真不如下次選舉選輸就修法成一直選到民進黨要的人當選為止。<text:span text:style-name="T3"> <text:line-break/><text:line-break/></text:span>其實若是以利益迴避問題來檢視，其他候選人也根本不堪檢視，而當管爺當選那一刻台大的良心瞬間回來了，而且變成極高的標準，之前前校長論文造假、教授學生論文造假、學術論文隨便引用什麼的居然可以說牽連廣泛而不應詳查，然後涉案的校長還帶著一群人揭牌台大「誠信辦公室」（實在台可笑了）。</text:p>
      <text:p text:style-name="P1"><text:span text:style-name="T1">陳真</text:span><text:s/>  |  2018.01.25 10:41   |   <text:a xlink:type="simple" xlink:href="http://palinfo.habago.org/Entry?Command=Information_PrintForum&amp;iPage=102#FORUM36417"><text:span text:style-name="T2">#</text:span></text:a></text:p>
      <text:p text:style-name="P3"><text:span text:style-name="T3">(</text:span>又續<text:span text:style-name="T3">) <text:line-break/><text:line-break/></text:span>短短一篇文字，經常得寫上好幾天，零零碎碎的空檔時間，每次五秒二十秒、八分十分鐘地寫，有時寫三、五個字，事情馬上又來了，又得丟下去忙別的，一心多用。有時甚至得利用小便時間，單手用手機寫筆記，更多時候是在路邊車內睡覺休息或等人時寫的。可是，一個東西，如果不是一氣呵成專注地寫，是很難寫好的，畢竟文字誕生於一種整體的<text:span text:style-name="T3"><text:s/>"</text:span>感覺<text:span text:style-name="T3">"</text:span>，就好像你不可能每次聽三、五個音符，一點一滴地聽，花好幾天總算才聽完一首歌一樣，<text:span text:style-name="T3">"</text:span>感覺<text:span text:style-name="T3">" </text:span>會走樣。<text:span text:style-name="T3"> <text:line-break/><text:line-break/></text:span>人生漫長，時間卻苦短。老天派給我這麼多事，卻仍只給了我一天僅僅二十四小時的光陰，現實如此，也只能在現實中去妥協了。實在很羨慕那些生活會感到無聊的人，或是那些時間多到可以任意揮霍的人。不過，我想胡適說得對，一點一滴還是該有一點一滴的作為。回顧這半生，從小到大，災厄不斷，疲憊不堪，有哪一天是太平日？還不是照樣點點滴滴熬過一萬四千多個日子。<text:span text:style-name="T3"> <text:line-break/><text:line-break/></text:span>前言表過，續前留言，再舉個例，當年扁案發生後，馬英九聲勢更加勢如破竹，獲得壓倒性票數。阿扁有國師李遠哲，馬英九當時也有個國師，但我毫不遲疑可以用不學無術來形容此人，那就是南方朔，本名王杏慶。<text:span text:style-name="T3"> <text:line-break/><text:line-break/></text:span>黨外的人應該都聽過他的名字，當時是威權體制下的惡質媒體中國時報的專欄組主任，是個記者，寫東西很喜歡吊書袋，明明一無所知的東西也往往能寫得好像他是該領域的權威似的；或者明明八竿子打不著一點邊的東西，他也能一表三千里，扯很遠；特別喜歡動不動就扯上<text:span text:style-name="T3"><text:s/>"</text:span>哲學<text:span text:style-name="T3">"</text:span>，但事實上卻是類似把<text:span text:style-name="T3"><text:s/>"</text:span>相對論<text:span text:style-name="T3">" </text:span>理解成<text:span text:style-name="T3"><text:s/>"</text:span>人生相對無常的一套理論<text:span text:style-name="T3">" </text:span>的那樣一種知識水平。外行人也許看不出來，但對內行人來說卻難以置信，往往張冠李戴，荒腔走板。<text:span text:style-name="T3"> <text:line-break/><text:line-break/></text:span>我不認為學識這東西在理解現實問題上有什麼特別的重要性，但是，明明完全一無所知的一套知識，卻還要胡扯瞎掰裝內行就很討人厭。<text:span text:style-name="T3"> <text:line-break/><text:line-break/></text:span>黨外時期，南方朔是個大統派，深藍，藍到發黑，非常忠黨愛國，動輒喊打喊殺，非常敵視黨外反對運動。不過，什麼派倒是無所謂，畢竟統獨不是一種信仰，而只是一種在不同時空下根據理性與是非利害來分析研判的東西。<text:span text:style-name="T3"> <text:line-break/><text:line-break/></text:span>三十幾年前，我主張台獨，因此涉嫌叛亂，飽受多年折磨，還差點進了黑牢。二十一年前<text:span text:style-name="T3"><text:s/>(1997</text:span>年<text:span text:style-name="T3">)</text:span>，飄洋過海來到英國，懂了一點世界局勢，兩三年之間想法就變了，變成統派，而且認為越快統一對台灣越好。我的轉變，讓我始終居於台灣社會的極少數一方。但有些人的轉變卻是西瓜偎大邊，哪邊得勢就往哪邊靠攏，不管怎麼改朝換代，永遠居於最主流的位置。<text:span text:style-name="T3"> <text:line-break/><text:line-break/></text:span>我並不是要在統獨問題上譴責南方朔，事實上我完全搞不懂他的前言不罩後語，思維缺乏基本的一致性。我所在意的是，統獨之外，總該有些屬於信念或價值之類的東西是不應該也不可能輕易改變的，除非昧著良心。至於事實性的東西，更不應該造謠瞎掰，但是南方朔在這幾點問題上的表現，卻完全令人難以恭維。<text:span text:style-name="T3"> <text:line-break/><text:line-break/></text:span>馬英九失勢後，南方朔竟然成為所謂總統蔡啥小的國師，而且還是綠油油的低級大爛報<text:span text:style-name="T3"><text:s/>"</text:span>民報<text:span text:style-name="T3">" </text:span>的什麼<text:span text:style-name="T3"><text:s/>"</text:span>總主筆<text:span text:style-name="T3">"</text:span>。這個什麼<text:span text:style-name="T3"><text:s/>"</text:span>民報<text:span text:style-name="T3">"</text:span>，道德水平就跟自由時報差不多，以仇中反華為中心思想，言論荒腔走板，低能反智，就像過去威權時代的<text:span text:style-name="T3"><text:s/>"</text:span>莒光園地<text:span text:style-name="T3">" </text:span>那樣，相當腦殘且無品。<text:span text:style-name="T3"> <text:line-break/><text:line-break/></text:span>統獨與顏色可以因為時過境遷而改變，但不可思議的是，一個反遊行反示威、完全站在舊國民黨一方對著反抗者喊打喊殺、百般抹黑的人，居然可以對同樣一套有關是非善惡的價值有著截然不同的說法。而且，表現得彷彿是<text:span text:style-name="T3"><text:s/>"</text:span>天然綠<text:span text:style-name="T3">" </text:span>的那樣一種綠法，過去猛扣黨外紅帽子，說黨外與台獨是中共的同路人，現在卻又成為綠營一方的<text:span text:style-name="T3"><text:s/>"</text:span>國師<text:span text:style-name="T3">"</text:span>，好像話要隨他怎麼講都能成立似的。要是有人真的去追蹤他的文字與想法，恐怕會精神錯亂。<text:span text:style-name="T3"> <text:line-break/><text:line-break/></text:span>我舉些例子。國民黨自導自演的美麗島事件發生於<text:span text:style-name="T3">1979</text:span>年<text:span text:style-name="T3">12</text:span>月<text:span text:style-name="T3">10 </text:span>日，旋即展開全島大逮捕。隔年<text:span text:style-name="T3"><text:s/>(1980</text:span>年<text:span text:style-name="T3">) </text:span>的四月下旬，南方朔在中國時報的專欄上發表一系列文章，比方說有一篇，標題是：<text:span text:style-name="T3">"</text:span>台獨之路走不通也不能走<text:span text:style-name="T3">"</text:span>，文中相當肯定警備總部軍法判決所下的結論，亦即所謂<text:span text:style-name="T3"><text:s/>"</text:span>台獨叛國論<text:span text:style-name="T3">"</text:span>，凡是主張台獨者，不管其內在動機與外在形式為何，均屬叛國罪。<text:span text:style-name="T3"> <text:line-break/><text:line-break/></text:span>南方朔稱讚道：<text:span text:style-name="T3"> <text:line-break/><text:line-break/>"</text:span>自此<text:span text:style-name="T3">(</text:span>美麗島事件軍法大審<text:span text:style-name="T3">)</text:span>之後，「台獨叛國論」便有了更明確的法律意義，亦即，主張台獨者<text:span text:style-name="T3">----</text:span>不論何種解釋，均屬法律上所謂之「叛國」。<text:span text:style-name="T3">" <text:line-break/><text:line-break/></text:span>南方朔並進一步闡釋台獨如何<text:span text:style-name="T3"><text:s/>"</text:span>危害台灣民主的發展<text:span text:style-name="T3">"</text:span>。他說，<text:span text:style-name="T3">"</text:span>台灣民主運動的緩慢，正是海外台獨的邪惡召喚所致<text:span text:style-name="T3">"</text:span>，構成民主遲緩的<text:span text:style-name="T3"><text:s/>"</text:span>最大因素<text:span text:style-name="T3">"</text:span>，使之陷入<text:span text:style-name="T3">"</text:span>出賣國家的陰謀陷阱之中<text:span text:style-name="T3">"</text:span>。因此，絕不能使台獨<text:span text:style-name="T3"><text:s/>"</text:span>禍害<text:span text:style-name="T3">" </text:span>蔓延，更不能任其<text:span text:style-name="T3"><text:s/>"</text:span>死灰復燃<text:span text:style-name="T3">"</text:span>。<text:span text:style-name="T3"> <text:line-break/><text:line-break/></text:span>南方朔並提到二二八事件，說它是一起<text:span text:style-name="T3"><text:s/>"</text:span>被<text:span text:style-name="T3"><text:s/>(</text:span>黨外人士<text:span text:style-name="T3">) </text:span>嚴重歪曲了的歷史事件<text:span text:style-name="T3">"</text:span>，指控黨外人士<text:span text:style-name="T3"><text:s/>"</text:span>刻意虛構危機感<text:span text:style-name="T3">"</text:span>，<text:span text:style-name="T3">"</text:span>這種莫須有的虛構，使他們自己迷失於自構的幻象中。<text:span text:style-name="T3">" <text:line-break/><text:line-break/></text:span>南方朔更進一步大扣台獨紅帽子，他說：<text:span text:style-name="T3"> <text:line-break/><text:line-break/>"</text:span>海外台獨運動已逐漸增多了向中共靠攏的傾向，有的還將中共的毛理論一字不易地照抄，有的則向中共乞憐，請求中共准許台灣獨立。<text:span text:style-name="T3">...</text:span>種種發展顯示，台獨運動已經走向歷史的終局，此後可能的發展是：或者明明白白地投向中共，成為中對台統戰的工具；或者走向<text:span text:style-name="T3"><text:s/>(</text:span>海外台獨人士<text:span text:style-name="T3">) </text:span>廖文毅的老路，<text:span text:style-name="T3">(</text:span>向國民黨政府<text:span text:style-name="T3">) </text:span>悔過輸誠。<text:span text:style-name="T3">" <text:line-break/><text:line-break/></text:span>在另一篇文章中，南方朔則指控美麗島事件是一項<text:span text:style-name="T3"><text:s/>"</text:span>殘忍的行動<text:span text:style-name="T3">"</text:span>。接著他開始吊莫名其妙的書袋，胡說八道說：<text:span text:style-name="T3"> <text:line-break/><text:line-break/>"</text:span>根據「社會運動學」對抗議示威方式的分類，抗議示威有「建設性」和「破壞性」兩種，前者合法，後者非法，而美麗島事件則屬於「阻礙性遊行示威」，縱使依據美國的標準，此種遊行示威亦已被列為非法，因為「阻礙性遊行示威」至少已構成局部的公共危害，更何況具有極大的可能爆發為「暴力示威」。<text:span text:style-name="T3">" <text:line-break/><text:line-break/></text:span>因此，南方朔譴責美麗島事件等被告們將暴力<text:span text:style-name="T3"><text:s/>"</text:span>庸俗化<text:span text:style-name="T3">" </text:span>是<text:span text:style-name="T3"><text:s/>"</text:span>無道德的<text:span text:style-name="T3">"</text:span>。接著又開始胡扯些狗屁不通的<text:span text:style-name="T3"><text:s/>"</text:span>哲學<text:span text:style-name="T3">" </text:span>來亂扣帽子。南方朔說：<text:span text:style-name="T3"> <text:line-break/><text:line-break/>"</text:span>在整個法律哲學的觀點上，被告們明顯地認為，現行的法律限制並不適用於他們身上，他們顯然是十七、八世紀自然法學的信仰者，認為現行法並不實在，別有一套他們認可的正義準則存在，結果便成了政治獨斷主義的再度流行<text:span text:style-name="T3">...</text:span>於是，一個原子的社會便產生了。<text:span text:style-name="T3">" (</text:span>陳真按：我的天啊，真是很會瞎掰，這居然也能扯到什麼法律哲學，什麼十七世紀的自然法！<text:span text:style-name="T3">) <text:line-break/><text:line-break/></text:span>南方朔進而主張，抗議集會必須在室內密閉空間內舉行。倘若當局不准人民在戶外舉行而仍有人堅持要遊行，那就是<text:span text:style-name="T3"><text:s/>"</text:span>彰顯了他們鋌而走險的無政府主義者的心態。<text:span text:style-name="T3">" <text:line-break/><text:line-break/></text:span>南方朔接著又吊狗屁不通的書袋<text:span text:style-name="T3"><text:s/>(</text:span>陳真按：如果你能看懂，算我輸<text:span text:style-name="T3">)</text:span>，甚至引用漢娜鄂蘭，把反國民黨的美麗島人士與支持者形容為納粹那樣一種<text:span text:style-name="T3"><text:s/>"</text:span>邪惡<text:span text:style-name="T3">"</text:span>，他說：<text:span text:style-name="T3"> <text:line-break/><text:line-break/>"</text:span>在美麗島事件中，被告將自己的無政府主義者心態傳佈給群眾，讓群眾去犯罪，這便是無道德。因為，群眾性的犯罪，參加者躲藏並淹沒在群體之中，在意識上，他們的犯罪和暴力與個人無關。社會學家漢娜鄂蘭曾經說過，這種型態的暴力乃是最恐怖的暴力。因為，「他們做出了暴力，但卻沒有自己的暴力經驗」，這就是暴力的庸俗化。當暴力的庸俗化形成一種暴力的次文化，那麼，它對既定社會的危害是極其可怕的。在這樣的暴力次文化中，主導的人卻不負任何責任！他想否定的法律卻保障了他們自己。<text:span text:style-name="T3">" <text:line-break/><text:line-break/></text:span>如果你以為南方朔對黨外人士落井下石、歪曲事實的行為就只是這樣而已，那你就錯了。<text:span text:style-name="T3"> <text:line-break/><text:line-break/></text:span>話說美麗島事件的幾乎所有受刑人，在整個所謂偵訊的過程中，都受到程度不一的刑求逼供或威脅以及各種虐待，特別是林義雄，被刑求得最恐怖。我知道一些內情，但從不對外提起，因為基於對諸位當事人的尊重或尊敬，我不想談刑求的具體內容，我只能說，那樣一些刑求根本就是喪心病狂，毫無人性。但是，你知道南方朔在當時的中國時報專欄是怎麼寫的嗎？<text:span text:style-name="T3"> <text:line-break/><text:line-break/></text:span>比方說，<text:span text:style-name="T3">1980</text:span>年<text:span text:style-name="T3">2</text:span>月<text:span text:style-name="T3">13</text:span>日，他寫了一篇<text:span text:style-name="T3"><text:s/>"</text:span>特稿<text:span text:style-name="T3">"</text:span>，標題是：<text:span text:style-name="T3">"</text:span>當局寬仁為懷，在押者伙食良好並享有娛樂<text:span text:style-name="T3">"</text:span>。文中稱讚國民黨司法當局純粹依法行事，<text:span text:style-name="T3"><text:s/>"</text:span>不翻舊帳<text:span text:style-name="T3">"</text:span>，<text:span text:style-name="T3">"</text:span>不翻思想問題<text:span text:style-name="T3">"</text:span>，而且還<text:span text:style-name="T3"><text:s/>"</text:span>縮小打擊面<text:span text:style-name="T3">"</text:span>，<text:span text:style-name="T3">"</text:span>足見當局的仁厚<text:span text:style-name="T3">"</text:span>。<text:span text:style-name="T3"> <text:line-break/><text:line-break/></text:span>南方朔還大力誇讚說：<text:span text:style-name="T3"> <text:line-break/><text:line-break/>"</text:span>並無任何刑求之事，偵訊者態度均非常客氣，而且還有許多博、碩士參加偵訊，顯示出治安單位的作風是值得各方尊重的。<text:span text:style-name="T3">" <text:line-break/><text:line-break/></text:span>甚至還嘲諷受刑人在獄中過得太爽，簡直就像<text:span text:style-name="T3"><text:s/>"</text:span>冬令營<text:span text:style-name="T3">"</text:span>。南方朔說：<text:span text:style-name="T3"> <text:line-break/><text:line-break/>"</text:span>在押者伙食均相當良好，水果、香菸、衣物亦均充分供應，身體不適者亦有榮總前去的醫師加以診治。他們被妥善照顧，使得絕大多數被捕者家屬為之寬心。而且，還有正當娛樂，可以唱歌、踢毽子，偵訊者並會為在押者過生日、送禮物，頗有「冬令營」的味道。<text:span text:style-name="T3">…</text:span>從種種情況來看，當可預期將會有一個令人滿意的審判。由於當局對本案之處理，既已作了寬大仁厚之處理在前，而對審判，亦力求公正和依法論罪。因此，預料當局對本案之處理，當可獲得國際人士之了解。<text:span text:style-name="T3">" <text:line-break/><text:line-break/></text:span>這一切報導，可說是胡說八道到極點。大家明明知道受刑人飽受各種刑求、威脅與虐待，南方朔居然能顛倒是非黑白到這種程度。<text:span text:style-name="T3"> <text:line-break/><text:line-break/></text:span>另外，南方朔在一篇題為<text:span text:style-name="T3"><text:s/>"</text:span>政治極端主義和政治建設<text:span text:style-name="T3">" </text:span>的文章中，把美麗島事件定位為一樁<text:span text:style-name="T3"><text:s/>"</text:span>反民主<text:span text:style-name="T3">" </text:span>的運動，因為他<text:span text:style-name="T3"><text:s/>"</text:span>看見美麗島事件中的政治極端主義<text:span text:style-name="T3">"</text:span>，主要就是<text:span text:style-name="T3"><text:s/>"</text:span>對政府連續醜化<text:span text:style-name="T3">"</text:span>。接著，他又來吊狗屁不通的書袋了，他說：<text:span text:style-name="T3"> <text:line-break/><text:line-break/>"</text:span>中壢事件以來的黨外政治活動，其政治極端化的發展，已確實不斷提昇其極端化的程度，不斷增強的敵意已淹沒了原來的民主理念，西方許多政治學者視政治極端主義為「反民主運動」（<text:span text:style-name="T3">Anti-Democratic Movement</text:span>）<text:span text:style-name="T3">...</text:span>美麗島事件有些部分涉及陰謀，我們要用嚴格的法律；有些是急躁的民主運動者的魯莽和錯誤，我們要寬恕，政府已經這樣做了，值得欣喜。<text:span text:style-name="T3">" <text:line-break/><text:line-break/></text:span>在閱讀這些舊報導時，你應該特別注意一點，那就是日期，才能適當了解這些文字在當年的意義。南方朔以上這些文章是美麗島事件後的隔年，也就是<text:span text:style-name="T3">1980</text:span>年所寫，其中大部份是<text:span text:style-name="T3">1980</text:span>年的四月寫的一系列專欄與特稿。日期很重要，因為<text:span text:style-name="T3">1980</text:span>年的四月，林義雄一家老小已被滅門<text:span text:style-name="T3"><text:s/>(</text:span>慘案發生於<text:span text:style-name="T3">1980</text:span>年的<text:span text:style-name="T3">2</text:span>月<text:span text:style-name="T3">28</text:span>日<text:span text:style-name="T3">)</text:span>，祖孫三人被國民黨的情治單位在光天化日下以亂刀砍死，林義雄則被刑求得遍體鱗傷。在這樣一種情形下，南方朔居然還能寫出一大堆這樣的一種眛著良心的報導，混淆視聽，落井下石。<text:span text:style-name="T3"> <text:line-break/><text:line-break/></text:span>故事還沒完。如上所說，林義雄一家滅門血案發生於<text:span text:style-name="T3">1980</text:span>年的<text:span text:style-name="T3">2</text:span>月<text:span text:style-name="T3">28</text:span>日，凶手毫無疑問就是國民黨主政下的情治單位所為。國民黨裝模作樣<text:span text:style-name="T3"><text:s/>"</text:span>調查<text:span text:style-name="T3">" </text:span>了好幾年，迄今尚未破案，但你知道嗎？南方朔在林宅滅門血案發生的隔兩天就一個人單獨<text:span text:style-name="T3"><text:s/>"</text:span>破案<text:span text:style-name="T3">" </text:span>了。南方朔在中國時報發布獨家內幕報導指出，原來林義雄一家老小很可能就是黨外人士或台獨份子自己所殺，暗示這是一樁苦肉計，意圖藉此嫁禍給國民黨。國民黨當時持續多年抹黑林義雄及黨外人士的這招技倆，就是源自於南方朔所寫的這篇假新聞。<text:span text:style-name="T3"> <text:line-break/><text:line-break/></text:span>南方朔造謠說，祖孫三人當場慘死，唯一生還的林奐均身重數刀<text:span text:style-name="T3"><text:s/>(</text:span>刀刀深及肺部<text:span text:style-name="T3">)</text:span>，生命垂危之際，透露凶手是<text:span text:style-name="T3"><text:s/>"</text:span>常來家裏的一位叔叔<text:span text:style-name="T3">"</text:span>，而且還是一位大鬍子。國民黨就是假裝相信這個憑空造謠的假新聞，進而開始營造輿論，把向來反抗國民黨最強烈、眾人尊崇其人格的林義雄抹黑成對黨外不忠，對國民黨軟弱，甚至私通國民黨，因此遭到黨外人士及海外台獨組織的<text:span text:style-name="T3"><text:s/>"</text:span>懲罰<text:span text:style-name="T3">"</text:span>，故而殺害其全家，並藉此一滅門血案來抹黑國民黨政府，進而<text:span text:style-name="T3"><text:s/>"</text:span>挑撥政府與人民之間的感情<text:span text:style-name="T3">"</text:span>。<text:span text:style-name="T3"> <text:line-break/><text:line-break/></text:span>當時，林義雄有個澳洲友人，來台灣收集博士論文題材，常來林家做客，是一位哥倫比亞大學的研究生<text:span text:style-name="T3"><text:s/>Bruce Jacob</text:span>，中文名字叫<text:span text:style-name="T3"><text:s/>"</text:span>家博<text:span text:style-name="T3">"</text:span>，剛好是個大鬍子，國民黨於是就把這個人給抓起來，藉此演了好長時間的一齣<text:span text:style-name="T3"><text:s/>"</text:span>偵辦<text:span text:style-name="T3">" </text:span>假戲，然後告訴社會大眾說，原來林宅滅門血案就是黨外陰謀份子與海外台獨組織自己幹的，為的是要懲罰林義雄出賣同志，並同時可嫁禍給大有為的國民黨政府。但事實上，林義雄之所以會被刑求得最為慘無人道，就是因為他是當時美麗島受刑人之中態度最為強硬的一位。<text:span text:style-name="T3"> <text:line-break/><text:line-break/></text:span>舊國民黨之邪惡，真是毫無人性可言，而南方朔恰恰就是這個邪惡勢力的打手，與之一搭一唱，做賊喊捉賊，盡全力抹黑反對者，連這樣一些完全眛著良心的謊話居然也寫得出來。<text:span text:style-name="T3"> <text:line-break/><text:line-break/></text:span>如果不是因為這樣一些事，像我這樣一個內向害羞、不喜歡公眾活動的人，不會一上大學就馬上加入黨外，成為一名公開掛牌運作的黨外人士。<text:span text:style-name="T3"> <text:line-break/><text:line-break/></text:span>南方朔造謠說是林義雄所認識的熟人是凶手之後，把消息來源推給他的舊同事，也就是司馬文武<text:span text:style-name="T3"><text:s/>(</text:span>亦即江春男<text:span text:style-name="T3">)</text:span>，江春男公開否認，並與之對質，指其說謊，然後南方朔居然跑去躲起來，躲了好幾天，害得中國時報的老板余紀忠以為南方朔因為揭發黨外自導自演滅門血案的陰謀而遭到毒手。<text:span text:style-name="T3"> <text:line-break/><text:line-break/></text:span>南方朔並沒有停止造謠，他所任職的中國時報，仍然持續以這謠言為基礎，並大扣黨外人士紅帽子，並加碼爆料說：<text:span text:style-name="T3"> <text:line-break/><text:line-break/>"</text:span>林家事件是經過一次細密策劃的政治暴力行為，乃是國外台獨或台共份子向來所慣用的伎倆。<text:span text:style-name="T3">" <text:line-break/><text:line-break/></text:span>在那個年代，主流媒體有個慣用詞叫做<text:span text:style-name="T3"><text:s/>"</text:span>三合一敵人<text:span text:style-name="T3">"</text:span>，亦即黨外、台獨與中共，三位一體。中央日報隨後亦報導說：<text:span text:style-name="T3"> <text:line-break/><text:line-break/>"</text:span>偵辦林家血案的一位高級警官說，本案宣佈偵破時，將使某些自命為「英雄烈士」的人大吃一驚，因為他們一向自命為「民主、自由」旗幟下的一群人，到頭來卻竟然是某一集團陰謀下的犧牲者。<text:span text:style-name="T3">" <text:line-break/><text:line-break/></text:span>你應該注意的一點是：國民黨和南方朔聯手造謠演出的這一齣戲，並非僅僅只是一個短暫插曲，而是持續很多年不曾間斷的抹黑，比方說，案發兩三年之後的聯合報仍然還是如此報導：<text:span text:style-name="T3"> <text:line-break/><text:line-break/>"</text:span>情治單位經過兩年多的調查分析，所下的結論是：林宅血案是有計畫性的政治事件，目的在於挑撥政府和民眾的情感，並在國際中打擊中華民國的形象。<text:span text:style-name="T3">" <text:line-break/><text:line-break/></text:span>那時候我在台北念高中，有一天還在重慶南路一家書局買到一本書叫做<text:span text:style-name="T3"><text:s/>"</text:span>林義雄的悲劇<text:span text:style-name="T3">"</text:span>，表面上同情其遭遇，其實整本書無非就是要告訴大家：林義雄為了個人權力慾望，誤入歧途，成為三合一敵人的成員，沒想到卻遭到自己人的懲罰，足證這個三合一敵人是如何地喪心病狂云云。<text:span text:style-name="T3"> <text:line-break/><text:line-break/></text:span>如果你以為故事就只是這樣，到此為止，那你又錯了。話說<text:span text:style-name="T3">2008</text:span>年，前中國時報記者何榮幸，寫了一本很噁心的書，書名叫<text:span text:style-name="T3"><text:s/>"</text:span>黑夜中尋找星星<text:span text:style-name="T3">"</text:span>，找來十幾位所謂<text:span text:style-name="T3"><text:s/>"</text:span>走過戒嚴的資深記者<text:span text:style-name="T3">"</text:span>，標榜其風骨，為其作傳，說他們是黑暗中的<text:span text:style-name="T3"><text:s/>"</text:span>星星<text:span text:style-name="T3">"</text:span>，而南方朔就是這幾位<text:span text:style-name="T3"><text:s/>"</text:span>星星<text:span text:style-name="T3">" </text:span>之一。很離譜吧！但我不意外，因為這位何榮幸先生，先前也出版過一本書叫做什麼<text:span text:style-name="T3"><text:s/>"</text:span>學運世代：眾聲喧嘩的十年<text:span text:style-name="T3">"</text:span>，也同樣找來一些荒唐人物<text:span text:style-name="T3"><text:s/>(</text:span>我當然不是說書中每一個全是人渣<text:span text:style-name="T3">)</text:span>，竟然說他們是當年的學運領袖，其瞎掰胡扯之離譜程度，令人難以置信。台灣政治之詭詐、虛構與卑劣，心機之深，盤算之複雜，許多時候，真是超乎正常人性所能理解的範圍，圈外人恐怕很難體會。<text:span text:style-name="T3"> <text:line-break/><text:line-break/></text:span>你知道南方朔在何榮幸這本噁心書裏頭如何自我標榜嗎？南方朔居然說他<text:span text:style-name="T3"><text:s/>"</text:span>在<text:span text:style-name="T3">1980</text:span>年投入黨外運動<text:span text:style-name="T3">"</text:span>！！！你沒看錯，就是<text:span text:style-name="T3">1980</text:span>年！！！而<text:span text:style-name="T3"><text:s/>1980</text:span>年難道不就正是他忙著抹黑美麗島事件與黨外運動、造謠林宅血案的那一年，他居然在<text:span text:style-name="T3">28</text:span>年後竄改歷史，說自己<text:span text:style-name="T3"><text:s/>"1980</text:span>年就加入黨外<text:span text:style-name="T3">"</text:span>！！！<text:span text:style-name="T3"> <text:line-break/><text:line-break/></text:span>這還不夠誇張，同樣是在<text:span text:style-name="T3"><text:s/>2008</text:span>年，在一篇題為<text:span text:style-name="T3">"</text:span>台灣報禁解除前後<text:span text:style-name="T3">" </text:span>的南方朔口述歷史中，他竟然說<text:span text:style-name="T3"><text:s/>"</text:span>大家都說南方朔是台灣群眾運動的老祖父<text:span text:style-name="T3">"</text:span>！！！！！！！！<text:span text:style-name="T3"> <text:line-break/><text:line-break/></text:span>我真是無言了。居然有人會扭曲事實到這種程度，我真不敢相信我的眼睛。那我是不是可以說川普是甘地精神的<text:span text:style-name="T3">21</text:span>世紀傳人？希拉蕊過著跟德蕾莎一樣的赤貧無私生活？<text:span text:style-name="T3"> <text:line-break/><text:line-break/></text:span>你知道嗎？南方朔甚至還說自己<text:span text:style-name="T3"><text:s/>"</text:span>率先策畫街頭運動<text:span text:style-name="T3">"</text:span>，<text:span text:style-name="T3">"</text:span>領導風潮<text:span text:style-name="T3">"</text:span>，而且是策畫<text:span text:style-name="T3"><text:s/>"</text:span>真正的街頭運動<text:span text:style-name="T3">"</text:span>，是<text:span text:style-name="T3"><text:s/>"</text:span>最大型的街頭運動<text:span text:style-name="T3">"</text:span>，甚至還<text:span text:style-name="T3"><text:s/>"</text:span>衝撞總統府<text:span text:style-name="T3">"</text:span>；並說民進黨之所以膽敢組黨，他所策畫的<text:span text:style-name="T3"><text:s/>"</text:span>街頭運動風潮<text:span text:style-name="T3">" </text:span>也是一個<text:span text:style-name="T3"><text:s/>"</text:span>促進因素<text:span text:style-name="T3">"</text:span>。媽的，我真是不知道該用什麼形容詞來形容這樣一種無恥。<text:span text:style-name="T3"> <text:line-break/><text:line-break/></text:span>這些年來，島內無數學界或醫界人士個個努力為自己虛構個人歷史，每個人都努力瞎說自己當年如何勇敢反抗國民黨，其實絕大多數是鬼話。當年在整個台灣的學界或醫界或校園中，敢於公開反抗國民黨者，始終是小貓兩三隻，一個巴掌就能數完。<text:span text:style-name="T3"> <text:line-break/><text:line-break/></text:span>至於有一些人之所謂<text:span text:style-name="T3"><text:s/>"</text:span>勇敢反抗國民黨<text:span text:style-name="T3">"</text:span>，居然指的是參加九零年代由李登輝所動員、媒體所全面鼓吹讚揚、甚至由教官帶隊參加的愛<text:span text:style-name="T3"><text:s/>(</text:span>台灣<text:span text:style-name="T3">) </text:span>國運動，亦即所謂<text:span text:style-name="T3"><text:s/>"</text:span>野百合學運<text:span text:style-name="T3">"</text:span>。他媽的，那樣一種由國民黨所動員來鬥爭外省人勢力的愛<text:span text:style-name="T3"><text:s/>(</text:span>台灣<text:span text:style-name="T3">) </text:span>國運動，居然也能說成<text:span text:style-name="T3"><text:s/>"</text:span>勇敢反抗國民黨<text:span text:style-name="T3">"</text:span>！？這十幾年來，經常不斷聽到這類自我吹捧，年輕一代卻奉若神明，信以為真，還真以為這些窩囊猥瑣的讀書人過去真的是什麼拋頭顱灑熱血的勇敢志士，其實不但全非事實，而且與事實剛好完全相反。這就好像幾年前倘若有人參加民進黨所全黨動員、全台媒體與綠色政客與無恥主流文人們所大力吹捧的<text:span text:style-name="T3"><text:s/>"</text:span>太陽花學運<text:span text:style-name="T3">"</text:span>，需要什麼勇氣？反倒是膽敢對之不敬者才需要很大的勇氣。<text:span text:style-name="T3"> <text:line-break/><text:line-break/></text:span>不過，南方朔的胡扯瞎掰與全然虛構之荒唐與離譜，卻遠勝上述這一切學界或醫界人士之自我吹捧。但是，你看，不管是島內或島外，此岸或對岸，居然往往信以為真，奉之為大師與先知。所謂口述歷史，難道就是可以像寫科幻小說那樣任意瞎掰嗎？是不是一個人只要佔據了某種言論地盤，有了一定的權勢，然後只要言論合乎某種立場，然後相關勢力就會買帳？<text:span text:style-name="T3"> <text:line-break/><text:line-break/></text:span>我之所以浪費時間又臭又長地寫這樣一些對我來說僅僅是普通常識而根本無須多說的事情，當然不是為了批評一個我認為根本不值得批評的人。這只是拿來做為一個例子。我之所以寫這些，目的或原因很多，姑且就這麼說吧：<text:span text:style-name="T3"> <text:line-break/><text:line-break/></text:span>一，尼采說：<text:span text:style-name="T3">"</text:span>政客把人塑造成兩類，一類是工具，一類是敵人。<text:span text:style-name="T3">" </text:span>我希望自己，當然也希望別人，成為政客的敵人，而不是成為他的工具。政客們的塑造工具方式，無非就是依靠鋪天蓋地的洗腦謊言與宣傳。<text:span text:style-name="T3"> <text:line-break/><text:line-break/></text:span>在這一點上，半個多世紀來，島內洗腦工作無疑是極為成功的，只是換了不同顏色。你看，一個再怎麼明明白白的簡單事實或普通常識，但你卻幾乎不可能以之撼動任何一個人既有的認知與想法。比方說，民進黨近二十年來之一切所作所為，一如過去的國民黨，但這個當下無惡不作的人渣黨卻居然成為正義的化身，人權的鬥士，民主自由的先鋒。<text:span text:style-name="T3"> <text:line-break/><text:line-break/></text:span>島內治治如此，島外國際事務亦然。比方說，美國半個多世紀來在全世界各地發動數以百計的侵略戰爭，燒殺擄掠，殺害上千萬人，至今依然每天不斷殺殺殺，正如<text:span text:style-name="T3"><text:s/>Noam Chomsky </text:span>所說，美國不但是帝國主義，而且是全球最大的恐怖主義國家。但是你看一般人，卻依然以完全正面的形象看待美國，歌頌美國。<text:span text:style-name="T3"> <text:line-break/><text:line-break/></text:span>反之，中國過去遭受長達百年的西方列強入侵與蹂躪，死傷千萬，橫遭掠奪與殺戮，在極度的貧窮與動亂之中，憑自己的努力，逐漸崛起之後，造福全球數億人脫離貧窮，而且不派一兵一卒去侵略任何一個國家，卻反而在島內被視為什麼侵害人權的舉世頭號恐怖惡魔。<text:span text:style-name="T3"> <text:line-break/><text:line-break/></text:span>大至國際之間，小至個人，道理也一樣。一些檯面上稱神稱王的名人或政客，明明是一些混蛋人渣，但你卻幾乎不可能讓人們相信其卑劣，而仍持續充當其動員工具，膜拜之，仰慕之，為之搖旗吶喊。<text:span text:style-name="T3"> <text:line-break/><text:line-break/></text:span>二，開藥治病不難，但是建立病識感卻極其艱難。沒有病識感，就算再好的藥對方也不會願意吃。病識感的建立卻無法光靠訴諸理性，因為當事人恰恰是理性能力出了問題。許多時候，需要的也許不光是理性，而是一種想像，你得想方設法用各種<text:span text:style-name="T3"><text:s/>"</text:span>例子<text:span text:style-name="T3">" </text:span>去挑起對方產生一種<text:span text:style-name="T3"><text:s/>"</text:span>願意去想像<text:span text:style-name="T3">" </text:span>的可能性。願意想像一些什麼呢？想像自己有可能是錯的或是有病的。<text:span text:style-name="T3"> <text:line-break/><text:line-break/></text:span>三，當我們做出一種強烈或篤定的宣稱時，往往有兩種可能，一種是沒來由的亂宣稱一通，簡單說就是腦殘，他的證據或經驗並不足以支持其宣稱。另一種是確實有根據的。我相信，任何人如果知道得跟我一樣多，他恐怕會比我做出更為強烈更加篤定的各種宣稱，畢竟我是個思想保守人士，當我知道十，知道一百乃至知道一千時，我往往才僅僅說出一，這也因此讓我或許比較有可能盡量減少犯錯。<text:span text:style-name="T3"> <text:line-break/><text:line-break/></text:span>四，除了理性與想像，任何一種知識、信念或宣稱的建立，其實還需要一種相當核心的要素，亦即信任。沒有這最項基本的信任，知識或信念根本無從產生，畢竟我們不可能親自去體會世上所有經驗，也不可能親自去研究每一項知識宣稱。即便是牛頓都還是一樣得站在巨人的肩膀上，才能看向遠方。因此，慎選<text:span text:style-name="T3"><text:s/>"</text:span>巨人<text:span text:style-name="T3">" </text:span>很重要。這意思是說，我們應當考察任何一個人的言論與行為之可信度與可靠程度及其內外一致性，從而決定在多大程度上應如何信任其言行。<text:span text:style-name="T3"> <text:line-break/><text:line-break/></text:span>五，我從來不是真的想談政治，而是對政治之所以值得存在與關切的可能性感受到一種迫切的熱情。我忘了是誰說的了，大意是說，決定一個政權的存亡的因素，或者說，當我們決定是否支持或反對某個政權時，憑藉的依據絕不會是某種技術性的政策，而必然是因為某種道德原則。有些東西，哪怕是寫上千萬言，其實說穿了不過就只是在談這樣一些跟是非善惡有關的基本原則或原理。<text:span text:style-name="T3"> <text:line-break/><text:line-break/></text:span>蘇格拉底一生沒留下文字，但他到處街頭巷尾找人抬槓。前途有為的人們經常嘲笑他一事無成，光會清談。蘇格拉底說：<text:span text:style-name="T3">"</text:span>我們不是在清談，而是在談如何活下去的問題<text:span text:style-name="T3">"</text:span>。<text:span text:style-name="T3"> <text:line-break/><text:line-break/></text:span>蘇格拉底的問題，也一直是我的問題，也許它也理應是每個人所應關切的問題；更重要的是，眾人的關切方式與內涵，顯然決定了眾人的長遠命運。<text:span text:style-name="T3"> <text:line-break/><text:line-break/></text:span>六，我們不可能一一去訴說每個事實，更不可能一一拆穿每一道謊言。終究，我們還是得依靠每個人自己的大腦與心靈、理性與感性，去理解世界，理解各種人事物。能被訴說的，不過是一些例子，一種隱喻，而各種例子恰恰形成一種<text:span text:style-name="T3"><text:s/>"</text:span>思索方式<text:span text:style-name="T3">"</text:span>，或者說<text:span text:style-name="T3"><text:s/>"</text:span>看待世界的眼光<text:span text:style-name="T3">"</text:span>。<text:span text:style-name="T3"> <text:line-break/><text:line-break/></text:span>沈從文對此說得很動人，他說：<text:span text:style-name="T3">"</text:span>照我思索，可理解我；照我思索，可理解人<text:span text:style-name="T3">"</text:span>。我倒也不想說自己的<text:span text:style-name="T3"><text:s/>"</text:span>思索方式<text:span text:style-name="T3">" </text:span>肯定是對的，但它畢竟是我能貢獻給這個世界的一切了。</text:p>
      <text:p text:style-name="P1"><text:span text:style-name="T1">陳真</text:span><text:s/>  |  2018.01.22 16:55   |   <text:a xlink:type="simple" xlink:href="http://palinfo.habago.org/Entry?Command=Information_PrintForum&amp;iPage=102#FORUM36416"><text:span text:style-name="T2">#</text:span></text:a></text:p>
      <text:p text:style-name="P2"><text:span text:style-name="T3">(</text:span>再續<text:span text:style-name="T3">) <text:line-break/><text:line-break/></text:span>當然不是說早年參加國民黨者就是幫凶，而是說，依照時下綠色人渣們的扣帽子邏輯，那麼，那些帽子扣在他們自己的頭上難道不是再恰當也不過嗎？<text:span text:style-name="T3"> <text:line-break/><text:line-break/></text:span>人性有三種表現，一種烈士，為愛為理想奮不顧身，一種凡人，趨吉避凶，噤若寒蟬，一種則是幫凶。在我看來，第二種人佔絕大多數，這樣一些人，不好也不壞，他們只是正常而不是壞，難以苛責。<text:span text:style-name="T3"> <text:line-break/><text:line-break/></text:span>至於第三種人，我其實也覺得只要改過向善，便可原諒。就比方說本黨<text:span text:style-name="T3">(</text:span>新黨<text:span text:style-name="T3">)</text:span>副主席李勝峰，黨外時期之所為，不折不扣就是統治者的打手，但那畢竟是過去式，只要不是罪大惡極，只要停止為惡，沒有什麼不能原諒。<text:span text:style-name="T3"> <text:line-break/><text:line-break/></text:span>但有一種人，應該歸類為第四種，亦即人渣，我是沒法忍耐的。這類人，此一時彼一時，此時說這樣，彼時卻又說那樣，迎風搖擺，完全看風向辦事；不管怎麼改朝換代，永遠站在主流權勢一方，美名加身，權位在握，永遠吃香喝辣，囂張跋扈，傷害異己。<text:span text:style-name="T3"> <text:line-break/><text:line-break/></text:span>人渣黨大多就是這種人。比方說，檯面上這些人，個個囂張跋扈，整天拿所謂台獨以及仇中反華來檢驗他人思想是否忠貞，但是他媽的這些人渣究竟有幾個在比方說八零年代敢在島內主張台獨？少之又少。差不多五根手指頭就能數完。<text:span text:style-name="T3"> <text:line-break/><text:line-break/></text:span>膽小只是正常人性，不是罪過，但是，在該勇敢時卻窩囊得跟龜孫子一樣，當危險一過，當好康的一來，他反倒開始勇猛起來，囂張跋扈，為所欲為，努力傷害異己。這樣一種人，不是人渣是什麼？<text:span text:style-name="T3"> <text:line-break/><text:line-break/></text:span>有些不但當年窩囊猥瑣，甚至選擇和主流權勢站在一起，積極為虎作倀。但是，改朝換代後，當年的統治者都已經像過街老鼠一樣，都快進棺材了，反倒是另一股更加卑鄙的主流惡勢力興起，這些人竟然更換旗幟，繼續為虎作倀，而且還滿口仁義道德公平正義，媽的，天底下有這種道理嗎？</text:p>
      <text:p text:style-name="P1"><text:span text:style-name="T1">陳真</text:span><text:s/>  |  2018.01.22 01:00   |   <text:a xlink:type="simple" xlink:href="http://palinfo.habago.org/Entry?Command=Information_PrintForum&amp;iPage=102#FORUM36415"><text:span text:style-name="T2">#</text:span></text:a></text:p>
      <text:p text:style-name="P3"><text:span text:style-name="T3">(</text:span>續前<text:span text:style-name="T3">) <text:line-break/><text:line-break/></text:span>大家可別誤會，我絕不是說台灣的反抗威權與所謂民主化過程就僅僅只是民進黨和美麗島事件，我沒有這麼北七，我只是在講這個黨的成員之基本屬性變化。<text:span text:style-name="T3"> <text:line-break/><text:line-break/></text:span>事實上，就如李敖所說，台灣的政治案件登記有案的就有兩萬九千四百零七件，其中兩萬九千四百零六件竟然全不見了，就只剩下一個美麗島事件，吹捧吹上天。而且，不只剩下一個美麗島，整個功勞竟然全讓那群至今吃香喝辣的辯護律師給收割了。尤有甚者，在主流媒體的包裝吹捧下，附帶還有一群跟著雞犬昇天的<text:span text:style-name="T3"><text:s/>"</text:span>搖尾系統<text:span text:style-name="T3">" (</text:span>柏楊慣用語<text:span text:style-name="T3">)</text:span>，包括擅於胡扯瞎掰與作秀的什麼學運份子，以及掛社運羊頭賣政治狗肉的所謂社運人士和各界親綠學者與文人等等等等等。<text:span text:style-name="T3"> <text:line-break/><text:line-break/></text:span>這樣一群買空賣空的政治詐騙集團，透過虛構造謠、誇大渲染、移花接木及極度簡化與自我吹捧等手段，把自己捧上所謂反對運動歷史之神聖殿堂的中心位置。在這樣一種近乎純屬虛構的<text:span text:style-name="T3"><text:s/>"</text:span>歷史<text:span text:style-name="T3">" </text:span>中，真正付出代價的無數群眾不見了，統派不見了，一切異己或不願順服於謊言與私利權謀者，全被徹底消音或妖魔化。<text:span text:style-name="T3"> <text:line-break/><text:line-break/></text:span>至於國民黨呢？則被塑造成彷彿跟民進黨是截然對立的兩個政黨似的，一個萬惡不赦，貪污獨裁，一個又勇敢又民主，清廉無私，偉大得不得了。這樣一種鬼話，這樣一種理解方式，實在有夠低能與荒唐。事實上，在某個根本意義上，這兩個黨是很難區分的，你中有我，我中有你，難分彼此。當所謂威權瓦解，隨著所謂<text:span text:style-name="T3"><text:s/>"</text:span>民主自由<text:span text:style-name="T3">" </text:span>所帶來之胡作非為及詐騙奪權的空間之擴大，兩黨之中成份最差的一群人，於是逐漸聚攏在綠旗底下，成為當今的所謂民進黨，藉著親美舔日仇中反華，藉著虛構歪曲歷史與自我美化，謀取私利與權力。<text:span text:style-name="T3"><text:line-break/><text:line-break/></text:span>上則留言提到，鄭自才說，轉型正義必須徹底，必須把加害者及一干幫凶全揪出來審判。對此，我其實舉雙手贊成。依鄭自才等深綠人士的構想，首先，第一個就應該把李登輝揪出來公審才對。李登輝在國民黨裏頭當大官<text:span text:style-name="T3">30</text:span>多年，特別是從<text:span text:style-name="T3">1988</text:span>到<text:span text:style-name="T3">2000</text:span>年擔任所謂總統這<text:span text:style-name="T3">12</text:span>年期間，無數的政治迫害事件哪一件不是他下令？寫得完嗎？根本罄竹難書！綠營最愛講的鄭南榕和詹益樺，不就是他害死的嗎。倘若這是馬英九所為，綠營人士恐怕要把馬英九殺了才能洩恨。<text:span text:style-name="T3"> <text:line-break/><text:line-break/></text:span>但是，當李登輝迎風搖擺，瞬間從深藍轉為深綠，從小蔣面前乖巧順從的大統派，瞬間變成台獨先知，竟然就因此被綠營抬舉成<text:span text:style-name="T3"><text:s/>"</text:span>台灣民主之父<text:span text:style-name="T3">"</text:span>，成為整個民進黨及其同路人的共同精神領袖！一個正常人，看這樣一些人的作為，真是會精神分裂，完完全全沒有任何善惡是非可言，完完全全就是以利益和顏色來決定是非黑白，從而畫分敵我。<text:span text:style-name="T3"> <text:line-break/><text:line-break/></text:span>講到李登輝，姑且就說美麗島事件吧，做為一個例子。我曾寫過很多次，林宅滅門血案毫無疑問就是國民黨殺的，但是，究竟是誰下令，迄今不明。我不認為蔣經國會做這種事，因此，依我的研判，至少當年掌握人們生殺大權的情治首長汪敬煦絕對脫離不了關係。美麗島事件發生後兩個月，林義雄一家就在光天化日下被滅門。當時的媒體就跟現在一樣，完全一面倒，把黨外人士抹黑成萬惡不赦的妖魔鬼怪，動輒什麼<text:span text:style-name="T3"><text:s/>"</text:span>千名學者連署譴責美麗島事件暴徒、呼籲政府嚴懲<text:span text:style-name="T3">" </text:span>之類。另外，也跟現在一樣，動不動就會有一堆藝人、文人跳出來維護民主自由，呼籲政府嚴懲黨外陰謀份子等等。<text:span text:style-name="T3"> <text:line-break/><text:line-break/></text:span>就在這樣一種大家爭相表態<text:span text:style-name="T3"><text:s/>"</text:span>嚴懲美麗島暴徒<text:span text:style-name="T3">" </text:span>的氛圍中，有個人不但表態得最熱烈，同時還捐出巨款兩百萬元<text:span text:style-name="T3"><text:s/>(</text:span>當時應該沒有人捐得比他多<text:span text:style-name="T3">)</text:span>，慰勞辛苦的鎮暴警察。那個人是誰呢？就是李登輝。代表接受捐款的人是誰呢？就是這位恐怖殺手汪敬煦。<text:span text:style-name="T3"> <text:line-break/><text:line-break/></text:span>我抄一段當年的報導給大家看，依據<text:span text:style-name="T3">1979</text:span>年<text:span text:style-name="T3">12</text:span>月<text:span text:style-name="T3">13</text:span>日的中國時報報導，<text:span text:style-name="T3">"</text:span>台北市長李登輝表示，絕不容許陰謀份子在台北市煽動群眾、不法集會及破壞社會秩序安寧。李市長呼籲全體市民，共同聲討與制裁陰謀暴力份子，以維護社會安寧。李市長並表示，警備總部等治安單位決本嚴正立場，依法嚴辦，絕不寬貸。<text:span text:style-name="T3">" <text:line-break/><text:line-break/></text:span>我實在很不想提這些根本不值得一提的小人物，比方說當今所謂總統蔡英文，她被李登輝提拔，在國民黨政權下當了十幾二十年的大官。依其深綠邏輯，這難道不叫做昔日黨國幫凶？比方說，還有一位最近當上所謂監察委員、囂張跋扈到極點的陳師孟，也是滿口轉型正義，追究歷史責任，甚至一再揚言將<text:span text:style-name="T3"><text:s/>"</text:span>辦藍不辦綠<text:span text:style-name="T3">"</text:span>，要嚴懲過去、現在或未來辦綠的法官或檢察官，說他們是阻礙轉型正義的司法敗類，要給他們好看云云，一副要替阿扁報仇的正義姿態，堅持說阿扁無罪，還說他打算這樣做的目的不是要挺扁，而是基於公義。<text:span text:style-name="T3"> <text:line-break/><text:line-break/></text:span>倘若今天是馬英九一家人，包括太太和小孩，四處撈錢，賣官位，收賄、賤賣國土及勒索財團等等等，無惡不作，搞來無數的現金和珠寶，海內外各國到處洗錢、藏錢，海外到處開假公司真洗錢，數以百億，你想，綠營會有人說這個不算貪污嗎？會有人說依法審判是不公不義嗎？更可恨的是，相對於扁家之極度貪婪與無法無天，馬英九卻是個乾淨清廉奉公守法到簡直有嚴重道德潔癖的人<text:span text:style-name="T3"><text:s/>(</text:span>跟陳定南差不多<text:span text:style-name="T3">)</text:span>，如今卻被綠營告發上百個根本莫須有的貪瀆罪名，硬是想方設法千方百計要羅織他入罪。<text:span text:style-name="T3"> <text:line-break/><text:line-break/></text:span>至於這位陳師孟是誰呢？他恰恰就是他自己所應該打擊的黨國餘孽，黨國幫凶。你看，李登輝再怎麼差，人家也是直到<text:span text:style-name="T3">1971</text:span>年<text:span text:style-name="T3"><text:s/>(48</text:span>歲<text:span text:style-name="T3">) </text:span>才加入國民黨。但你知道陳師孟什麼時候加入國民黨嗎？<text:span text:style-name="T3">1966 </text:span>年。那一年他才<text:span text:style-name="T3">18</text:span>歲。當所謂<text:span text:style-name="T3"><text:s/>"</text:span>萬惡的國民黨<text:span text:style-name="T3">" </text:span>不斷殘害人民的數十年過程中，陳師孟竟然一直乖乖地當了<text:span text:style-name="T3">25</text:span>年的國民黨員，夠忠貞了吧？一直到九零年代，國民黨都已經開始分崩離析風雨飄搖了，陳師孟竟然才<text:span text:style-name="T3"><text:s/>"</text:span>很勇敢<text:span text:style-name="T3">" </text:span>地退出國民黨，開始唾棄國民黨這隻過街老鼠。如今更是搖身一變，變得更勇猛了，變成反國民黨的<text:span text:style-name="T3"><text:s/>"</text:span>悍將<text:span text:style-name="T3">"</text:span>，威風十足地說要討伐都已經快要進棺材的國民黨。<text:span text:style-name="T3"> <text:line-break/><text:line-break/></text:span>這些人與事，寫來滿紙污穢。我很不喜歡寫這類東西，但有些時候，看到世道若此，豺狼當道，實在很難忍耐。難道他們以為人民全是北七？</text:p>
      <text:p text:style-name="P1"><text:span text:style-name="T1">陳真</text:span><text:s/>  |  2018.01.20 12:32   |   <text:a xlink:type="simple" xlink:href="http://palinfo.habago.org/Entry?Command=Information_PrintForum&amp;iPage=102#FORUM36414"><text:span text:style-name="T2">#</text:span></text:a></text:p>
      <text:p text:style-name="P2">剛上大學不久，也許大一或大二，就被情治單位約談，距今<text:span text:style-name="T3">35</text:span>年。在更早的過去那個隨時可以讓人無端消失的年代，亦即五、六、七零年代，<text:span text:style-name="T3">"</text:span>約談<text:span text:style-name="T3">" </text:span>跟<text:span text:style-name="T3"><text:s/>"</text:span>逮人<text:span text:style-name="T3">" </text:span>往往只有一線之隔，相當恐怖。即便到了八零年代初期，恐怖氣氛依舊。<text:span text:style-name="T3"> <text:line-break/><text:line-break/></text:span>小時候，常聽大人們偷偷告誡說，倘若早上五、六點天未亮就有人來家裏敲門，通常不會是好事，因為逮人往往就是在這樣一種時間點，以製造更大的恐怖感。那時候是蔣家政權，當時一些專門給政府<text:span text:style-name="T3"><text:s/>"</text:span>小罵大捧<text:span text:style-name="T3">" </text:span>的所謂<text:span text:style-name="T3"><text:s/>"</text:span>開明學者<text:span text:style-name="T3">"</text:span>，簡單說就是御用文人<text:span text:style-name="T3"><text:s/>(</text:span>類似當今的親綠學者或親綠文人之類<text:span text:style-name="T3">)</text:span>，常常會寫文章替這樣一種逮捕辯護幫腔，他們很喜歡說：<text:span text:style-name="T3">"</text:span>只要你行得端，坐得正，不做虧心事，就算聽到凌晨敲門聲也不會害怕<text:span text:style-name="T3">"</text:span>。但事實上卻是，你越是行得端坐得正，也許越有機會聽到凌晨敲門聲。<text:span text:style-name="T3"> <text:line-break/><text:line-break/></text:span>我家的隔壁鄰居，一位國中校長，就是這樣消失的。我家開的電影院有兩位員工，倒是沒聽到敲門聲，而是直接破門而入。這兩位員工，一老一少，老的五、六十歲，小的那一位才十六、七歲，未成年。有一天，來了幾名情治人員，拿著照片來戲院抓人，不是抓他本人，而是抓他太太，也就是我們家戲院的一位售票員。那是一張幾十年前的三零年代發黃照片，是在大陸拍的，照片中據說有位年輕男子舉個類似<text:span text:style-name="T3"><text:s/>"</text:span>反饑餓、反剝削<text:span text:style-name="T3">" </text:span>的標語牌，參加一場反國民政府的示威遊行。情治人員說，照片中那個人<text:span text:style-name="T3"><text:s/>"</text:span>看起來很像<text:span text:style-name="T3">" </text:span>我們家那位售票員的老公，於是就把她給<text:span text:style-name="T3"><text:s/>"</text:span>約談<text:span text:style-name="T3">" </text:span>了，也就是抓去訊問。<text:span text:style-name="T3"> <text:line-break/><text:line-break/></text:span>小的那一個更冤枉，他的故事我寫過很多遍：他國中畢業後就來我們家戲院當學徒，學畫看板。這小子不愛讀書，識字不多。那時候規定，凡是蔣介石生日，公開場所一律必須懸掛慶祝布條。我家開電影院，每年照例懸掛國旗與祝賀蔣總統誕辰紅布條。<text:span text:style-name="T3"> <text:line-break/><text:line-break/></text:span>那一年，紅布條就由這小子來寫，但他把蔣總統的<text:span text:style-name="T3"><text:s/>"</text:span>總<text:span text:style-name="T3">" </text:span>給寫成<text:span text:style-name="T3"><text:s/>(</text:span>糸鬼<text:span text:style-name="T3">) </text:span>，把右邊的<text:span text:style-name="T3"><text:s/>"</text:span>悤<text:span text:style-name="T3">" </text:span>寫成了<text:span text:style-name="T3"><text:s/>"</text:span>鬼<text:span text:style-name="T3">" </text:span>字。這下不得了，犯了天條，分明是詛咒偉大的領袖早死，於是也就被<text:span text:style-name="T3"><text:s/>"</text:span>約談<text:span text:style-name="T3">" </text:span>了。我父母費了很大的力氣，才把這小子給救出來。<text:span text:style-name="T3"> <text:line-break/><text:line-break/></text:span>差不多七、八年後，我念完小學、國中與高中，升上大學，這下換我被約談了。生平被約談過大約四次。第一次被約談，沒經驗，有點緊張，沒想到這麼快自己就體會到傳說中的<text:span text:style-name="T3"><text:s/>"</text:span>約談<text:span text:style-name="T3">"</text:span>，用圈內人的內行話來說就是<text:span text:style-name="T3"><text:s/>"</text:span>請去喝咖啡<text:span text:style-name="T3">"</text:span>。約談地點就在高雄後火車站對面路口一棟高級大飯店的附設咖啡廳，好像叫天安大飯店，現在建築物還在，但名稱與營業項目已更換，破舊不堪。<text:span text:style-name="T3"> <text:line-break/><text:line-break/></text:span>當我突然接到這樣一通約談電話，不知道該不該赴這鴻門宴，怕一去不回，下落無人知。於是就打電話給當時跟我走得比較近的陳秀賢。我跟他說，隔天我如果沒有跟你連絡，我就是被抓走了。<text:span text:style-name="T3"> <text:line-break/><text:line-break/></text:span>約談我的情治人員，每次都是不一樣的人，除了有一回有一位語帶威脅之外，其他都還蠻禮遇的。有一位在談話後還給了我一張名片，上頭只有名字和電話，沒有任何頭銜或工作單位名稱。頭一回約談時，有件事有點奇怪，那個情治人員每半個多小時就會去一趟廁所，我以為他頻尿、膀胱無力，但是陳秀賢後來跟我說，應該是去廁所換錄音帶。那時候的錄音、竊聽科技還不是很發達。<text:span text:style-name="T3"> <text:line-break/><text:line-break/></text:span>幾次約談，你知道都談些什麼嗎？主要都是勸我醒一醒，別腦子進水，別讓人給利用了。那些情治人員反覆告訴我有關檯面上那些所謂大老們的各種陰暗內幕及狗皮倒灶的事，一再表示說他們根本不是什麼好東西。其實，誰好誰壞，我心裏自有盤算，所以我也一再跟他們說，不需要跟我講這些，而且我也不想在背後討論朋友或同志們的私人是非。<text:span text:style-name="T3"> <text:line-break/><text:line-break/></text:span>當時是蔣經國主政下的國民黨，透過主流媒體，總是把黨外人士描述成地方上的小混混或地痞流氓。這話其實只說對了三分之一。美麗島事件前後的黨外生態，主要有三種人，一種是充滿理想與正義感、人格正直的好人，特別是林義雄、林弘宣、劉峰松、翁金珠、高俊明、戴振耀、陳定南、黃信介、陳映真、余登發、陳永興等等等；第二種是衣冠禽獸，白天史豔文，晚上就成為千心魔，表裏不一，猥瑣不堪，十分貪婪；剩下的是第三種人，也就是國民黨所說的地痞流氓小混混。<text:span text:style-name="T3"> <text:line-break/><text:line-break/></text:span>這三種人以第二種數量最多，族繁不及備載，這群人陰陰柔柔，恕我不敢點名。第一種數量最少。第二種往往具有一定的社會地位、身份或職業，很會唱高調，滿口漂亮話，擅於收割，例如美麗島辯護律師那群人就是代表人物。當然，我不是說每一個都是混蛋。裏頭當然也有大好人，例如林勤綱，例如李勝雄。施明德相信，這群辯護律師裏頭有很多是國民黨的特務，但是，截至目前為止，也只有謝長廷是被確認的，至於其他還有誰是國民黨臥底的特務我不知道，我只能從一個人的人品來看待他之所作所為。<text:span text:style-name="T3"> <text:line-break/><text:line-break/></text:span>至於第三種人，也就是一大堆地痞流氓小混混與地方角頭，這些人原本在黨外圈中是十分邊緣的一群人，連<text:span text:style-name="T3"><text:s/>"</text:span>非主流<text:span text:style-name="T3">" </text:span>都談不上，講難聽就像角落裏的蟑螂；蟑螂有大有小，有的財大氣粗，人脈充沛，有的身無分文，屬個體戶，但是，藉著政治搞錢搞女人搞權力、騙吃騙喝的本質卻是一樣的。自從李登輝正式透過選舉當上總統，開始向綠營與台獨靠攏，引進黑金勢力之後，這一小撮原本處於權力邊緣的地痞流氓與地方角頭，迅速在中央與地方也取得了各種權力，勢力迅速膨漲，甚至成為<text:span text:style-name="T3"><text:s/>"</text:span>地方山頭<text:span text:style-name="T3">"</text:span>，一方霸主。事實上，在李登輝主政下，國民黨裏頭這種所謂政治蟑螂恐怕還更多，散布藍綠雙方，哪邊有利就往哪邊靠。<text:span text:style-name="T3"> <text:line-break/><text:line-break/></text:span>簡單說，美麗島時代基本上是第一種人當家做主，第二種人陪襯，至於第三種人則是第一和第二種人所蔑視的一群人渣，當成垃圾那樣看待與提防。美麗島事件後一直到民進黨建黨這段期間，所謂黨外，就是以辯護律師為首的第二種人迅速成為主流。這個黨，也許曾經有過頂多一年半載的理想，但很快就露出貪婪本性，不堪聞問；以一種自由落體般的速度腐化，速度之快，非常驚人。<text:span text:style-name="T3"> <text:line-break/><text:line-break/></text:span>民進黨剛建黨時，我跟同志們說，希望我的子孫不要有一天被迫得起來反抗民進黨。同志們聽了，都說我很<text:span text:style-name="T3"><text:s/>"</text:span>高瞻遠矚<text:span text:style-name="T3">"</text:span>，黨才剛成立，你就已經那想到麼遠的事了。我確實沒想到，不過才幾年，不用等到我的子孫出現，我自己就已經跟這個一心貪婪為惡的人渣黨站在對立面。<text:span text:style-name="T3"> <text:line-break/><text:line-break/></text:span>就在建黨之後這樣一種光速般的腐化過程中，人渣與蟑螂們也一個個光鮮亮麗起來，成為檯面上呼風喚雨的所謂政治<text:span text:style-name="T3"><text:s/>"</text:span>大咖<text:span text:style-name="T3">"</text:span>。這時候，第二種人和第三種人的原始界限基本上就已經完全模糊了，畢竟兩者原本的差異僅僅在於其出身背景和社經地位，一旦雙方社經地位拉平，兩者之貪婪猥瑣其實毫無不同。這時候的民進黨<text:span text:style-name="T3"><text:s/>(</text:span>時間大約是在阿扁掌權之後<text:span text:style-name="T3">)</text:span>，除了人渣，我幾乎看不到一個稍微有點基本品性的正常人了。<text:span text:style-name="T3"> <text:line-break/><text:line-break/></text:span>必須一提的是：這些人渣的原產地，其實並非全是來自於民進黨，而是有一大半以上來自於逐漸改革、逐漸改邪歸正的國民黨；這些人渣過去舉藍旗，參與舊國民黨的一切惡行或是當其幫凶。當勢力轉移，人渣跑得比誰都快，馬上藍旗換綠旗，正所謂權力之所在，人渣之所在。人渣黨的基本歷史大約就是這樣。任何一個具有基本正直性格的人都很難在這樣一個人渣充斥不擇手段的黨裏頭生存。<text:span text:style-name="T3"> <text:line-break/><text:line-break/></text:span>你提到陳武勳，我差不多唸大二時幫他和林黎琤<text:span text:style-name="T3">(</text:span>林弘宣的太太<text:span text:style-name="T3">)</text:span>以及陳光復<text:span text:style-name="T3">(</text:span>現在的澎湖縣長<text:span text:style-name="T3">)</text:span>助選過，知其為人之良善謙和，不為己謀。這樣一種人是很難在人渣黨裏頭生存的。全台灣認識他的人恐怕沒幾個，但是大家卻全都認得目前檯面上這一群人渣。怎麼會這樣呢？明明當年身先士卒、不求私利的人，卻反而被人民徹底遺忘，甚至往往被打成全民公敵；而那些一路走來始終依附主流權勢、過去無惡不作、至今更是變本加厲的貪婪人渣，卻反而個個藉著造謠與抹黑及挑撥族群仇恨，成為什麼爭取民主自由的反中急先鋒與台獨英雄，捍衛人權的鬥士或甚至什麼理想主義者？這不是放他媽的狗臭屁嗎？<text:span text:style-name="T3"> <text:line-break/><text:line-break/></text:span>我念高一時，曾經寫過一篇文章，四、五千字，寫譚嗣同，有位老師竟然拿去出書，成為該書的一個章節，當成是他寫的。我想說的是，當我們讀到比方說譚嗣同，比方說林覺民，比方說根本數不清的英雄好漢，為理想善念付出生命與青春，讀了之後心裏很感動。這些人很多來自國民黨或國民黨的前身，但你可別把這樣一種歷史給連結到比方說李登輝所主政下的國民黨身上，雖然都叫國民黨，但此國民黨非彼國民黨。<text:span text:style-name="T3"> <text:line-break/><text:line-break/></text:span>我意思是說，歷史是會動的，有生命的，一個東西死了，另一個東西接著誕生，也許表面上名字都一樣，但此並非彼，除了名字一樣，內涵與本質早已大不同。比方說，應該不會有人把黃崗七十二烈士拿來和比方說吳敦義領導下的國民黨相提並論吧。民進黨也一樣，它並不等於黨外，黨外跟它的瓜葛頂多就只是時間上的一種前後關係而已；一樣是反國民黨，但意義大不同，參與人員的素質、信念與屬性更是截然不同。倘若把黨外人士或更早的各種反抗事蹟等同於民進黨，那可真是有夠腦殘的，簡直是荒唐透頂，但可悲可恨的是，這樣一種鬼話卻竟然是時下的所謂歷史真相，騙盡世人，藉以吃香喝辣，藉以上下其手，藉以傷害異己，藉以美名加身，非常可恥。<text:span text:style-name="T3"> <text:line-break/><text:line-break/></text:span>同理，現在的民進黨其實也不同於三十二年前建黨時的民進黨，甚至就連西元兩千年之後的民進黨，跟西元兩千年之前的民進黨，也幾乎完全不一樣了，只是名字一樣而已。<text:span text:style-name="T3"> <text:line-break/><text:line-break/></text:span>我過去的朋友<text:span text:style-name="T3">--</text:span>鄭自才，刺蔣案那位鄭自才，最近出書，他呼籲民進黨說，轉型正義應該把當時的加害人揪出來審判。我聽了覺得很好笑，那豈不是第一個應該先把李登輝和蔡英文等人揪出來審判？倘若依鄭自才所建議的作法去做，我敢保證這個人渣黨將會只剩下一小撮基層黨員，目前檯面上的人，八成以上恐怕都得繩之以法或是應該遭到唾棄才對。<text:span text:style-name="T3"> <text:line-break/><text:line-break/></text:span>生活過勞不堪，我利用看診空檔時間，斷斷續續寫了這樣一些東西，給歷史留個見證，不信春風喚不回，不信青史盡成灰。</text:p>
      <text:p text:style-name="P1">lbboy   |  2018.01.19 21:22   |   <text:a xlink:type="simple" xlink:href="http://palinfo.habago.org/Entry?Command=Information_PrintForum&amp;iPage=102#FORUM36413"><text:span text:style-name="T2">#</text:span></text:a></text:p>
      <text:p text:style-name="P3"><text:span text:style-name="T3"><text:line-break/></text:span>美國為何能在其他國家，沒經過同意就能駐軍。<text:span text:style-name="T3"><text:s/></text:span>是主流媒體，人權公知沒看到什麼人批評。<text:span text:style-name="T3"><text:s/></text:span>似乎對美國的所做所為都習以為常，自然而然都同意了。<text:span text:style-name="T3"> <text:line-break/><text:line-break/><text:line-break/>============================================== <text:line-break/><text:line-break/></text:span>敘利亞政府說美國在敘軍事存在屬<text:span text:style-name="T3">“</text:span>非法<text:span text:style-name="T3">” <text:line-break/>2018</text:span>年<text:span text:style-name="T3">01</text:span>月<text:span text:style-name="T3">18</text:span>日<text:span text:style-name="T3"><text:s/>10:12:03 </text:span>作者：<text:span text:style-name="T3"><text:s/></text:span>來源：<text:span text:style-name="T3"><text:s/></text:span>【<text:span text:style-name="T3"><text:s/></text:span>字號<text:span text:style-name="T3"><text:s/></text:span>大<text:span text:style-name="T3"><text:s/></text:span>小<text:span text:style-name="T3"><text:s/></text:span>】<text:span text:style-name="T3"><text:s/></text:span>【<text:span text:style-name="T3"><text:s/></text:span>打印<text:span text:style-name="T3"><text:s/></text:span>】<text:span text:style-name="T3"><text:s/></text:span>【<text:span text:style-name="T3"><text:s/></text:span>關閉<text:span text:style-name="T3"><text:s/></text:span>】<text:span text:style-name="T3"> <text:line-break/></text:span>新華社大馬士革１月１８日電（記者鄭一晗）敘利亞外交部１８日說，美國在敘利亞的軍事存在是非法行為，敘利亞重建不歡迎美國參與。<text:span text:style-name="T3"> <text:line-break/></text:span>針對美方日前表態<text:span text:style-name="T3">“</text:span>將繼續保留在敘軍事存在<text:span text:style-name="T3">”</text:span>，敘外交部１８日發表聲明回應說，美國在敘利亞的軍事存在是違反國際法和侵犯他國主權的行為，其意圖並不是消滅極端組織<text:span text:style-name="T3">“</text:span>伊斯蘭國<text:span text:style-name="T3">”</text:span>，而是向美國一手扶持起來的極端組織提供庇護。<text:span text:style-name="T3"> <text:line-break/></text:span>聲明說，美國給敘利亞帶來的只有流血和苦難，敘利亞決不會邀請美國參與國家重建，<text:span text:style-name="T3">“</text:span>敘利亞重建不需要美國一分錢，因為它沾滿了敘利亞人的鮮血<text:span text:style-name="T3">”</text:span>。<text:span text:style-name="T3"> <text:line-break/></text:span>聲明說，敘利亞問題的任何政治解決方案都必須回應敘人民的訴求，而非為了實現外部勢力的圖謀和利益。<text:span text:style-name="T3">“</text:span>敘利亞將繼續打擊境內所有恐怖組織，將所有領土從外國的非法存在中解放。<text:span text:style-name="T3">” <text:line-break/></text:span>美國國務卿蒂勒森１７日說，美國將繼續保留在敘利亞的軍事存在，以避免<text:span text:style-name="T3">“</text:span>伊斯蘭國<text:span text:style-name="T3">”</text:span>捲土重來，並同時表達了美國對敘利亞總統巴沙爾<text:span text:style-name="T3">·</text:span>阿薩德政權的不滿。<text:span text:style-name="T3"> <text:line-break/></text:span>近日，美國領導的打擊<text:span text:style-name="T3">“</text:span>伊斯蘭國<text:span text:style-name="T3">”</text:span>國際聯盟宣佈，將在敘利亞東北部建立一支民兵武裝，以維護敘利亞邊境地區安全。此舉引發敘利亞、土耳其、俄羅斯、伊朗等國明確反對和抗議。分析人士認為，美國此舉表面上打著反恐旗號，實質上是為了維持美國在敘東北部的長期軍事存在。（完）</text:p>
      <text:p text:style-name="P1"><text:span text:style-name="T1">黃明華</text:span><text:s/>  |  2018.01.19 13:43   |   <text:a xlink:type="simple" xlink:href="http://palinfo.habago.org/Entry?Command=Information_PrintForum&amp;iPage=102#FORUM36412"><text:span text:style-name="T2">#</text:span></text:a></text:p>
      <text:p text:style-name="P2"><text:span text:style-name="T3"><text:line-break/></text:span>早期統派的李敖可以資助獨派的鄭南榕辦雜誌<text:span text:style-name="T3">,</text:span>還擔任雜誌總監<text:span text:style-name="T3"> <text:line-break/></text:span>統派的李敖還因為協助獨派的彭明敏逃亡以及當時被迫害被關的異議人士被牽連以台獨罪名被關<text:span text:style-name="T3"> <text:line-break/></text:span>還是台灣早期那個戒嚴年代黨外才有比較多真貨<text:span text:style-name="T3">,</text:span>現在檯面上一堆靠操弄民粹騙吃騙喝的假貨<text:span text:style-name="T3"> <text:line-break/><text:line-break/>1990</text:span>年代作為當時民進黨創黨黨員少數幾個需承受莫大壓力的外省人之一的費希平先生對台灣未來的先見評論<text:span text:style-name="T3">:(</text:span>引用自維基百科<text:span text:style-name="T3">) <text:line-break/><text:line-break/>https://goo.gl/1HxyTc <text:line-break/><text:line-break/></text:span>『<text:span text:style-name="T3">1990</text:span>年<text:span text:style-name="T3">11</text:span>月<text:span text:style-name="T3">2</text:span>日，費希平在立法院施政總質詢時發表臨別演說，宣布將於該年年底退職，同時批評：「國民黨必須順應世界潮流，由黨內民主開始。民進黨是台灣最大的反對黨；如果反對黨對執政黨符合人民利益的措施也堅決反對，這不是反對黨反對執政黨，而是反對人民！」<text:span text:style-name="T3">[28]</text:span>他認為，民進黨立法院黨團每以程序發言杯葛議事運作，導致民生法案積壓，民進黨應深入檢討；他同時質疑，一旦台灣宣布獨立，中共不但會全力阻止台灣加入聯合國，也可能以武力對付台灣，台灣人民將無法避免一場戰爭災難，「請問民進黨諸公：這是愛台灣，還是害台灣？」他說，台灣前途決定於中國國民黨與民進黨的作法：如果這兩大黨能捐棄過去恩怨，攜手合作將台灣建設成經濟強國，中共不敢輕言動武，在此情況下，「台灣無獨立之名，而有獨立之實」；如果這兩大黨為統獨問題爭論不休、互相攻擊，給中共出兵藉口，台灣前途就可悲了。他也說，中國統一應在政治民主及經濟自由原則下完成，中共應放棄一黨獨霸既有利益，恢復私有制度，再由兩岸人民制定憲法、選舉官吏、完成統一大業<text:span text:style-name="T3">[29]</text:span>。<text:span text:style-name="T3"> <text:line-break/><text:line-break/>1990</text:span>年<text:span text:style-name="T3">11</text:span>月<text:span text:style-name="T3">2</text:span>日，費希平接受《聯合報》記者胡文輝（後任《自由時報》總編輯<text:span text:style-name="T3">[30]</text:span>）專訪，被問到「你對目前的民進黨的看法如何」時提到：㈠民進黨不應該是台獨黨，要搞台獨的人應該另外成立一個台獨黨；㈡黨的利益絕對不能優先於人民的利益，派系及個人利益也不能優先於黨的利益；㈢中國國民黨把黨的利益優先於人民的利益，所以被民進黨反對；但是目前民進黨一些作為，卻是在學習中國國民黨、重蹈中國國民黨覆轍<text:span text:style-name="T3">[31]</text:span>。』<text:span text:style-name="T3"> <text:line-break/><text:line-break/><text:line-break/></text:span>李敖評論被日本人關過也被國民黨關過屏東出生的省議員郭國基先生<text:span text:style-name="T3">:(</text:span>引用自維基百科<text:span text:style-name="T3">) <text:line-break/><text:line-break/>https://goo.gl/LdpHhE <text:line-break/><text:line-break/></text:span>作家李敖評價郭國基說：「郭國基為什麼了不起？因為他有一個奇怪的觀念，他被國民黨政府抓住以後，給他帶了腳鐐，六斤半重的腳鐐，人都不大能走路了，說他涉案<text:span text:style-name="T3">228</text:span>事件，事實上跟他無關，當時他被嫌疑，就把他關起來。有一次他做省議員的時候，就跟陳誠見面，他跟陳誠說，你們這些外省人，太小看我們台灣人了，你們以為我們要搞台灣獨立，我們那麼笨嗎？台灣這么小，大陸這麼大，大陸這些土地資源財產，是你們的祖先跟我們的祖先共同經營來創造的，為什麼我只要台灣，我不要大陸？這是我祖先留給我的財產，大陸也是我們的，也是我們台灣人的，為什麼你們老以為我們台灣人想獨立，你太小看我們了<text:span text:style-name="T3">……</text:span>大家見過這麼有氣魄的，這麼有眼光的，這麼有胸懷大志的台灣人嗎？這就是郭國基先生。」</text:p>
      <text:p text:style-name="P1"><text:span text:style-name="T1">李念淨</text:span><text:s/>  |  2018.01.19 07:40   |   <text:a xlink:type="simple" xlink:href="http://palinfo.habago.org/Entry?Command=Information_PrintForum&amp;iPage=102#FORUM36411"><text:span text:style-name="T2">#</text:span></text:a></text:p>
      <text:p text:style-name="P3">同一個人七年前講的話都差不多<text:span text:style-name="T3"> <text:line-break/><text:line-break/></text:span>　中評社高雄（<text:span text:style-name="T3">2010</text:span>）<text:span text:style-name="T3">11</text:span>月<text:span text:style-name="T3">15</text:span>日電（記者　張啟芳專訪）在高雄應用科技大學教授日文的陳武勳接受中評社專訪時表示，民進黨提倡自由、人權值得鼓勵，台灣這方面已改善，民進黨卻一直停留沒進步，爲了選擧，操弄議題不擇手段，尤其不敢面對中國大陸。他直言，民進黨沒有人才規劃中國相關政策，將無法執政。<text:span text:style-name="T3"> <text:line-break/><text:line-break/></text:span>　　陳武勳<text:span text:style-name="T3">1942</text:span>年生，日本應慶大學經濟碩士，回台後參與黨外運動，應黄信介邀請，參與美麗島雜志運作，是民進黨創黨黨員，他在高雄市黨證是<text:span text:style-name="T3">002</text:span>號。他說，其實可以是<text:span text:style-name="T3">001</text:span>號但禮讓給當時的<text:span text:style-name="T3">“</text:span>立委<text:span text:style-name="T3">”</text:span>張俊雄。陳武勳目前擔任楊秋興競選總部副總幹事。<text:span text:style-name="T3"> <text:line-break/><text:line-break/></text:span>　　陳武勳後來當選高雄市議員，做了兩屆議員，因沒有人頭黨員，沒有穫得民進黨繼續提名，對民進黨失望下，離開民進黨。他認爲，民進黨從人頭黨員、搞派系到忽略專業人才，每次遇到選擧，從之前挑省籍情結、制造族群對立，到現在的<text:span text:style-name="T3">“</text:span>抹紅<text:span text:style-name="T3">”</text:span>、<text:span text:style-name="T3">“</text:span>逢中必反<text:span text:style-name="T3">”</text:span>，民進黨真的爲了選擧不擇手段。<text:span text:style-name="T3"> <text:line-break/><text:line-break/></text:span>　陳武勳說，打從在民進黨内，他就提出民進黨内沒有經濟專業人才，他說，彭百顯還排在他之後，他當時建議民進黨一定要對台灣經濟政策有一套作法，才能打破政治藩籬，讓台灣經濟突飛猛進，對民進黨的未來才有幫助，但民進黨政治凌駕一切，沒人聽進去。<text:span text:style-name="T3"> <text:line-break/><text:line-break/></text:span>　　他指出，民進黨爲了選擧對台灣這塊土地根本不負責任，民進黨多數民代不重視台灣公共政策，隻會以最廉價的成本，換取最高的報酬，即以肢體語言、抹黑、抹紅，快速博取媒體版面，根本不用心在專業議題上，騙選票比照顧人民權益重要，這就是民進黨的本質。<text:span text:style-name="T3"> <text:line-break/><text:line-break/></text:span>　　他明白指出，在陳水扁執政時期，雖然也啟用一些專家、學者，但充其量這些隻是民進黨的人頭，隻要觸及政治議題，民進黨排山倒海而來的政治催化排第一，政治上的意識形態超越一切，把專業人才甩在後，民進黨執政是這樣，在野更不用說。<text:span text:style-name="T3"> <text:line-break/><text:line-break/></text:span>　　陳武勳說，民進黨尤其對中國大陸這個議題懼怕、不敢碰觸，這都是爲了選票，他說，民進黨民代在選擧時尤其最會操弄<text:span text:style-name="T3">“</text:span>反中<text:span text:style-name="T3">”</text:span>議題，但下任後就頻往中國大陸跑，說一套做一套，這就是民進黨的本質。<text:span text:style-name="T3"> <text:line-break/><text:line-break/></text:span>　他說，民進黨如果真的制訂中國政策，恐怕也是<text:span text:style-name="T3">“</text:span>瞎子摸象<text:span text:style-name="T3">”</text:span>，黨内根本沒有真正瞭解中國大陸的人，他呼籲民進黨，務實看待大陸，討論統獨對台灣根本沒有幫助，跟大陸和平共處，雙方互補、發展經濟，才是兩岸應有的發展方向。<text:span text:style-name="T3"> <text:line-break/></text:span></text:p>
      <text:p text:style-name="P4"/>
      <text:p text:style-name="P1"><text:span text:style-name="T1">李念淨</text:span><text:s/>  |  2018.01.19 07:35   |   <text:a xlink:type="simple" xlink:href="http://palinfo.habago.org/Entry?Command=Information_PrintForum&amp;iPage=103#FORUM36410"><text:span text:style-name="T2">#</text:span></text:a></text:p>
      <text:p text:style-name="P3">又一個創黨黨員。<text:span text:style-name="T3"> <text:line-break/><text:line-break/>http://hk.crntt.com/doc/1049/4/4/2/104944228.html?coluid=7&amp;;kindid=0&amp;;docid=104944228 <text:line-break/><text:line-break/></text:span>　　中評社高雄<text:span text:style-name="T3">1</text:span>月<text:span text:style-name="T3">17</text:span>日電（記者　高易伸）民進黨創黨黨員，今年<text:span text:style-name="T3">75</text:span>歲的陳武勳<text:span text:style-name="T3">16</text:span>日接受中評社訪問表示，不論是美國或者台灣，過去所引以為傲的民主如今都已邁向末路。現在民進黨所統治的台灣早已成為<text:span text:style-name="T3">“</text:span>民主獨裁<text:span text:style-name="T3">”</text:span>的社會。民進黨完全執政後所推動不當黨產委員會跟促進轉型正義條例，在我眼中就是<text:span text:style-name="T3">“</text:span>民主獨裁<text:span text:style-name="T3">”</text:span>。<text:span text:style-name="T3"> <text:line-break/><text:line-break/></text:span>　　陳武勳，<text:span text:style-name="T3">1942</text:span>年生，民進黨創黨黨員，台灣輔仁大學經濟學系學士、日本應慶大學經濟研究所碩士。陳留學返台後參與黨外運動並應黃信介之邀參與美麗島雜誌運作，民進黨高雄市黨部最早便在他手上籌建，其市黨部黨證編號為<text:span text:style-name="T3">002</text:span>號。陳武勳也擔任過民進黨高雄市第二、三屆市議員，現任教於高雄應用科技大學日文學系。<text:span text:style-name="T3"> <text:line-break/><text:line-break/></text:span>　　陳武勳說，站在台灣的歷史角度上去評價蔣介石或許很反感，但站在中國大陸的立場可能是偉大的。他年輕時赴日本慶應大學求學，當時他的日本籍經濟學老師對蔣介石的評價非常高、甚至可用崇拜形容，尤其他認為蔣可以在兵荒馬亂的情況下把國寶完好地帶到台灣來，珍藏在故宮之中，對中華文化的保存功不可沒。<text:span text:style-name="T3"> <text:line-break/><text:line-break/></text:span>　　面對民進黨優勢執政與推動不當黨產、促進轉型正義條例等政策，陳武勳向中評社表示，我對民進黨所推動地這兩項政策感到非常反感，我們要知道每個時代都有有每個時代的背景。我認為<text:span text:style-name="T3">“</text:span>台灣的存在是一種歷史偶然<text:span text:style-name="T3">”</text:span>，如果當年韓戰沒有爆發，現在的台灣早被中國大陸解放了。<text:span text:style-name="T3"> <text:line-break/><text:line-break/></text:span>　　陳武勳向中評社表示，台灣民主走到今天這一步很悲涼，甚至可以用走向末路去形容。民主政治的精神價值是<text:span text:style-name="T3">“</text:span>選賢與能<text:span text:style-name="T3">”</text:span>，但候選人在選前所開出的支票在選後卻無法兌現，選民把票投給你幹嘛？這等於是在欺騙百姓。當選後擁有絕對的權力卻能為所欲為就是台灣民主的悲哀。<text:span text:style-name="T3"> <text:line-break/><text:line-break/></text:span>　　談到蔡英文執政，陳武勳向中評社表示，蔡英文當選後講過兩句話我印象最為深刻！首先、蔡英文曾說<text:span text:style-name="T3">“</text:span>只要她當選，對岸中國共產黨就會傾向她<text:span text:style-name="T3">”</text:span>，蔡英文上台迄今中國大陸有傾向她嗎？其次、蔡英文還說<text:span text:style-name="T3">“</text:span>裝睡的人永遠叫不醒<text:span text:style-name="T3">”</text:span>，我認為現在的蔡英文就是在<text:span text:style-name="T3">“</text:span>裝睡<text:span text:style-name="T3">”</text:span>。蔡政府執政後台灣面臨很多急迫地問題，但蔡英文卻裝不知道，這不是裝睡嗎？<text:span text:style-name="T3"> </text:span></text:p>
      <text:p text:style-name="P1"><text:span text:style-name="T1">陳真</text:span><text:s/>  |  2018.01.17 04:24   |   <text:a xlink:type="simple" xlink:href="http://palinfo.habago.org/Entry?Command=Information_PrintForum&amp;iPage=103#FORUM36409"><text:span text:style-name="T2">#</text:span></text:a></text:p>
      <text:p text:style-name="P2">還是那些老話，綠油油的人講的話，你只能把它當成放屁，毫無絲毫認知意義；見鬼說鬼話，見人說人話，上教堂喊耶穌，進了廟裏就說和尚的話；上午講這樣，下午講那樣，今天說東，明天也許就變成西，後天又說成北了；十點說黑，十點半很可能就會改口說成白。你豈能把詐騙集團講的話當真？怎麼講有好處，他們就會怎麼講，怎麼轉彎。<text:span text:style-name="T3"> <text:line-break/><text:line-break/></text:span>至於一般支持者，只有三種可能，一是腦子進水，一是良心被狗吃了，一是以顏色做為是非道德的最高判準，我看不出來還有第四種可能。這些人並非有兩套是非道德標準，而是只有一套，亦即顏色至上。簡單說，我方人員一概都對，即便罪大惡極也永遠都對。至於敵方人員，就算對也一定是錯的。在台灣，生活四周幾乎全是這種人不是嗎？你很難說這樣的人智商高，你也很難說這樣的人具有充份的道德感。<text:span text:style-name="T3"> <text:line-break/><text:line-break/></text:span>扁案不過才幾年前的事，一些案子甚至都還在故意拖延審理中，但是，當綠營的勢力壯大，馬上就又開始顛倒是非黑白了，阿扁又成為什麼<text:span text:style-name="T3"><text:s/>"</text:span>台灣之子<text:span text:style-name="T3">"</text:span>，台灣人的英雄了，一些長老教會的人甚至還說他是<text:span text:style-name="T3"><text:s/>"</text:span>為台灣人受難的耶穌<text:span text:style-name="T3">" </text:span>呢。<text:span text:style-name="T3"> <text:line-break/><text:line-break/></text:span>扁案不是在島內被揭發，而是在瑞士洗錢被抓到，隨後阿扁才召開記者會承認洗錢到海外。如果不是髒錢，幹嘛洗？扁、珍還叫自己的兒子和媳婦偷偷摸摸到海外許多國家到處藏錢，或是設立假公司洗錢。<text:span text:style-name="T3"> <text:line-break/><text:line-break/></text:span>如果扁家沒有貪污洗錢，那麼，阿扁當初自己主動召開記者會向大家認錯道歉，公開承認<text:span text:style-name="T3"><text:s/>"</text:span>做了法律所不容許的事<text:span text:style-name="T3">"</text:span>，兒子陳致中和他太太也公開認罪、向社會大眾鞠躬道歉，是在認什麼罪，道什麼歉？甚至陳致中還自己爆料扁家在海外各地藏了<text:span text:style-name="T3">18.7</text:span>億，願意統統繳回，以換取認罪協商減刑。<text:span text:style-name="T3">(</text:span>結果到現在依然逍遙法外，而且囂張跋扈。<text:span text:style-name="T3">) <text:line-break/><text:line-break/></text:span>一個公務員，薪水之外竟然有高達數十億<text:span text:style-name="T3"><text:s/>(</text:span>特偵組查到的就有四、五十億<text:span text:style-name="T3">)</text:span>甚至很可能上百億的黑心錢，偷偷摸摸到處藏，藏得滿坑滿谷的現金；然後其他同志居然還拿麻布袋偷偷摸摸大家在飯店一起分贓，各自分一杯羹。扁嫂吳淑珍指出，民進黨檯面上這些人，至少就拿走了<text:span text:style-name="T3">13</text:span>億。這不是貪污與分贓，不然是什麼？正如扁家唯一清白的女兒陳幸妤所指控，<text:span text:style-name="T3">"</text:span>民進黨哪個人沒有拿我爸的錢？<text:span text:style-name="T3">" <text:line-break/><text:line-break/></text:span>整個貪污與洗錢過程，更是骯髒齷齪到極點，完全就是憑一己大權在握，拿國家的各種資源來變賣與勒索，掠奪私人暴利。<text:span text:style-name="T3"> <text:line-break/><text:line-break/></text:span>當然，阿扁並沒有特別貪婪，這個人渣黨詐騙貪婪之徒根本數不清，可別跟我說這是什麼<text:span text:style-name="T3"><text:s/>"</text:span>一粒老鼠屎壞了一鍋粥<text:span text:style-name="T3">"</text:span>，事實上是<text:span text:style-name="T3"><text:s/>"</text:span>一鍋老鼠屎，裏頭僅有幾粒白米<text:span text:style-name="T3">"</text:span>。不光是民進黨人拿錢，就連一些外圍親綠人士也往往不遑多讓，比方說所謂民運人士王丹，在法庭上就承認拿了阿扁<text:span text:style-name="T3"><text:s/>40 </text:span>萬美金，折合台幣一千兩百多萬。<text:span text:style-name="T3"> <text:line-break/><text:line-break/></text:span>扁案不過才幾年，綠營一壯大，居然馬上就又開始顛倒是非黑白；不過才幾年前的事就能這樣漂白，更不用說發生在更早之前的所謂<text:span text:style-name="T3"><text:s/>"</text:span>歷史<text:span text:style-name="T3">" </text:span>了，幾乎全是瞎掰與捏造，造謠抹黑異己，瞎掰神話美化自身，無數的巨大謊言。許多時候，感覺真是很無言，畢竟當謊言鋪天蓋地成為一種主流認知時，你如何可能改變人們的想法？<text:span text:style-name="T3"> <text:line-break/><text:line-break/></text:span>當然，扁案還不至於瞎掰到可以全然顛倒黑白的地步，社會大眾普遍還不至於如此荒唐與愚眛，但你可以很清楚看到那些檯面上的共犯如何囂張跋扈、處心積慮想要顛倒是非。<text:span text:style-name="T3"> <text:line-break/><text:line-break/></text:span>我記憶力還不錯，隨手就能舉出一大堆當年的綠營人士之言論：<text:span text:style-name="T3"> <text:line-break/><text:line-break/></text:span>比方說，<text:span text:style-name="T3">2008</text:span>年<text:span text:style-name="T3">9</text:span>月<text:span text:style-name="T3">21</text:span>日，宜蘭縣黨部「民主前輩座談會」中，林義雄表示，「日本政務官說一句謊話、貪污，馬上就下臺，甚至還得跳樓自殺；但台灣政治人物貪污卻還跑出來強辯，不止如此，很多人還誇他說得對，說他很會講話。這就是文化的問題，當然台灣的政治不會好。」<text:span text:style-name="T3"> <text:line-break/><text:line-break/></text:span>那麼，呂秀蓮怎麼說呢？她說她打電話給阿扁，「在電話中聽到阿扁承認有一筆<text:span text:style-name="T3">2</text:span>千多萬的美金匯到國外去時，我還真的不願相信，怎麼可能？怎麼會這麼笨？怎麼會這麼貪？」呂秀蓮說她很心痛，「做了<text:span text:style-name="T3">8</text:span>年的副總統，我自己也覺得很慚愧，不只傷了民進黨，也傷了所有有良心的人！」<text:span text:style-name="T3"> <text:line-break/><text:line-break/></text:span>不過，呂秀蓮同時還譴責大家「縱容陳水扁亂搞」。同樣是民進黨的林濁水反駁說，妳呂秀蓮當了陳水扁八年的副手，到底是誰在縱容陳水扁？<text:span text:style-name="T3"> <text:line-break/><text:line-break/></text:span>還有哦，當時<text:span text:style-name="T3">2008</text:span>年，台獨聯盟的主席黃昭堂在<text:span text:style-name="T3"><text:s/>"</text:span>李登輝之友會年會<text:span text:style-name="T3">" </text:span>中，公開氣憤地說道：「我希望陳水扁儘快從這個人世間消失，希望他從台灣消失！」並且很感嘆地說他「對於對阿扁做的事，感覺很見笑，見笑，見笑<text:span text:style-name="T3"><text:s/>(</text:span>台語可恥之意，一連罵了三次<text:span text:style-name="T3">)</text:span>。如今，後悔當初挺他也沒有用了。」他說，他對於阿扁的事真的感到很抱歉，和國際友人相處時，往往不知從何談起，只能無言以對，覺得非常難過。<text:span text:style-name="T3"> <text:line-break/><text:line-break/></text:span>黃昭堂還痛罵，「陳水扁根本是台灣之恥，陳水扁和吳淑珍都應該去跳海！」他還譴責阿扁的兒子陳致中和媳婦黃睿靚，竟然充當父母的打手，成為負責洗錢的操盤手。<text:span text:style-name="T3"> <text:line-break/><text:line-break/></text:span>至於當時擔任人渣黨主席的蔡英文呢，更是面對群眾振臂高呼：「原來過去有關阿扁的各種傳聞與指控，全都是真的！這讓支持者很難堪，所有民進黨員都應該負責。」但她也強調，「未來的民進黨沒有英雄，沒有權力核心。現在最重要的就是重拾人民的信賴，我們要說到做到，真心誠意為台灣，而不是為權力，也不能單純為執政，執政是為了人民實現夢想與理想。」<text:span text:style-name="T3">(</text:span>陳真按：她媽的這混蛋真是滿口屁話<text:span text:style-name="T3">) <text:line-break/><text:line-break/></text:span>高雄市長陳菊呢，她說：「為此事感到心痛、沉重與難過。」<text:span text:style-name="T3"> <text:line-break/><text:line-break/></text:span>至於貪贓枉法的程度差不多相當於<text:span text:style-name="T3"><text:s/>"</text:span>十個阿扁<text:span text:style-name="T3">" </text:span>的大貪官李登輝，當然也批扁不落人後。面對媒體詢問阿扁貪污的事時，老賊李登輝說，「我不想講這個啦。有權力在手中多好用啊，你握有權力在手嘛，大家就來送錢、送東西，都想巴結啊，做人這樣實在很不得了耶。」<text:span text:style-name="T3"> <text:line-break/><text:line-break/>2009</text:span>年<text:span text:style-name="T3">4</text:span>月<text:span text:style-name="T3">7</text:span>日出刊的《台灣壹週刊》第<text:span text:style-name="T3">411</text:span>期，封面故事主角就是阿扁，在一篇題為<text:span text:style-name="T3"><text:s/>"</text:span>自嘆臉不厚心不黑，扁悔恨提拔蔡英文<text:span text:style-name="T3">" </text:span>的文章中指出，阿扁在看守所寫的第二本書《關不住的聲音：阿扁坐監ㄟ五十張批》<text:span text:style-name="T3">(</text:span>陳真按：台語<text:span text:style-name="T3"><text:s/>"</text:span>阿扁坐牢的五十封信<text:span text:style-name="T3">") </text:span>中，阿扁指控說，李登輝的「事情」（指所涉貪瀆案件）絕不會比他少。阿扁還說，他之所以處處保護著李登輝，純粹是因為李登輝是第一位「台灣人總統」，但李登輝「不但不領情，還倒打<text:span text:style-name="T3"><text:s/>(</text:span>我<text:span text:style-name="T3">) </text:span>一耙」。<text:span text:style-name="T3"> <text:line-break/><text:line-break/></text:span>所謂國安密帳，就是阿扁當總統時所告發，要求偵辦李登輝貪污及洗錢。阿扁甚至還趁李登輝生病住院時，假裝探病，卻當面出示證據給李登輝看，暗示說你有把柄在我手中，要李登輝聽話。後來，這個貪污洗錢案果然就不了了之。<text:span text:style-name="T3"> <text:line-break/><text:line-break/></text:span>另外，根據《維基解密．台灣》一書，美國在台協會於<text:span text:style-name="T3">2009</text:span>年<text:span text:style-name="T3">4</text:span>月<text:span text:style-name="T3">1</text:span>日所發出的電文顯示，謝長廷曾經告訴當時擔任黨主席的蔡英文，「民進黨必須與陳水扁畫清界線，但他也承認蔡英文無法憑一己之力做到，因此他自願『扮黑臉』。」並且痛罵陳水扁準備要<text:span text:style-name="T3"><text:s/>"</text:span>毀黨<text:span text:style-name="T3">"</text:span>，叫阿扁「要給人留點餘地，不要把民進黨的形象摧毀殆盡！」<text:span text:style-name="T3"> <text:line-break/><text:line-break/></text:span>同樣根據《維基解密．台灣》一書，蘇貞昌在<text:span text:style-name="T3">2008</text:span>年<text:span text:style-name="T3">10</text:span>月<text:span text:style-name="T3">24</text:span>日接受美國在台協會的訪問時，對於蔡英文擔任主席的民進黨黨中央未能斷然處理陳水扁問題，亦感到相當不滿，維基解密指出：<text:span text:style-name="T3"> <text:line-break/><text:line-break/></text:span>「依照蘇貞昌的看法，民進黨之所以民調低迷，主要是因為黨並未清楚讓民眾了解它的價值何在，而且也沒有斷然處置陳水扁問題。民進黨有幾次機會可以快速處理，和扁清楚切割，但都沒有去做。蘇認為，真正的關鍵在於民進黨缺乏「膽識」（<text:span text:style-name="T3">guts</text:span>）及「決斷力」（<text:span text:style-name="T3">decisiveness</text:span>）。」<text:span text:style-name="T3"> <text:line-break/><text:line-break/></text:span>蘇貞昌在扁朝擔任所謂行政院長時，視察一項工程，在和施工人員握手時，突然對著媒體大作文章說，<text:span text:style-name="T3">"</text:span>工人的手並不髒，貪污的手才是最骯髒的<text:span text:style-name="T3">"</text:span>。同樣的話講過好幾次，比方說，前民進黨立委王雪峰<text:span text:style-name="T3"><text:s/>(</text:span>陳真按：我認識她以及她的先生王作良，但不熟，兩位都是好人<text:span text:style-name="T3">) </text:span>長年失業在家，以拾荒為生。蘇貞昌亦同樣藉此大作文章諷刺陳水扁說：<text:span text:style-name="T3">"</text:span>凡是靠自己勞力過生活的人，都不需要感到羞恥，反倒是貪污的手，才是最骯髒的。<text:span text:style-name="T3">" <text:line-break/><text:line-break/></text:span>這些所謂同志，當阿扁曾經一度成為過街老鼠人人喊打時，鬥爭起阿扁來，竟然一個比一個講話難聽，儼然己身清白，但事實並非如此。我看不過去，所以當年還寫了篇文章登在報紙上，標題好像叫做<text:span text:style-name="T3"><text:s/>"</text:span>獵扁如獵巫<text:span text:style-name="T3">"</text:span>，我實在看不出來民進黨其他人有什麼資格以那樣一種道德姿態批評、辱罵陳水扁。事實上，阿扁只是他們的頭頭，其貪污所得，難道其他<text:span text:style-name="T3"><text:s/>"</text:span>嘍囉<text:span text:style-name="T3">" (</text:span>套用扁嫂的用詞<text:span text:style-name="T3">)</text:span>，不也個個都拿到巨款？阿扁的女兒陳幸妤之所以對民進黨其他同志們那麼憤慨就是因為這樣，如其所說：<text:span text:style-name="T3">"</text:span>民進黨哪一個人沒有拿到我爸的錢？<text:span text:style-name="T3">" </text:span>也許陳幸妤更應該說，<text:span text:style-name="T3">"</text:span>民進黨哪一個人敢說自己乾淨清廉？<text:span text:style-name="T3">" <text:line-break/><text:line-break/></text:span>阿扁當然也不是省油的燈，比方說，阿扁就曾公開質疑，謝長廷也曾經洗錢十億到海外，為何不查？後來檢調有去查了，但查不到證據而不了了之。但阿扁仍不善罷干休，在他的《關不住的聲音：阿扁坐監ㄟ五十張批》書中，第<text:span text:style-name="T3">19</text:span>封信就是寫給謝長廷，痛批謝長廷過去幾年幾次獲得他所贈送的<text:span text:style-name="T3"><text:s/>"</text:span>巨款<text:span text:style-name="T3">"</text:span>，卻居然還要逼他下台，要他辭掉總統；被指控逼宮者還包括在扁朝擔任所謂總統府祕書長的葉菊蘭<text:span text:style-name="T3"><text:s/>(</text:span>鄭南榕的太太，號稱台灣國的國母<text:span text:style-name="T3">)</text:span>，說她和倒扁紅衫軍密謀，居然半夜打電話給阿扁，要他在總統大選前辭職下台，以便讓當時競選總統的謝長廷可以<text:span text:style-name="T3"><text:s/>"</text:span>逆轉勝<text:span text:style-name="T3">"</text:span>。<text:span text:style-name="T3"> <text:line-break/><text:line-break/></text:span>台灣政治之複雜陰暗與齷齪，實在難以想像。扁案發生幾年後，非常擅於操弄政治的人渣黨居然又再度壯大，甚至從地方到中央，全面掌權，這一切互鬥互咬的場景便也隨之迅速煙消雲散。<text:span text:style-name="T3"> <text:line-break/><text:line-break/></text:span>比方說，你知道嗎？蘇貞昌當時不是把阿扁罵得狗血淋頭嗎？什麼<text:span text:style-name="T3"><text:s/>"</text:span>最骯髒的手<text:span text:style-name="T3">" </text:span>之類。可是，幾個月後，失去政權的民進黨逐漸有了另一番共識，要把扁案炒作成政治迫害，以便打擊馬英九與國民黨。於是，<text:span text:style-name="T3">2009</text:span>年<text:span text:style-name="T3">5</text:span>月<text:span text:style-name="T3">14</text:span>日，蘇貞昌跑去探望阿扁，然後對媒體說，他<text:span text:style-name="T3"><text:s/>"</text:span>一向主張人道、中道，政治上趕盡殺絕就是偏離中道，將來的判決將難以令人折服<text:span text:style-name="T3">"</text:span>。因此，他要<text:span text:style-name="T3"><text:s/>"</text:span>藉著探視陳水扁，來表達對於這種審判政治化的最大抗議<text:span text:style-name="T3">"</text:span>。<text:span text:style-name="T3"> <text:line-break/><text:line-break/></text:span>還有，你看，就在上個月，根據那些眛著專業良心、整天胡說八道的御醫們的<text:span text:style-name="T3"><text:s/>"</text:span>診斷<text:span text:style-name="T3">" </text:span>說病重到無法出庭受審的阿扁，居然生龍活虎般地四處跑，一下音樂會，一下新書發表簽名會，一下什麼募款餐會，一下又是什麼醫學會；御醫們不是說阿扁失智得多嚴重根本無法受審也不應關進監牢嗎？卻又居然能整天指點選舉迷津，給同志們出點子，而且還能一本又一本地出書，搞扁迷簽名大會，天底下有這樣的重度失智病患嗎？<text:span text:style-name="T3"> <text:line-break/><text:line-break/></text:span>你看，在最近的餐會上誰跟阿扁並肩而坐，談笑風生？不就是當時痛罵阿扁說<text:span text:style-name="T3"><text:s/>"</text:span>怎麼有人這麼貪<text:span text:style-name="T3">"</text:span>、<text:span text:style-name="T3">"</text:span>傷了所有有良心的人<text:span text:style-name="T3">" </text:span>的呂秀蓮。陳菊不是最近也出新書嗎？阿扁大力稱讚她是<text:span text:style-name="T3"><text:s/></text:span>「有情有義的最佳戰友」。陳菊當時不是說扁的貪污令她<text:span text:style-name="T3"><text:s/>"</text:span>心痛、沉重與難過<text:span text:style-name="T3">" </text:span>嗎？現在居然不難過也不心痛了，兩人談笑風生，儼然親密戰友。<text:span text:style-name="T3"> <text:line-break/><text:line-break/></text:span>這還不夠荒唐，阿扁這幾天不是還特地從高雄跑到台北給李登輝祝壽嗎？阿扁祝他<text:span text:style-name="T3"><text:s/>"</text:span>萬壽無疆<text:span text:style-name="T3">"</text:span>，只差沒喊萬歲萬萬歲，同時還自稱<text:span text:style-name="T3"><text:s/>"</text:span>台灣之子<text:span text:style-name="T3">"</text:span>，並親筆題字，尊稱李登輝是<text:span text:style-name="T3"><text:s/>"</text:span>台灣民主之父<text:span text:style-name="T3">"</text:span>。兩人你儂我儂，甜甜蜜蜜，我真是不知道該說什麼才好。台灣的所謂民主，除了是一場笑話，更是一種醜劇，污穢貪婪，不堪入目。<text:span text:style-name="T3"> <text:line-break/><text:line-break/></text:span>很多人一定很納悶，為什麼民進黨這麼怕阿扁？其實道理很簡單，吳淑珍對此就曾一再表明原因，甚至還在電視上公開揚言：<text:span text:style-name="T3">"</text:span>民進黨阿扁底下這些嘍囉<text:span text:style-name="T3">"</text:span>，要是敢不乖，膽敢惹吳淑珍<text:span text:style-name="T3"><text:s/>"</text:span>生氣<text:span text:style-name="T3">"</text:span>，她<text:span text:style-name="T3"><text:s/>"</text:span>就把大家全抖出來<text:span text:style-name="T3">"</text:span>。簡單說，這是一個犯罪集團，互相掩護，互相威脅，達成一種恐怖平衡，因此對外作戰往往非常團結，直到某個人成為過街老鼠時，大家就會拼命落井下石，與之切割。<text:span text:style-name="T3"> <text:line-break/><text:line-break/></text:span>陳真<text:span text:style-name="T3">2018. 01. 17. <text:line-break/><text:line-break/>============== <text:line-break/></text:span>陳致中<text:span text:style-name="T3"><text:s/></text:span>黃睿靚<text:span text:style-name="T3"><text:s/></text:span>認罪<text:span text:style-name="T3"> <text:line-break/><text:line-break/></text:span>自爆<text:span text:style-name="T3"><text:s/></text:span>日本還藏<text:span text:style-name="T3">6</text:span>億<text:span text:style-name="T3"><text:s/></text:span>願繳海外<text:span text:style-name="T3">18</text:span>億<text:span text:style-name="T3"> <text:line-break/><text:line-break/></text:span>蘋果日報<text:span text:style-name="T3"> <text:line-break/><text:line-break/>2009/01/22 <text:line-break/><text:line-break/></text:span>陳致中昨為自己及母親吳淑珍，兩度鞠躬向社會道歉，他說如果可以重來，絕不再犯。<text:span text:style-name="T3">(</text:span>黃昱豐攝<text:span text:style-name="T3">) <text:line-break/><text:line-break/></text:span>【綜合報導】前總統陳水扁家族貪污洗錢案出現驚人發展。台北地方法院昨開庭時，被控洗錢的陳致中、黃睿靚夫婦突然當庭認罪，陳致中甚至主動爆料母親吳淑珍在日本等地，另有<text:span text:style-name="T3">6</text:span>億元資金、珠寶，這使得扁家海外資金從最初的「海角<text:span text:style-name="T3">7</text:span>億」，一路暴增到<text:span text:style-name="T3">18.7</text:span>億元。陳致中表示願匯回款項，並在法庭外兩度鞠躬向社會道歉。這是扁家弊案爆發<text:span text:style-name="T3">161</text:span>天以來，扁家成員首度認罪。<text:span text:style-name="T3"> <text:line-break/><text:line-break/></text:span>扁案轉捩點<text:span text:style-name="T3"> <text:line-break/><text:line-break/></text:span>陳致中夫婦被起訴的洗錢罪，最重可判<text:span text:style-name="T3">7</text:span>年以下徒刑，兩人當庭承認洗錢犯行，等於承認錢是犯罪所得，重重戳破陳水扁自去年<text:span text:style-name="T3">8</text:span>月洗錢案爆發後，聲稱海外資金是選舉結餘款、在日本沒有一毛錢等謊言，未來法官若同意陳致中夫婦認罪協商，兩人可能減輕刑度，或判緩刑，不必入獄。<text:span text:style-name="T3"> <text:line-break/><text:line-break/></text:span>不過律師李傳侯認為，陳致中夫婦直接操作洗錢，實在無法脫罪，但兩人認罪「對扁珍官司不利」。律師胡峰賓分析：「扁家出招是棄車保帥，要讓無法坐牢的珍一肩扛責。」</text:p>
      <text:p text:style-name="P1">lbboy   |  2018.01.16 17:26   |   <text:a xlink:type="simple" xlink:href="http://palinfo.habago.org/Entry?Command=Information_PrintForum&amp;iPage=103#FORUM36408"><text:span text:style-name="T2">#</text:span></text:a></text:p>
      <text:p text:style-name="P3">最近看到伊朗的遊行報導，大部分新聞都是提到了是因為經濟因素導致反政府遊行。<text:span text:style-name="T3"><text:s/></text:span>由遊行變成暴動然後又導致政府鎮暴。然後美國透過聯合國安理會警告伊朗。<text:span text:style-name="T3"><text:s/></text:span>整個感覺顏色革命又要吹到了伊朗。但是一般新聞評論總覺得說的很表面。<text:span text:style-name="T3"> <text:line-break/><text:line-break/></text:span>下面的文章，看過之後感覺分析的比較有條理。對中東地區為何會有層出不窮的類似問題，也可以從文章中得到一些概念。比一般記者寫的新聞有可看性。<text:span text:style-name="T3"> <text:line-break/><text:line-break/></text:span>有興趣的人可以參考看看。<text:span text:style-name="T3"> <text:line-break/><text:line-break/>http://mp.weixin.qq.com/s/0UOFFwMhrrC4L1R_4unrSw </text:span></text:p>
      <text:p text:style-name="P1">lbboy   |  2018.01.15 14:31   |   <text:a xlink:type="simple" xlink:href="http://palinfo.habago.org/Entry?Command=Information_PrintForum&amp;iPage=103#FORUM36407"><text:span text:style-name="T2">#</text:span></text:a></text:p>
      <text:p text:style-name="P2"><text:span text:style-name="T3"><text:line-break/><text:line-break/></text:span>我身邊也有一些朋友智商不低，平時為人做事也有條理。<text:span text:style-name="T3"><text:s/></text:span>但講到扁案還是會阿扁抱不平。認為阿扁是被政治迫害。<text:span text:style-name="T3"><text:s/></text:span>提到國民黨做的事，就整個道德標準的調子拉到很高。<text:span text:style-name="T3"> <text:line-break/><text:line-break/></text:span>不談到政治真的不知道人跟人之間的判斷是非的標準是如此的不同。<text:span text:style-name="T3"> <text:line-break/><text:line-break/>========================================== <text:line-break/><text:line-break/></text:span>監察委員被提名人陳師孟今天表示，若依照正常程序、用正常法律見解來看，前總統陳水扁沒有貪汙，這不是他個人的見解，而是很多法律界的朋友給他的指教，他也認為陳水扁涉及的包括龍潭案等<text:span text:style-name="T3">4</text:span>個已定讞的案子，都有程序上的不正義，都有迫害。<text:span text:style-name="T3"> <text:line-break/><text:line-break/></text:span>國民黨立委王育敏今天質詢陳師孟，詢問他為什麼不認同司改國是會議，也說他這樣的說法是間接打臉主導會議的蔡英文總統；陳師孟說，他講這些話的時候沒有想過打不打臉誰，他認為那是無效，因為沒有檢討個案，也沒有退場機制的政策，而他認為該檢討的個案，「最明顯的就是扁案」。<text:span text:style-name="T3"> <text:line-break/><text:line-break/></text:span>王育敏詢問，陳水扁已經被判刑定讞的<text:span text:style-name="T3">4</text:span>大案包括國庫用百億元購買龍潭工業用地的龍潭案、陳敏薰案、元大併復華案及龍潭洗錢案，這些對陳水扁來說是迫害、司法不公嗎？陳師孟說是，<text:span text:style-name="T3">4</text:span>案都有程序上的不正義，王育敏追問陳水扁有沒有貪汙，陳師孟說，若依照正常程序、用正常法律見解來看，陳水扁應該是沒有貪汙，而這不是他個人的見解，是很多法律界的朋友給他的指教。</text:p>
      <text:p text:style-name="P1"><text:span text:style-name="T1">陳真</text:span><text:s/>  |  2018.01.15 02:32   |   <text:a xlink:type="simple" xlink:href="http://palinfo.habago.org/Entry?Command=Information_PrintForum&amp;iPage=103#FORUM36406"><text:span text:style-name="T2">#</text:span></text:a></text:p>
      <text:p text:style-name="P3"><text:span text:style-name="T3">"</text:span>發條橘子<text:span text:style-name="T3">" 47</text:span>年了，<text:span text:style-name="T3">"2001</text:span>年太空漫遊<text:span text:style-name="T3">" 50</text:span>年了，好的東西往往能通過時間的考驗。爛東西則盛極一時。<text:span text:style-name="T3"> <text:line-break/><text:line-break/></text:span>大約<text:span text:style-name="T3">1988</text:span>年，我還在念大學時，在高醫負責辦了個影展，選了十部片，發條橘子就是其中之一。這電影我看過幾百遍，今天倒是第一次看大銀幕，相當震撼。<text:span text:style-name="T3"> <text:line-break/><text:line-break/></text:span>陳真<text:span text:style-name="T3"><text:s/>2018. 01. 15. <text:line-break/><text:line-break/>=============== <text:line-break/></text:span>台灣禁演超過<text:span text:style-name="T3">30</text:span>年<text:span text:style-name="T3"><text:s/></text:span>「發條橘子」可望年底正式上映<text:span text:style-name="T3"> <text:line-break/><text:line-break/>2017-11-18 <text:line-break/><text:line-break/></text:span>聯合報<text:span text:style-name="T3"><text:s/></text:span>記者蘇詠智╱即時報導<text:span text:style-name="T3"> <text:line-break/><text:line-break/></text:span>電影大師史丹利庫柏力克的驚世經典「發條橘子」曾經長達<text:span text:style-name="T3">30</text:span>年在台灣被電檢單位禁演，片中不良少年到處為非作歹，不乏裸露和性暴力畫面，<text:span text:style-name="T3">1971</text:span>年甫推出就引起極大爭議，台灣想當然爾被禁演外，在英國列為<text:span text:style-name="T3">X</text:span>級首度上映時，發生了好幾件青少年模仿片中人的暴力案件，使得庫柏力克受到很大壓力，終於決定自己主動要求下片，並且揚言在他死後才准在英國公開播映，於是多年下來，不只戲院無法重映、電視也無法播出，等於在英國也長年遭禁，觀眾除非訂購法國等地發行的錄影帶、影音產品，才有機會一窺其貌。<text:span text:style-name="T3"> <text:line-break/><text:line-break/></text:span>美商八大在台分公司曾經在實施電影分級制、開放露兩點等重要的尺度放寬時機都重新送檢「發條橘子」，仍然都被禁演。最後一次在千禧年，金馬國際影展規畫「禁忌檔案」單元，要播映許多史上著名禁片，片商以「發條桔子」之名送審，還是被下令要禁演，只開放金馬影展的觀眾觀摩欣賞、不得公開商業放映，此時距離片子在歐美首映已經近<text:span text:style-name="T3">30</text:span>年。<text:span text:style-name="T3"> <text:line-break/><text:line-break/></text:span>台灣觀眾終於可望在晚歐美<text:span text:style-name="T3">40</text:span>多年後，透過大銀幕欣賞到這部奇片。</text:p>
      <text:p text:style-name="P1"><text:span text:style-name="T1">陳真</text:span><text:s/>  |  2018.01.11 10:43   |   <text:a xlink:type="simple" xlink:href="http://palinfo.habago.org/Entry?Command=Information_PrintForum&amp;iPage=103#FORUM36404"><text:span text:style-name="T2">#</text:span></text:a></text:p>
      <text:p text:style-name="P2">出賣台灣勞工立委的名單：<text:span text:style-name="T3"> <text:line-break/><text:line-break/></text:span>投下贊成票的有黃國書、鄭寶清、呂孫綾、鍾佳濱、何欣純、柯建銘、劉櫂豪、劉建國、尤美女、王定宇、陳素月、李麗芬、蔡適應、蔡易餘、施義芳、鄭運鵬、吳秉叡、吳琪銘、周春米、許智傑、林俊憲、邱議瑩、蕭美琴、羅致政、蔡培慧、蘇巧慧、趙天麟、陳亭妃、陳其邁、黃秀芳、陳明文、林靜儀、葉宜津、吳玉琴、蘇震清、楊曜、余宛如、劉世芳、吳焜裕、高志鵬、邱泰源、邱志偉、李俊俋、陳瑩、管碧玲、陳賴素美、賴瑞隆、陳歐珀、<text:span text:style-name="T3">Kolas Yotaka</text:span>、洪宗熠、江永昌、段宜康、黃偉哲、林岱樺、吳思瑤、張宏陸、李昆澤、陳曼麗、王榮璋、郭正亮、張廖萬堅、蘇治芬、姚文智和莊瑞雄等<text:span text:style-name="T3">64</text:span>位立委。<text:span text:style-name="T3"> <text:line-break/><text:line-break/></text:span>請你告訴我，這些人，究竟有哪一個平常不是滿口理想？其中很多更是過去就是所謂社運或所謂人權團體或什麼碗糕學者或什麼人渣學運出身，什麼鍾佳濱，陳曼麗、何欣純、吳焜裕、蔡培慧、劉世芳、葉宜津、呂孫綾、羅致政、黃偉哲、郭正亮<text:span text:style-name="T3">....</text:span>等等等等等。<text:span text:style-name="T3"> <text:line-break/><text:line-break/></text:span>所謂社運或人權或各種所謂理想，對他們而言，打從一開始其實就是存心拿來當成一種打知名度、培養人脈、建立黨政關係的權位跳板。一旦取得權位，面對賞飯碗的金主或政治主子們，比誰都還聽話。<text:span text:style-name="T3"> <text:line-break/><text:line-break/></text:span>孔子說得對，惡紫之奪朱，像柯建銘那一類的人並不是那麼可恥，因為他們表裏一致，不唱高調，走真小人路線。最為齷齪的是那些滿口理想卻好話說盡壞事做絕、藉著所謂理想來謀取私人權位與暴利的人渣。<text:span text:style-name="T3"> <text:line-break/><text:line-break/></text:span>在這島上，這種人永遠不會缺貨。人渣黨周圍那些尾巴黨<text:span text:style-name="T3">(</text:span>什麼時力、社民黨及綠黨等等等<text:span text:style-name="T3">)</text:span>以及各種極其主流的所謂社運團體或掛人權羊頭專賣政治狗肉的什麼台權會什麼台灣國際特赦組織之類，全是這樣一種詐騙集團。</text:p>
      <text:p text:style-name="P1"><text:span text:style-name="T1">陳真</text:span><text:s/>  |  2018.01.11 10:00   |   <text:a xlink:type="simple" xlink:href="http://palinfo.habago.org/Entry?Command=Information_PrintForum&amp;iPage=103#FORUM36403"><text:span text:style-name="T2">#</text:span></text:a></text:p>
      <text:p text:style-name="P3">美國人的居心及長年以來的所作所為，真是邪惡到爆，與撒旦無異。<text:span text:style-name="T3"> <text:line-break/><text:line-break/></text:span>陳真<text:span text:style-name="T3"><text:s/>2018. 01. 11. <text:line-break/><text:line-break/>=========== <text:line-break/></text:span>陸媒批台旅法是「摧毀台灣法」<text:span text:style-name="T3"> <text:line-break/><text:line-break/></text:span>楊家鑫╱北京報導<text:span text:style-name="T3"> <text:line-break/>2018</text:span>年<text:span text:style-name="T3">1</text:span>月<text:span text:style-name="T3">11</text:span>日<text:span text:style-name="T3"> <text:line-break/><text:line-break/><text:line-break/></text:span>中國時報【楊家鑫╱北京報導】<text:span text:style-name="T3"> <text:line-break/><text:line-break/></text:span>美國眾議院<text:span text:style-name="T3">10</text:span>日通過《台灣旅行法》，對此，中共黨媒《人民日報》海外版報導稱，美國是想繼續把台灣當做抗衡大陸的橋頭堡，希望營造出美國主導的東亞地區秩序。「一旦川普最終簽了這個法案，中美關係將出現嚴重倒退」；大陸鷹派媒體《環球時報》則批評，《台灣旅行法》是「摧毀台灣法」，一旦實行，大陸肯定會讓台美都付出代價，讓華盛頓深刻瞭解台灣問題為何「碰不得」。<text:span text:style-name="T3"> <text:line-break/><text:line-break/></text:span>大陸外交部發言人陸慷日前對相關法案表示，美國有關法案涉台條款嚴重違背一個中國原則和中美三個聯合公報規定，是對中國內政的干涉。中方對此堅決反對。<text:span text:style-name="T3"> <text:line-break/><text:line-break/></text:span>美國眾議院於當地時間<text:span text:style-name="T3">10</text:span>日通過《台灣旅行法》草案，要求美國政府解禁美台高級別官員互訪。該草案正等待參議院的通過，隨後將送交美國總統川普審閱，若川普簽署，該草案將正式生效。<text:span text:style-name="T3"> <text:line-break/><text:line-break/></text:span>對此，中共黨媒《人民日報》海外版報導稱，美國是想繼續把台灣當做抗衡中國的橋頭堡，希望營造出美國主導的東亞地區秩序。「一旦川普最終簽了這個法案，中美關係將出現嚴重倒退」。如果美台高級別官員互訪，勢必釀成高烈度的危機，屆時整個中美關係將面臨空前挑戰。<text:span text:style-name="T3"> <text:line-break/><text:line-break/></text:span>大陸鷹派媒體《環球時報》昨發表社評「美眾院《台灣旅行法》是『摧毀台灣法』」指出，美國眾議院一致通過該法是過去難以想像的情況，這顯示出美國國內對華氛圍的改變，美國有很大一部分力量希望重新激化台灣問題，作為美國對華博奕的主要槓桿。<text:span text:style-name="T3"> <text:line-break/><text:line-break/></text:span>社評強調，到時候大陸勢必下定決心「解決台灣問題」，台海局勢從此進入新階段，首先將全面打壓島內「台獨」傾向，過程中，若台美公然政治軍事聯手，大陸將一不做二不休，以「武力解放台灣」。</text:p>
      <text:p text:style-name="P1"><text:span text:style-name="T1">陳真</text:span><text:s/>  |  2018.01.11 09:22   |   <text:a xlink:type="simple" xlink:href="http://palinfo.habago.org/Entry?Command=Information_PrintForum&amp;iPage=103#FORUM36402"><text:span text:style-name="T2">#</text:span></text:a></text:p>
      <text:p text:style-name="P2"><text:span text:style-name="T3">(</text:span>續<text:span text:style-name="T3"><text:s/>Hölderlin) <text:line-break/><text:line-break/></text:span>人類從未教我這些<text:span text:style-name="T3"> <text:line-break/></text:span>是一顆虔誠的心<text:span text:style-name="T3"> <text:line-break/></text:span>以無比的愛<text:span text:style-name="T3"> <text:line-break/></text:span>將我推向永恆<text:span text:style-name="T3"> <text:line-break/><text:line-break/>--Friedrich Hölderlin <text:line-break/><text:line-break/></text:span>著名的傳記作者<text:span text:style-name="T3">Stefan Zweig</text:span>在他的<text:span text:style-name="T3"><text:s/>"The Struggle with the Daemon" (</text:span>與惡魔鬥爭的人<text:span text:style-name="T3">) </text:span>一書中，如此描述<text:span text:style-name="T3">Hölderlin</text:span>：<text:span text:style-name="T3"> <text:line-break/><text:line-break/>"</text:span>從來沒有一個德國詩人能夠如同<text:span text:style-name="T3">Hölderlin</text:span>一般，對於詩及其神聖的源頭，擁有如此的信心。<text:span text:style-name="T3">" <text:line-break/><text:line-break/></text:span>在<text:span text:style-name="T3">"</text:span>詩人的天職<text:span text:style-name="T3">" </text:span>這一章裏頭，<text:span text:style-name="T3">Zweig </text:span>如此寫道<text:span text:style-name="T3">(</text:span>以下是我的節譯<text:span text:style-name="T3">)</text:span>：<text:span text:style-name="T3"> <text:line-break/><text:line-break/></text:span>對於<text:span text:style-name="T3"><text:s/>Hölderlin </text:span>來說，學校無非就是一座監獄。當學校的時光一結束，<text:span text:style-name="T3">Hölderlin </text:span>帶著不安與焦躁以及一種不祥的預感，迎向他的敵人<text:span text:style-name="T3">--</text:span>這個世界。<text:span text:style-name="T3"> <text:line-break/><text:line-break/></text:span>就各種客觀的知識來說，<text:span text:style-name="T3">Hölderlin </text:span>在<text:span text:style-name="T3">Tübingen </text:span>大學受到良好的教育，精通希伯來語、拉丁語與希臘語，熱衷於哲學與神學，黑格爾和<text:span text:style-name="T3">Schelling</text:span>是他的同窗室友。<text:span text:style-name="T3"> <text:line-break/><text:line-break/>Hölderlin </text:span>的媽媽很高興，長年的願望終能實現，因為她的小孩將能在大學教職或神職人員的職位上取得一席之地。但是，<text:span text:style-name="T3">Hölderlin</text:span>卻對於這兩條路興趣缺缺，他決心把他所有的熱情奉獻在那通往永恆的道路上，沒有任何力量能阻止那來自不可見的世界的呼喚，他決心順服這項自我毀滅的熱情，對於謀生的各種現實需求，絲毫不妥協。他相信，他的決心之純粹性不應受到一絲污染，他希望尋找一個<text:span text:style-name="T3">"</text:span>音樂、月光和情感合而為一的世界<text:span text:style-name="T3">"</text:span>。<text:span text:style-name="T3"> <text:line-break/><text:line-break/>Zweig </text:span>把這樣一種決志稱呼為<text:span text:style-name="T3"><text:s/>"Hölderlin </text:span>的英雄主義<text:span text:style-name="T3">"</text:span>。<text:span text:style-name="T3">Zweig </text:span>說，<text:span text:style-name="T3">Hölderlin </text:span>心知肚明，一旦他走上這條追尋之路，意味著他將與安穩舒適的生活無緣，沒有自己的房子和家庭。<text:span text:style-name="T3">Hölderlin </text:span>曾寫道，在這條自己所選擇的道路上，<text:span text:style-name="T3">"</text:span>我將註定永遠和歡愉絕緣<text:span text:style-name="T3">"</text:span>，但他寧可選擇這樣一條充滿不確定性的詩人命運，也不願屈從於世俗的安樂。<text:span text:style-name="T3">Zweig</text:span>說，在追尋那不可見的世界之祭壇上，<text:span text:style-name="T3">Hölderlin </text:span>本身既是祭師，亦是祭品。這樣一種心志，就是這個在生活中許多層面顯得如此脆弱而謙遜的年輕人內心之中一股強大力量的來源。<text:span text:style-name="T3"> <text:line-break/><text:line-break/>Hölderlin </text:span>知道，倘若心有旁騖，詩人所欲追尋的那永恆世界將很難企及，他必須無條件獻上一己生命，犧牲旁人從這世上所能獲得的一切。事實上，早在他離開學校之前，他就已下定決心不當神職人員，更不願讓自己被任何世俗的職位所綑綁。這條追尋之路隱匿無蹤，但他卻對之依然無限嚮往。可悲的是，他的戰鬥之初，並非遭逢敵人，也不是他所厭惡的這個世界，反而是那些他所摯愛並且也同樣深愛著他的親人，特別是他的媽媽和奶奶。他絕不願對之有任何傷害，然而他知道，她們遲早還是得為他心碎。她們始終擔心他受到壓力與挫折，從而希望他心中那一把所謂<text:span text:style-name="T3"><text:s/>"</text:span>神聖的火燄<text:span text:style-name="T3">" </text:span>能夠在這世俗的世界裏儘早熄滅、降溫。<text:span text:style-name="T3"> <text:line-break/><text:line-break/>Hölderlin </text:span>曾經對她媽媽說，他一直希望有一天能夠證明自己值得她們的愛。在這之前，他找了一個又一個的藉口，拒絕成為一名神職人員，並且絕口不提他心裏真正的動機，亦即做好一個詩人所應該做的天職，儘管他認為自己的詩只是一些微不足道的嘗試。<text:span text:style-name="T3"> <text:line-break/><text:line-break/></text:span>終其一生，他的詩並沒有引起眾人的注意，他也經常說自己只是一個初學者。對此，<text:span text:style-name="T3">Hölderlin </text:span>曾如此說道：<text:span text:style-name="T3">"</text:span>我始終相信這條路是高貴的，我同時也相信，倘若我能好好加強自己，並且能找到一種更好的表達方式，有朝一日就能對世人產生貢獻。<text:span text:style-name="T3">" <text:line-break/><text:line-break/></text:span>但是，他媽媽和奶奶卻認為這些只是心虛之詞，背後的真相卻是失業以及無家可歸，一味在一個空洞的世界裏追逐虛空幻影。這一對寡婦，終其一生辛苦撫養這個小男孩，供給衣物和食物以及學費。她們曾經對現狀感到很快樂，特別是當她們收到<text:span text:style-name="T3"><text:s/>Hölderlin </text:span>從學校寄來充滿溫情的家書以及各種優秀成績報告時，更是心滿意足。有一回，<text:span text:style-name="T3">Hölderlin </text:span>在校寫的文章獲得推崇而被刊登出來時，她們更是人生第一次感到如此驕傲。<text:span text:style-name="T3"> <text:line-break/><text:line-break/></text:span>因此，當他完成學業，她們迫不及待地希望他趕緊找個教職或神職工作，娶個美麗的老婆，就近買個房子住。她們更夢想，說不定很快就能夠在每個星期日上教堂時，坐在台下，聆聽自己的小孩在台上講道，傳布上帝的福音。<text:span text:style-name="T3"> <text:line-break/><text:line-break/>Hölderlin </text:span>知道她們的夢想不可能實現。他唯一能做的，就是希望不要讓她們痛苦地猛然從美夢中驚醒。但是，他媽媽和奶奶依然逐漸發現事情並非朝著她們所期待的方向走，因此越發覺得<text:span text:style-name="T3">Hölderlin </text:span>純粹只是在虛度光陰，無所事事。在一封家書中，<text:span text:style-name="T3">Hölderlin </text:span>回信告訴他媽媽說，<text:span text:style-name="T3">"</text:span>希望妳能相信我，我一點都不是一個偷懶不求上進的人。我絕不會犧牲任何東西而僅僅只是為了求得一點安逸與懶散。同時，我也從未輕忽您的期望，我一直希望能夠在我自己的生命規畫和您的期待之間，找到一個平衡點。<text:span text:style-name="T3">" <text:line-break/><text:line-break/>Hölderlin </text:span>還告訴他媽媽說，<text:span text:style-name="T3">"</text:span>希望妳能夠相信，我為世人所做的，並不會少於我擔任一名牧師。<text:span text:style-name="T3">" </text:span>他寫道：<text:span text:style-name="T3"> <text:line-break/><text:line-break/>"</text:span>造成我目前的艱難處境的原因，並非僅僅是因為我倔強的脾氣，更是因為我的個性和命運，而這樣一股力量卻是我無法抵擋的。<text:span text:style-name="T3">" <text:line-break/><text:line-break/></text:span>儘管對<text:span text:style-name="T3">Hölderlin </text:span>非常失望，但是這一對孤獨的寡母和奶奶依然不離不棄；儘管充滿嘆息和遺憾，她們依舊一如往昔地寄錢給這個不受教的兒子，還經常為他編織毛衣和襪子，一針一線，把眼淚和悲傷一一縫進了這些衣物。<text:span text:style-name="T3"> <text:line-break/><text:line-break/></text:span>如此一年又一年過去了，時光如此漫長，<text:span text:style-name="T3">Hölderlin </text:span>仍然無視於現實生活的需求，經常搬家，四處兼差當家庭教師，過著貧窮生活。她的媽媽和奶奶忍不住又再度施壓，質問<text:span text:style-name="T3">Hölderlin </text:span>說，難道你就不能像某某人那樣，一方面當牧師，一方面也當個詩人嗎？<text:span text:style-name="T3">Hölderlin </text:span>回信說：<text:span text:style-name="T3"> <text:line-break/><text:line-break/>"</text:span>我相信有很多遠遠比我強大的人確實能夠兼顧兩種角色，成為一個生意人或教授學者，同時也當一名詩人，但是到頭來，他們其實還是被迫得犧牲其中之一。這是很不好的一種後果。因為，如果他們犧牲了自己世俗的職業，那他就只是在糟蹋別人；反之，如果他犧牲的是他的才華，那他就是褻瀆了神所賦予他的天職，而這種罪過甚至比人們傷害自己的身體還更加嚴重。<text:span text:style-name="T3">" <text:line-break/><text:line-break/></text:span>然而，<text:span text:style-name="T3">Hölderlin </text:span>對於自己從事詩人之天職的信心，卻從未獲得一丁點的回報，遑論成功。當他都已經二十五歲甚至三十歲了，依然孓然一身，居無定所，到處流浪當家教謀生，經常得在家教學生的家裏讓主人提供一頓飯以填飽肚子，還必須經常像個學童那樣寫信，感謝媽媽或奶奶寄來的手帕、背心和襪子，同時也必須持續承受她們的譴責。這些譴責越來越嚴厲而難以忍受，以致於他曾絕望地寫信給他媽媽說：<text:span text:style-name="T3">"</text:span>媽，我真的希望您是不是就放棄我算了。<text:span text:style-name="T3">" <text:line-break/><text:line-break/></text:span>一次又一次的類似狀況，他卻仍然不得不一再去面對她們所帶來的痛苦，畢竟她們是這個對他充滿敵意的世界中唯一還為他敞開的大門。他不得不一再對她們發出懇求，卻又一次又一次消磨她們的耐心。最後，他終於傷痕累累精疲力竭地倒在生活的邊緣；為了理想的奮鬥，最終卻葬送了自己的生活。<text:span text:style-name="T3"> <text:line-break/><text:line-break/>Hölderlin </text:span>的英雄主義因此是如此地莊嚴，因為它既不高傲虛榮，也從無必勝的信心；他所確知的一切，就僅僅是他感受到這樣一種天職以及來自那不可見的世界的召喚。他相信的是這股召喚，而非功成名就。這個始終十分敏感而易於受傷害的年輕人，從來沒有把自己看做是披著寶衣盔甲、所有惡運長矛都必將折斷的<text:span text:style-name="T3"><text:s/>Siegfried (</text:span>陳真按：中世紀德語史詩《尼伯龍根之歌》裏屠殺巨龍的英雄<text:span text:style-name="T3">)</text:span>。恰恰相反的是，他始終清楚地意識到這份宿命即將迎面而來的自我毀滅。然而，也正是因為這樣一股揮之不去的毀滅陰影，使得他的奮鬥顯得如此的高貴與勇敢。<text:span text:style-name="T3"> <text:line-break/><text:line-break/></text:span>大家切莫以為<text:span text:style-name="T3"><text:s/>Hölderlin </text:span>這股為了詩歌奮戰不懈的信心，想必是因為他對於自身才華擁有相當的自信。事實不然，他一直十分看輕自己的能力。尼采式的那種雄性的、近乎病態的自信，在<text:span text:style-name="T3">Hölderlin </text:span>的身上完全看不到一點影子；旁人一句無心的話語或批評都有可能會傷了他的心。當他還是個學童時，甚至對一些很拙劣的著名詩人例如<text:span text:style-name="T3">Conz</text:span>及<text:span text:style-name="T3">Neuffer</text:span>都還抱持著尊敬之心。然而，就在這樣一種個性上的謙遜和極度敏感的背後，卻有著一股對於詩歌鋼鐵般的意志，不惜殉道自焚的決心。在一封寫給他的好朋友的信裏頭，<text:span text:style-name="T3">Hölderlin </text:span>如此說道：<text:span text:style-name="T3"> <text:line-break/><text:line-break/>"</text:span>親愛的朋友啊，什麼時候人們才會意識到，最強大的力量其實就表現在那最卑微的態度之中。如果一個人曾經傳達出某種神聖的訊息，那麼，這樣一種傳達，絕不可能不帶著卑微與哀傷。<text:span text:style-name="T3">" <text:line-break/><text:line-break/>Hölderlin </text:span>是個英雄，但他的英雄氣息絕非逞強鬥狠、志在必得的，而是殉道式的，是一種心甘情願為某種不可見的東西受苦，為自己的信仰與理想而主動迎向自我毀滅的決心。<text:span text:style-name="T3"> <text:line-break/><text:line-break/></text:span>「哦，命運，請祢隨心所欲吧！」透過這句話，這個向來絕不屈服的人，卻溫順虔誠地屈服於他自己所創造出來的悲劇面前。我不知道在這世界上還會有哪種形式的英雄主義能比這更高貴，它既無血腥，亦無一絲權力慾望。最高貴的勇氣，從來不帶任何殘酷與爭鬥，而是毫不設防地屈服於那莊嚴而神聖的必然性面前，為之獻身。</text:p>
      <text:p text:style-name="P1"><text:span text:style-name="T1">陳真</text:span><text:s/>  |  2018.01.11 09:02   |   <text:a xlink:type="simple" xlink:href="http://palinfo.habago.org/Entry?Command=Information_PrintForum&amp;iPage=103#FORUM36401"><text:span text:style-name="T2">#</text:span></text:a></text:p>
      <text:p text:style-name="P3">我認為<text:span text:style-name="T3">AI(</text:span>人工智慧<text:span text:style-name="T3">)</text:span>是沒有希望的。我是說，機器就只是機器，稱不上智能。也許不是因為它們無法遵守規則，而是因為它們無法<text:span text:style-name="T3"><text:s/>"</text:span>不<text:span text:style-name="T3">" </text:span>遵守規則；更不用說對之產生評價。我想這問題想了<text:span text:style-name="T3">20</text:span>年，實在看不出來它在認知上如何可能具有這樣一種意味著生命特徵的東西<text:span text:style-name="T3">--NORMATIVITY(</text:span>規範性<text:span text:style-name="T3">)</text:span>。<text:span text:style-name="T3"> <text:line-break/><text:line-break/>AI</text:span>無望，但是<text:span text:style-name="T3">BI</text:span>或許有可能。<text:span text:style-name="T3">BI</text:span>是我發明的一個詞，<text:span text:style-name="T3">Biologically-artificial Intelligence</text:span>。簡單說就是人機整合，把<text:span text:style-name="T3">AI</text:span>那樣一種幼稚的低階能力給植入人腦之中，或雙方建立聯結。</text:p>
      <text:p text:style-name="P1"><text:span text:style-name="T1">陳真</text:span><text:s/>  |  2018.01.10 17:10   |   <text:a xlink:type="simple" xlink:href="http://palinfo.habago.org/Entry?Command=Information_PrintForum&amp;iPage=103#FORUM36400"><text:span text:style-name="T2">#</text:span></text:a></text:p>
      <text:p text:style-name="P2">建尊你好，這兩齣戲我都沒聽過哦。</text:p>
      <text:p text:style-name="P1"><text:span text:style-name="T1">陳真</text:span><text:s/>  |  2018.01.10 17:09   |   <text:a xlink:type="simple" xlink:href="http://palinfo.habago.org/Entry?Command=Information_PrintForum&amp;iPage=103#FORUM36399"><text:span text:style-name="T2">#</text:span></text:a></text:p>
      <text:p text:style-name="P3">如果沒有<text:span text:style-name="T3"><text:s/>Friedrich Hölderlin</text:span>，也許尼采就不再是尼采，黑格爾也不再是黑格爾，海德格更是不存在了；整個海德格的哲學，似乎就只是<text:span text:style-name="T3">Hölderlin</text:span>的詩與哲學的一個詮釋與、註解與啟發。<text:span text:style-name="T3"> <text:line-break/><text:line-break/>Hölderlin </text:span>是黑格爾和另一位著名德國哲學家<text:span text:style-name="T3">Schelling</text:span>的同學，大學時和黑格爾住同一宿舍，才華出眾，卻命運多舛，當這幾位同學們日後輝煌之際，命運卻安排<text:span text:style-name="T3">Hölderlin</text:span>走向一個恐怖黑暗的未來，就像一隻被世人遺棄的動物那樣，在一位讀者、同時也是當年大學的一位木匠校工的善心收容下，關在一個暗無天日的閣樓中，度過晚年足足<text:span text:style-name="T3">36</text:span>個年頭。如今我們所垂淚捧讀的詩篇與哲學思想，很多就是在那滿目瘡痍的廢棄物堆裡找到的片語隻字與斷簡殘篇，包括海德格思想中最重要的那句話：<text:span text:style-name="T3">"</text:span>人，詩意般地棲居於大地上<text:span text:style-name="T3">"</text:span>，就是寫在一張幾乎難以辨識的廢紙條上。<text:span text:style-name="T3"> <text:line-break/><text:line-break/></text:span>我念高中時，柏楊曾給我寫了封信，裏頭提到一句話，他說，<text:span text:style-name="T3">"</text:span>什麼樣的個性，自然就會造就什麼樣的命運<text:span text:style-name="T3">"</text:span>。當時年少的我讀到信裏頭這句話時，彷彿就像在心裏頭投下一道揮之不去的陰影：但願我有一種平坦順遂、有利於向上提升的個性，好讓我和我的家人能夠有個輝煌豐收的人生。也許<text:span text:style-name="T3">Hölderlin</text:span>也曾渴望過另一種個性，但到頭來卻依然寫下這樣的詩句：<text:span text:style-name="T3"> <text:line-break/><text:line-break/>"Let it be as thou wilt, O, Destiny!" (</text:span>哦，命運，就請祢隨心所欲吧！<text:span text:style-name="T3">) <text:line-break/><text:line-break/></text:span>年少時，一直到年長，我一直喜歡北島的詩。出國後，認識了里爾克<text:span text:style-name="T3">(R. M. Rilke)</text:span>，儼然更勝一籌。後來，因為維根斯坦的關係，遇見了<text:span text:style-name="T3">Georg Trakl</text:span>，更是愛不釋手，但他跡近絕望的黑暗與悲觀，卻往往讓我望之卻步。維根斯坦的大批財富，就是贈送給這兩位奧地利詩人，好讓他們可以衣食無憂地創作詩篇。<text:span text:style-name="T3"> <text:line-break/><text:line-break/></text:span>這麼多年下來，從北島到里爾克，一直到<text:span text:style-name="T3">Trakl</text:span>，我彷彿終於才走進<text:span text:style-name="T3">Hölderlin</text:span>的世界，找到屬於自己的靈魂歸宿，雖不能至，但心嚮往矣。也許我並不是真的嚮往，人要是能有選擇，任誰恐怕都希望能過上一個順遂的人生。因此，應該這麼說，雖不願至，但我心已有所屬；我要向這樣一個美麗、神聖卻悲傷的世界，脫帽致敬。</text:p>
      <text:p text:style-name="P4"/>
      <text:p text:style-name="P1"><text:span text:style-name="T1">潘建尊</text:span><text:s/>  |  2018.01.10 16:42   |   <text:a xlink:type="simple" xlink:href="http://palinfo.habago.org/Entry?Command=Information_PrintForum&amp;iPage=104#FORUM36398"><text:span text:style-name="T2">#</text:span></text:a></text:p>
      <text:p text:style-name="P3">陳先生您好<text:span text:style-name="T3">, <text:line-break/><text:line-break/></text:span>我的名字叫潘建尊<text:span text:style-name="T3">,</text:span>目前在德國讀博士<text:span text:style-name="T3"> <text:line-break/></text:span>久仰您的大名<text:span text:style-name="T3">,</text:span>也在您的網頁上潛水拜讀您的大作許久<text:span text:style-name="T3">. <text:line-break/></text:span>因為您對人工智能頗有見解<text:span text:style-name="T3"> <text:line-break/></text:span>加上您又是該醫學領域中的專家<text:span text:style-name="T3"> <text:line-break/></text:span>有些事情還是想要請問您<text:span text:style-name="T3">. <text:line-break/></text:span>請問您看過英國的電視劇<text:span text:style-name="T3">"</text:span>黑鏡<text:span text:style-name="T3">"</text:span>嗎<text:span text:style-name="T3">? <text:line-break/></text:span>或是前幾年的好萊塢電影<text:span text:style-name="T3">"</text:span>成人世界<text:span text:style-name="T3">"</text:span>嗎<text:span text:style-name="T3">? <text:line-break/></text:span>您認為像電視劇或電影劇情中那樣提取人類意識<text:span text:style-name="T3">, <text:line-break/></text:span>在現實世界中是可能的嗎<text:span text:style-name="T3">? <text:line-break/><text:line-break/></text:span>建尊</text:p>
      <text:p text:style-name="P1"><text:span text:style-name="T1">陳真</text:span><text:s/>  |  2018.01.10 12:27   |   <text:a xlink:type="simple" xlink:href="http://palinfo.habago.org/Entry?Command=Information_PrintForum&amp;iPage=104#FORUM36397"><text:span text:style-name="T2">#</text:span></text:a></text:p>
      <text:p text:style-name="P2">一個喜歡看電影或聽音樂的人，不會對世界上所有電影和音樂感興趣吧。同理，一個看過十幾萬或幾十萬人次病患的醫師，不會一聽到有病患存在就想去看一看吧，那豈不是要看上億萬個影片或資訊？<text:span text:style-name="T3"> <text:line-break/><text:line-break/></text:span>再說，我不是谷歌醫學院畢業的。網路上的各種知識或相關資訊或傳說或什麼等等等，在我看來大多是有害的，錯誤的，片段的，斷章取義、捕風捉影的，偏頗的，掛一漏萬的，張冠李戴的，乃至純屬瞎掰的。<text:span text:style-name="T3"> <text:line-break/><text:line-break/></text:span>醫學算是最簡單的一門學問了，但是，它還不至於簡單到谷歌一下就能懂，要不然，我不會到現在當了三十年醫生都還抱著醫學書想著怎麼治療病患。精神醫學有一本入門聖經，一千多頁，英文的，信不信我能夠從第一頁背到最後一頁。你只要說出某個問題，我就能告訴你它出現在第幾頁。我不是故意要背它，而是摸熟了，自然就記得一字不漏。<text:span text:style-name="T3"> <text:line-break/><text:line-break/></text:span>現代人很喜歡四處推薦他人看這個看那個，其實我<text:span text:style-name="T3">99.9%</text:span>都不會去看。一來不可能有時間，我的生活忙到往往連多寫一個字都覺得像壓垮駱駝的最後一根稻草。二來，我相信人應該都要有自己的一個理解世界的雷達，根據一定的頻率與波長去吸取相關經驗、資訊與知識，也因此，旁人推薦我看什麼好好笑的影片啦，文章啦，電影啦，音樂啦，我大多直接刪掉，除非我認識對方，並且對他的品味有一定的信心，才會去瞄一下。<text:span text:style-name="T3"> <text:line-break/><text:line-break/></text:span>同理，我也不敢針對任何一個人說，我推薦你看這個看那個。因為，我相信對方也應該有自己的一套雷達，他自己就能知道怎麼認識這個世界。除非，除非我跟對方很熟，不怕冒犯，不怕浪費對方的時間，我才敢推薦。而且，我必須很有把握對方很可能會喜歡或確實對他有意義，我才敢請他看這個看那個。<text:span text:style-name="T3"> <text:line-break/><text:line-break/></text:span>當然，在巴勒網留言板推薦就沒有這個問題，畢竟願者上鉤，而非針對特定人士。不過，同樣還是希望大家盡量要推薦這個推薦那個時，麻煩說明一下你推薦的究竟是什麼東西以及為何你要推薦給大家看的原因，而非貼出來要大家看或要我看，卻什麼也沒說，那豈不是可以隨時推薦千萬個東西？而且，推薦是推薦給大家，而不是僅僅推薦給<text:span text:style-name="T3"><text:s/>"</text:span>我<text:span text:style-name="T3">" </text:span>看，這裏畢竟不是充滿私人對話的臉書，也不是聊天室。<text:span text:style-name="T3"> <text:line-break/><text:line-break/></text:span>我是老派人物，公歸公，私歸私，公私分得很清楚，對於在網路上與人聊天感覺非常彆扭、羞愧，平常就連在別人面前或公共場所講手機或講電話都會覺得很尷尬，感覺就像公開大小便給大家看一樣，因此盡量不這麼做，我通常會跑到四下無人處或根本沒有人會注意的地方<text:span text:style-name="T3">(</text:span>例如大馬路邊<text:span text:style-name="T3">)</text:span>才會接手機或打電話。<text:span text:style-name="T3"> <text:line-break/><text:line-break/></text:span>就跟知識或思想一樣，公是簡單的，乾脆的，有趣的，有什麼就說什麼、是什麼就說什麼的，我能一天寫出十萬字，但是私卻不一樣，私是複雜的，<text:span text:style-name="T3">"</text:span>政治的<text:span text:style-name="T3">"</text:span>、充滿心機與盤算應該怎麼措詞與表達才合乎禮儀、才能盡量不被誤解的，要寫個十幾個字都覺得好難，甚至不可能辦到。<text:span text:style-name="T3"> <text:line-break/><text:line-break/></text:span>也因此，我很害怕寫信，包括談心啦，談私人的事啦等等等，這些東西哪有可能用寫的來溝通？若要用寫的，豈不是要寫出幾千萬字才能寫出一封信？與其寫，不如用講的，透過談話，有來有往才說得清。而且，最好是約出來<text:span text:style-name="T3"><text:s/>"</text:span>見面談心<text:span text:style-name="T3">"</text:span>，還能跟國台辦領個五萬塊，而不是拿著電話筒嗯哼嗯哼不知道要說什麼。<text:span text:style-name="T3"> <text:line-break/><text:line-break/></text:span>更重要的是，私人的東西連談都很困難，甚至不可能，除非它屬於某種極其客觀的關係下，例如雙方在診間談話的一種醫病關係，要不就是必須處於一種非常私密的私人關係下，亦即雙方有著生活上的各種聯結或交集，才有可能以一種適當的方式談論私事或理解私事。<text:span text:style-name="T3"> <text:line-break/><text:line-break/></text:span>無意冒犯，只是說一些想法。<text:span text:style-name="T3"> <text:line-break/><text:line-break/></text:span>另外，藉題發揮一下。時間當然也是個重要因素。在巴勒網留言板上，我一對零，對著空氣就寫這麼些個字，沒有人逼我，也沒有固定交差日期；無數我想寫的東西，甚至都已經擱了十幾年，我還是沒有把它寫出來，因為零碎時間就這麼一點。<text:span text:style-name="T3"> <text:line-break/><text:line-break/></text:span>但是，平常生活就不是這樣，不是一對零，而是一對幾千幾百，像個什麼民眾服務站或立委服務處那樣，我若要一一回應，恐怕得需要一百個助理幫我處理才行。但是，不管科技如何帶來更多的不便，不管科技如何糟蹋人性，我始終還是維持過往年代的舊習慣，頂多幾天才回個一封信，因此自從有<text:span text:style-name="T3">email</text:span>或<text:span text:style-name="T3">line</text:span>以來，累積了無數的來信或來電；得罪就得罪了，我也實在沒辦法處理所謂科技進步所帶來的困難。<text:span text:style-name="T3"> <text:line-break/><text:line-break/></text:span>上天是公平的，不管有錢沒錢，不管好人壞人，一天就<text:span text:style-name="T3">24</text:span>小時。我的一天也是<text:span text:style-name="T3">24</text:span>小時，連多一秒也沒有。我常常有個很嚴重的困擾就是，人們老質疑我：<text:span text:style-name="T3">"</text:span>你在忙什麼？你一星期才看幾個門診，有什麼好忙？<text:span text:style-name="T3">" </text:span>有一回，一個朋友一直質疑這一點，我就隨手找出一個記滿我必須處理的各種雜事或公事的檔案，十幾頁，數百個項目，寄給對方看。對方看完之後，從此就沒再質疑<text:span text:style-name="T3"><text:s/>"</text:span>你忙什麼了<text:span text:style-name="T3">?" <text:line-break/><text:line-break/></text:span>學姊常叫我要早睡晚起，我跟她說，我若是跟大家一樣能睡飽，我們現在的生活進度恐怕還停留在九零年代。我是辦事情非常神速的人，至少寫東西是這樣。經常看一些學者或名人寫些不三不四的無聊東西居然也在出書，如果我要出那樣一種水平的書，我能一天出一本；要是有一種機器能夠讓我加快打字速度，能把腦子想的立即轉化成文字，那恐怕就不只一天出一本了。<text:span text:style-name="T3"> <text:line-break/><text:line-break/></text:span>不過，就算我是千手觀音，就算我持續維持一天往往睡不到四小時的痛苦作息，眼前依然有無數的事情需要處理。所以，在此呼籲各位諒解<text:span text:style-name="T3">(</text:span>平均每幾年我都得公開呼籲一遍<text:span text:style-name="T3">)</text:span>，別再問我<text:span text:style-name="T3"><text:s/>"</text:span>有什麼好忙的<text:span text:style-name="T3">?" </text:span>或<text:span text:style-name="T3"><text:s/>"</text:span>忙些什麼？<text:span text:style-name="T3">" </text:span>了。你看很多家庭主婦抱怨每天忙得團團轉，而我恐怕是幾百個家庭主婦那樣一種忙法，經常忙到都覺得人生實在有夠辛苦；很想做的事，只能零零星星地做，而那些無甚意義的麻煩事卻千千萬萬根本做不完。我常想起我這幾年才終於心有所屬的<text:span text:style-name="T3"><text:s/>Friedrich Hölderlin</text:span>，究竟我該怎麼平衡或取捨生活與天職？<text:span text:style-name="T3">Hölderlin </text:span>選擇了天職，而我選擇了生活，因為我想我是沒有什麼不得了的天職一定要去完成的，而生活無非就是忙忙碌碌戰戰兢兢，無非就是柴米油鹽送往迎來消災解厄生老病死這麼一回事。</text:p>
      <text:p text:style-name="P1"><text:span text:style-name="T1">李麗虹</text:span><text:s/>  |  2018.01.10 08:29   |   <text:a xlink:type="simple" xlink:href="http://palinfo.habago.org/Entry?Command=Information_PrintForum&amp;iPage=104#FORUM36396"><text:span text:style-name="T2">#</text:span></text:a></text:p>
      <text:p text:style-name="P6"><text:span text:style-name="T1">這個病患講述的奇幻經歷，陳醫師可能有興趣看一看。</text:span> <text:line-break/><text:line-break/>https://goo.gl/s17X4o</text:p>
      <text:p text:style-name="P1"><text:span text:style-name="T1">陳真</text:span><text:s/>  |  2018.01.10 03:22   |   <text:a xlink:type="simple" xlink:href="http://palinfo.habago.org/Entry?Command=Information_PrintForum&amp;iPage=104#FORUM36395"><text:span text:style-name="T2">#</text:span></text:a></text:p>
      <text:p text:style-name="P2">說好要照顧勞工的？今日小英打臉昔日小英<text:span text:style-name="T3"> <text:line-break/><text:line-break/></text:span>聯合新聞網<text:span text:style-name="T3"> <text:line-break/><text:line-break/></text:span>記者陳洛薇、徐偉真、劉宛琳、蘇莉婷╱製作<text:span text:style-name="T3"> <text:line-break/><text:line-break/>2018</text:span>年<text:span text:style-name="T3">1</text:span>月<text:span text:style-name="T3">9</text:span>日<text:span text:style-name="T3"> <text:line-break/><text:line-break/><text:line-break/></text:span>蔡英文選上前怎麼說？<text:span text:style-name="T3"> <text:line-break/><text:line-break/>2008</text:span>年到古坑挺農民<text:span text:style-name="T3"> <text:line-break/><text:line-break/></text:span>「民進黨會特別關心農民與勞工，這是民進黨的根本」<text:span text:style-name="T3"> <text:line-break/><text:line-break/></text:span>「馬英九政府上任以來，別人的話都聽不進去，認為自己所說的都是對的，因此，大家要把話講大聲點、抗議要大聲點，馬英九才聽得進去」<text:span text:style-name="T3"> <text:line-break/><text:line-break/>2011</text:span>年競選活動<text:span text:style-name="T3"> <text:line-break/><text:line-break/></text:span>馬政府只會說數字，提不出實質政策；無薪假問題愈來愈嚴重，台灣經濟將面臨嚴苛考驗，但馬政府在處理時，竟把企業利潤看得比勞工權益更重要，「這樣的政府要換一換啦！」<text:span text:style-name="T3"> <text:line-break/><text:line-break/>2012</text:span>年回應華隆頭份廠工人抗議<text:span text:style-name="T3"> <text:line-break/><text:line-break/></text:span>所謂的「公平正義」，也包括在辛苦工作後，能得到合理報酬，「領不到的時候，政府可以作你的後盾，為依法繳稅的你，爭取權益」<text:span text:style-name="T3"> <text:line-break/><text:line-break/>2013</text:span>年回應關廠工人臥軌事件<text:span text:style-name="T3"> <text:line-break/><text:line-break/></text:span>「立即停止向關廠失業勞工追討當年政府代墊的款項，把尊嚴和沒有恐懼害怕的日子還給勞工」<text:span text:style-name="T3"> <text:line-break/><text:line-break/></text:span>「原來應該照顧勞工的政府，現在卻成為勞工們痛苦和恐懼的來源」<text:span text:style-name="T3"> <text:line-break/><text:line-break/>2015</text:span>年參訪彰濱工業區<text:span text:style-name="T3"> <text:line-break/><text:line-break/></text:span>「選舉到了，大家都怕怕，就是那個工時啊、工資啊、休假啊，都變成選舉議題，這個老實講，我真的也覺得台灣的假真的休太多了」<text:span text:style-name="T3"> <text:line-break/><text:line-break/>2016</text:span>年<text:span text:style-name="T3">1</text:span>月電視辯論<text:span text:style-name="T3"> <text:line-break/><text:line-break/></text:span>勞工朋友是民進黨的長期夥伴，「民進黨沒有忘記，這個國家是誰在受苦。過去我們跟勞工朋友站在一起，未來也會如此」<text:span text:style-name="T3"> <text:line-break/><text:line-break/></text:span>「這就是我對政治的態度，不管問題多複雜，我都願意一起坐下來談，希望透過不斷的溝通和協商，來解決問題」<text:span text:style-name="T3"> <text:line-break/><text:line-break/></text:span>「如果要問我，我跟國民黨最大的不同在哪裡，我的答案是，我不會拿勞工朋友的權益，在選舉時，開空頭支票作政治操作」<text:span text:style-name="T3"> <text:line-break/><text:line-break/>2016</text:span>年<text:span text:style-name="T3">1</text:span>月諷刺朱立倫「加薪帶動經濟成長」說<text:span text:style-name="T3"> <text:line-break/><text:line-break/></text:span>如果靠修法就能解決低薪問題，讓景氣回升、經濟往前，那世界上經濟問題就不會那麼複雜，「你這套行得通的話，諾貝爾獎一定會落在你的身上」<text:span text:style-name="T3"> <text:line-break/><text:line-break/><text:line-break/></text:span>蔡英文選上後這樣回！<text:span text:style-name="T3"> <text:line-break/><text:line-break/>2016</text:span>年<text:span text:style-name="T3">3</text:span>月<text:span text:style-name="T3"> <text:line-break/><text:line-break/></text:span>「如果政府沒聽見，你可以拍桌子。」<text:span text:style-name="T3"> <text:line-break/><text:line-break/>2016</text:span>年<text:span text:style-name="T3">8</text:span>月回應國道收費員抗爭落幕<text:span text:style-name="T3"> <text:line-break/><text:line-break/></text:span>「有人說會吵就有糖吃，但吵不是重點，吵得有沒有道理、政府有沒有在聽才是重點」<text:span text:style-name="T3"> <text:line-break/><text:line-break/>2017</text:span>年<text:span text:style-name="T3">1</text:span>月出訪談一例一休<text:span text:style-name="T3"> <text:line-break/><text:line-break/></text:span>「那你不必跟我說啊，你去跟你老闆說嘛，台灣就是這樣，勞方都不自己去跟資方說，就是來跟政府抗議」<text:span text:style-name="T3"><text:line-break/><text:line-break/></text:span>「台灣就是這樣，勞方不自己跟資方溝通，都來跟政府抗議，讓政府公親變事主，你們要自立自強啊！」<text:span text:style-name="T3"> <text:line-break/><text:line-break/>2016</text:span>年媒體專訪談勞工及休假<text:span text:style-name="T3"> <text:line-break/><text:line-break/></text:span>「勞工永遠是民進黨心裡最柔軟的那一塊」<text:span text:style-name="T3"> <text:line-break/><text:line-break/>2017</text:span>年<text:span text:style-name="T3">12</text:span>月媒體專訪<text:span text:style-name="T3"> <text:line-break/><text:line-break/></text:span>「<text:span text:style-name="T3">3</text:span>萬元是最低薪資夢想，但調薪後會給企業主增加很大的負擔」<text:span text:style-name="T3"> <text:line-break/><text:line-break/>36</text:span>小時不斷電表決？勞團臥軌被驅<text:span text:style-name="T3"> <text:line-break/><text:line-break/></text:span>蔡政府強勢推動勞基法修正案在立法院臨時會闖關，一度揚言祭出<text:span text:style-name="T3">36</text:span>小時不斷電表決，勞團在台北車站臥軌抗爭遭警方排除，寒冽風雨中返回立法院外夜宿街頭，堪稱「史上最厚」的重重拒馬繼續包圍著人民的國會，隔開政府與人民。<text:span text:style-name="T3"> <text:line-break/><text:line-break/></text:span>勞工臥軌抗爭，五年前馬政府執政時也曾發生。蔡英文當時以民進黨主席身分在臉書表達對勞工的不捨，批評「原來應該照顧勞工的政府，現在卻成為勞工們痛苦和恐懼的來源」，要求馬政府體諒弱勢勞工的困境與處境。<text:span text:style-name="T3"> <text:line-break/><text:line-break/></text:span>蔡政府拒絕溝通<text:span text:style-name="T3"><text:s/></text:span>再次用拒馬隔開人民<text:span text:style-name="T3"> <text:line-break/><text:line-break/></text:span>如今勞工再臥軌抗爭，不惜以身試法，捍衛自己工時及權益，時隔五年，蔡英文已是總統及執政黨主席，有更多能力可以照顧勞工，但她卻是用拒馬隔開勞工拒絕溝通，另一頭，執政黨團仍銜命強勢推動修法行動。</text:p>
      <text:p text:style-name="P1"><text:span text:style-name="T1">陳真</text:span><text:s/>  |  2018.01.10 01:45   |   <text:a xlink:type="simple" xlink:href="http://palinfo.habago.org/Entry?Command=Information_PrintForum&amp;iPage=104#FORUM36394"><text:span text:style-name="T2">#</text:span></text:a></text:p>
      <text:p text:style-name="P3">哇！這種演技我真的服了，連人渣黨都得甘拜下風了。看來，這個人渣黨的尾巴黨，前途無量<text:span text:style-name="T3">(</text:span>絕非玩笑話<text:span text:style-name="T3">)</text:span>。<text:span text:style-name="T3"> <text:line-break/><text:line-break/>https://goo.gl/kapiHU</text:span></text:p>
      <text:p text:style-name="P1"><text:span text:style-name="T1">陳真</text:span><text:s/>  |  2018.01.09 16:50   |   <text:a xlink:type="simple" xlink:href="http://palinfo.habago.org/Entry?Command=Information_PrintForum&amp;iPage=104#FORUM36390"><text:span text:style-name="T2">#</text:span></text:a></text:p>
      <text:p text:style-name="P2">人渣黨<text:span text:style-name="T3"><text:s/>"</text:span>解決<text:span text:style-name="T3">" </text:span>問題的標準作法就是大幅放寬標準，於是，空污不見了，食安問題也統統不見了。效果有二：<text:span text:style-name="T3"><text:line-break/><text:line-break/></text:span>一，圖利金主與廠商，而他們自然也會以政治獻金或私下賄賂或內線交易報明牌等各種方式孝敬人渣政客們。<text:span text:style-name="T3"> <text:line-break/><text:line-break/></text:span>二，製造<text:span text:style-name="T3"><text:s/>"</text:span>政績<text:span text:style-name="T3">"</text:span>。<text:span text:style-name="T3"> <text:line-break/><text:line-break/></text:span>錢是人渣在撈，但是一切代價卻全是眾人及下一代付出。到底一個黨是要齷齪卑劣到什麼地步，然後台灣人才會生氣？<text:span text:style-name="T3"> <text:line-break/><text:line-break/></text:span>也許你會以為人渣政客們也會跟著大家一起受苦，一起付出代價，事實上並不會，比方說所謂總統蔡啥小，她光是請個私人廚師的薪水就高達六萬，吃法國菜，難道你以為她會跟我們一般人一樣買菜，吃一樣的東西？即便是哪天打仗，烽火席捲整個島嶼，血流成河，難道你會以為人渣們會跟我們一般人一樣面對恐怖血腥？我敢保證這些人絕對個個老早逃得無影無蹤，溜到美國或日本。<text:span text:style-name="T3"> <text:line-break/><text:line-break/></text:span>比方說六四事件，難道你以為那些帶頭者會跟其他群眾一樣遭受鎮壓？當然不會。他們絕對會比一般人更早知道消息，然後偷偷在美國<text:span text:style-name="T3">CIA</text:span>的協助下，逃之夭夭；並且不會告訴眾人大難當頭，以便製造流血事件來攻擊對手，取得更多政治利益。請問世界上哪一個國家或社會之整體腐敗或各種衝突事件不是這樣一種狀況？<text:span text:style-name="T3"><text:line-break/><text:line-break/></text:span>比方說你看緬甸，上個世紀六零年代一度是亞洲最富有的國家，但是經過一番鎖國及不良政治之長年糟蹋，一般人竟然窮得沒飯吃，沒地方住，房價高到嚇死人，但是權貴份子與統治者卻個個是億萬級的大富豪，他們吃一餐，夠你一般人吃上一個月。<text:span text:style-name="T3"> <text:line-break/><text:line-break/></text:span>就好比說，請問台灣有幾個人會每個月花六萬塊請來一位廚師專門弄法國菜給自己一個人吃？做為一個所謂總統，必然經常接待賓客，吃得還不夠好嗎？居然還要另外花六萬塊聘請御廚，專門做菜給自己一個人吃。光是廚師薪水就六萬<text:span text:style-name="T3">(</text:span>習近平的薪資都沒這麼高<text:span text:style-name="T3">)</text:span>，食物費用恐怕就是天價了。<text:span text:style-name="T3"> <text:line-break/><text:line-break/></text:span>你相信這樣的人會在乎你我一般人的死活嗎？有可能嗎？因此，她遇到財團，就會諂媚金主們說台灣勞工真是太好命了，放假太多了。遇到勞工，就會說勞工是我最心疼的一群人；整個人渣黨三十年來整天喊著<text:span text:style-name="T3"><text:s/>"</text:span>與弱勢者站在一起<text:span text:style-name="T3">"</text:span>，這種鬼話你真的相信？<text:span text:style-name="T3"> <text:line-break/><text:line-break/></text:span>我有記帳習慣，花一塊錢也會登記下來。自從回台灣開始衣食無憂、<text:span text:style-name="T3"><text:s/>"</text:span>飛黃騰達<text:span text:style-name="T3">" </text:span>以來，兩個人一個月的生活開支，包括吃的和用的幾乎一切生活開支<text:span text:style-name="T3">(</text:span>交通費用和油錢及學術與書籍支出和出國另計<text:span text:style-name="T3">)</text:span>，總共大約兩萬五至三萬，平均一個人一個月大約花一萬三至一萬五。一般人的生活難道不是這樣？別說台灣，就算全世界，請問天底下有幾個人會每個月花六萬塊請廚師來做法國菜養自己一個人？<text:span text:style-name="T3"> <text:line-break/><text:line-break/></text:span>講這些只是想說，台灣政治白癡真是很多很多，白癡們似乎往往看不清台灣是什麼樣的一種政治生態。比方說，那些滿口什麼理想的所謂清純形象牌政治人物，特別是綠的，請你告訴我哪一個真的清純樸素？鳳毛麟角，少之又少；人家每天上酒店玩女人喝洋酒或賭博，夜夜笙歌，一天所花的錢，恐怕都夠你我吃上一整年或好幾年你懂嗎。這麼多錢從哪來？自己家裏印鈔票嗎？你相信這樣一種所謂民主政治並且為之感到得意與光榮嗎？整天撈錢污錢，整天搞一些毫無實質意義的什麼反中仇中的無聊低能小動作，難道這就是你所渴望的社會與政治型態？<text:span text:style-name="T3"> <text:line-break/><text:line-break/></text:span>陳真<text:span text:style-name="T3">2018. 01. 0.9. <text:line-break/>============= <text:line-break/></text:span>禽蛋芬普尼標準將放寬！<text:span text:style-name="T3"> <text:line-break/><text:line-break/>Knowing </text:span>新聞<text:span text:style-name="T3"><text:s/></text:span>余宗翰<text:span text:style-name="T3"> <text:line-break/><text:line-break/>2018</text:span>年<text:span text:style-name="T3">1</text:span>月<text:span text:style-name="T3">9</text:span>日<text:span text:style-name="T3"> <text:line-break/><text:line-break/></text:span>去年全球爆發毒雞蛋事件，台灣也被驗出有毒雞蛋，全台超過<text:span text:style-name="T3">50</text:span>萬顆蛋遭封存，雞蛋殘留農藥芬普尼也引起各界關注，而對於農委會認為現行標準<text:span text:style-name="T3">5ppb</text:span>太嚴格，衛福部食藥署與農委會去年<text:span text:style-name="T3">11</text:span>月聯合召開專家會議，決定將放寬為<text:span text:style-name="T3">10ppb</text:span>，食藥署今日也預告此草案，最快將於四月上路。<text:span text:style-name="T3"> <text:line-break/><text:line-break/></text:span>什麼是芬普尼？<text:span text:style-name="T3"> <text:line-break/><text:line-break/></text:span>芬普尼是一種常用來殺死蟑螂、螞蟻、甲蟲等害蟲的農藥，也會用做寵物的殺蚤劑。不過近幾年有研究指出芬普尼有致癌風險，而世界衛生組織認為，大量的芬普尼可能導致腎臟、肝臟和淋巴腺的病變。<text:span text:style-name="T3"> <text:line-break/><text:line-break/></text:span>芬普尼對人類的危害<text:span text:style-name="T3"> <text:line-break/><text:line-break/></text:span>芬普尼被世界衛生組織（<text:span text:style-name="T3">WHO</text:span>）列為中毒性，人類長期吸收的話可能傷害肝、腎和甲狀腺，比如引起甲狀腺腫瘤；而若不小心攝食會出現頭暈、噁心、嘔吐、胃痛等症狀，若接觸到皮膚也會有不適感。美國環境保護署（<text:span text:style-name="T3">EPA</text:span>）已將芬普尼列為致癌物質。另外，國外一項動物實驗顯示，芬普尼會讓胎兒的發育延緩，也會影響動物的生育能力。</text:p>
      <text:p text:style-name="P1"><text:span text:style-name="T1">陳真</text:span><text:s/>  |  2018.01.08 10:16   |   <text:a xlink:type="simple" xlink:href="http://palinfo.habago.org/Entry?Command=Information_PrintForum&amp;iPage=104#FORUM36387"><text:span text:style-name="T2">#</text:span></text:a></text:p>
      <text:p text:style-name="P3">我常常會去看一些官方例行的統計報告，常有個強烈感覺就是一區兩制，一個台灣區，南北市政大不同。在台北不可以做的事，只要來到南部這些民主聖地例如台南、高雄和屏東，就統統都可以橫行無阻，只要你拳頭粗、靠山硬，想幹啥都行。別說交通完全失序任我行，五年死於車禍人數等於一個二二八事件，而且地下工廠氾濫，黑煙<text:span text:style-name="T3">24</text:span>小時肆無忌憚地排放<text:span text:style-name="T3">(</text:span>合法工廠也差不多，只要是大財團或塞紅包就任你胡作非為<text:span text:style-name="T3">)</text:span>；貪污特別多，假建設之名，行撈錢之實，蚊子館多到不可思議；挖馬路算是政客的基本收入，每條馬路一年不挖個幾十次不甘心；市容髒亂不堪，幾乎沒有一天有乾淨空氣；假藥比真藥還多，綠油油的地下電台每天賣假藥，洗腎人口始終高居世界冠軍；食物更是保證絕對不安全，看你要多髒多噁心都沒關係，或是要添加什麼非法化學藥品隨你便，只要塞個紅包就沒事；違規農舍根本數不清<text:span text:style-name="T3">(</text:span>這一點倒是以宜蘭民主聖地排名第一<text:span text:style-name="T3">)</text:span>，甚且黑道治國，即便強姦殺人都不一定有罪。誰敢對這些地方上的黑白兩道與人渣政客稍有不敬，或是你膽敢去檢舉看看，很可能斷手斷腳、砸店砍人、賞你暗巷黑槍。<text:span text:style-name="T3"> <text:line-break/><text:line-break/></text:span>我當然不是說台北市絕對不會有這些問題，但是南北相去何止千里，簡直是兩個世界。不可思議的是，這些綠油油的<text:span text:style-name="T3"><text:s/>"</text:span>民主聖地<text:span text:style-name="T3">"</text:span>，只要是綠的執政，施政滿意度幾乎年年得滿分。這就是所謂的民主。<text:span text:style-name="T3"> <text:line-break/><text:line-break/></text:span>陳真<text:span text:style-name="T3">2018. 01. 08. <text:line-break/><text:line-break/>================== <text:line-break/></text:span>南北紫爆差<text:span text:style-name="T3">3</text:span>百倍<text:span text:style-name="T3"><text:s/></text:span>朝野籲先修空汙<text:span text:style-name="T3"> <text:line-break/><text:line-break/></text:span>台灣醒報<text:span text:style-name="T3"><text:s/><text:line-break/><text:line-break/>2018</text:span>年<text:span text:style-name="T3">1</text:span>月<text:span text:style-name="T3">3</text:span>日<text:span text:style-name="T3"> <text:line-break/><text:line-break/></text:span>台灣健康空氣行動聯盟理事長葉光芃指出，根據環保署<text:span text:style-name="T3">2017</text:span>年<text:span text:style-name="T3">PM2.5</text:span>自動監測資料，發現全台<text:span text:style-name="T3">76</text:span>測站跟<text:span text:style-name="T3">2016</text:span>年相比，有高達<text:span text:style-name="T3">24</text:span>站年均值比<text:span text:style-name="T3">2016</text:span>年惡化，且集中在<text:span text:style-name="T3">PM2.5</text:span>原本就偏高的高屏地區。<text:span text:style-name="T3"> <text:line-break/><text:line-break/></text:span>若以南北單一測站比較，超標日最少的是北部的基隆站，全國最糟則是高雄左營站，「左營站紫爆時數（<text:span text:style-name="T3">661</text:span>小時）是基隆站（<text:span text:style-name="T3">2</text:span>小時）的<text:span text:style-name="T3">331</text:span>倍，紅害時數為<text:span text:style-name="T3">82</text:span>倍（左營<text:span text:style-name="T3">1728</text:span>小時、基隆<text:span text:style-name="T3">21</text:span>小時），超標時數則相差<text:span text:style-name="T3">14</text:span>倍（左營<text:span text:style-name="T3">4621</text:span>小時、基隆<text:span text:style-name="T3">324</text:span>小時）。」<text:span text:style-name="T3"> <text:line-break/><text:line-break/>=============== <text:line-break/></text:span>高雄紫爆<text:span text:style-name="T3">661</text:span>小時比基隆高<text:span text:style-name="T3">331</text:span>倍<text:span text:style-name="T3"> <text:line-break/><text:line-break/></text:span>台空盟痛斥：連空氣也患不均<text:span text:style-name="T3"> <text:line-break/><text:line-break/></text:span>上報<text:span text:style-name="T3"><text:s/></text:span>林惟崧<text:span text:style-name="T3"> <text:line-break/><text:line-break/>2018</text:span>年<text:span text:style-name="T3">1</text:span>月<text:span text:style-name="T3">3</text:span>日<text:span text:style-name="T3"> <text:line-break/><text:line-break/></text:span>空污不分藍綠，台灣健康空氣行動聯盟<text:span text:style-name="T3">3</text:span>日與劉建國、陳宜民、徐永明跨黨派立委開記者會，痛陳行政部門治理空污無方，導致南北<text:span text:style-name="T3">PM2.5</text:span>（細懸浮微粒）再度擴大。<text:span text:style-name="T3"> <text:line-break/><text:line-break/></text:span>台空盟指出，以北部基隆、高雄左營兩個測站相比，左營紫爆時數共<text:span text:style-name="T3">661</text:span>小時，是基隆<text:span text:style-name="T3">2</text:span>小時的<text:span text:style-name="T3">331</text:span>倍！台空盟理事長葉光芃批評，台灣不只醫療、貧富、城鄉不均，連空氣也患不均。<text:span text:style-name="T3"> <text:line-break/><text:line-break/></text:span>台空盟表示，過去一年雖然有不少施政措施，但「一個天空、兩個台灣」的現象依然存在，與過去<text:span text:style-name="T3">2016</text:span>年相比，北部<text:span text:style-name="T3">PM2.5</text:span>下降，南部不減反增，更加大南北空品差距，表示行政院空污防制不夠力，沒有對症下藥。</text:p>
      <text:p text:style-name="P1"><text:span text:style-name="T1">陳真</text:span><text:s/>  |  2018.01.08 09:52   |   <text:a xlink:type="simple" xlink:href="http://palinfo.habago.org/Entry?Command=Information_PrintForum&amp;iPage=104#FORUM36386"><text:span text:style-name="T2">#</text:span></text:a></text:p>
      <text:p text:style-name="P2">拆農地工廠？教授痛批：這樣都是拆假的！<text:span text:style-name="T3"> <text:line-break/><text:line-break/>2018-01-05 <text:line-break/><text:line-break/></text:span>聯合報<text:span text:style-name="T3"><text:s/></text:span>記者彭宣雅╱即時報導<text:span text:style-name="T3"> <text:line-break/><text:line-break/></text:span>昨農委會、內政部、經濟部聯合招開記者會，宣布拆除違規農地工廠的進度，盤點去年<text:span text:style-name="T3">520</text:span>以後新建的農地違規工廠須拆除的有<text:span text:style-name="T3">17</text:span>家，先<text:span text:style-name="T3">1</text:span>個月限期改善，之後斷水斷電拆除，從去年<text:span text:style-name="T3">10</text:span>月行政院核定行動方案以來，至今拆了<text:span text:style-name="T3">5</text:span>家，其他的在未來<text:span text:style-name="T3">2</text:span>個月內拆除。<text:span text:style-name="T3"> <text:line-break/><text:line-break/></text:span>中研院退休研究員楊重信表示，政府若真的願意面對問題，農地上的違規工廠就不應該分去年<text:span text:style-name="T3">520</text:span>前與去年<text:span text:style-name="T3">520</text:span>後，同樣的違規樣態，就必須要一視同仁，依照區域計畫法<text:span text:style-name="T3">21</text:span>、<text:span text:style-name="T3">22</text:span>條，處<text:span text:style-name="T3">6</text:span>至<text:span text:style-name="T3">30</text:span>萬元，並令其恢復原狀並且按次處罰，還可斷水電或移送法辦。否則，大聲嚷嚷要拆農地違章工廠，一切都是假的！<text:span text:style-name="T3"> <text:line-break/><text:line-break/></text:span><text:span text:style-name="T4">●</text:span>楊重信臉書：<text:span text:style-name="T3"> <text:line-break/><text:line-break/></text:span>只不過是要拆<text:span text:style-name="T3">17</text:span>家，就這麼高調，敲鑼打鼓，連續召開記者會，以為有多大的魄力，真是既可笑又好笑！<text:span text:style-name="T3"> <text:line-break/><text:line-break/></text:span>政府若真願意面對問題，就應該不要分<text:span text:style-name="T3">520</text:span>前<text:span text:style-name="T3">520</text:span>後，而一視同仁，依區域計畫法第<text:span text:style-name="T3">21</text:span>條與第<text:span text:style-name="T3">22</text:span>條處理：處新台幣<text:span text:style-name="T3">6</text:span>萬元至<text:span text:style-name="T3">30</text:span>萬元罰鍰，並令限期恢復原狀，不遵從者按次處罰，並斷水、斷電、封閉，或移送法辦，處<text:span text:style-name="T3">6</text:span>個月以下有期徒刑或拘役。這樣子處理才會有效，否則，一切都是假的！<text:span text:style-name="T3"> <text:line-break/><text:line-break/></text:span>政府如果沒有能力依區域計畫法執法，請農委會、內政部、以及經濟部聯合開一個記者會，宣布「吾等無能」、「混吃等死」，並請求國人原諒！</text:p>
      <text:p text:style-name="P1"><text:span text:style-name="T1">陳真</text:span><text:s/>  |  2018.01.07 00:42   |   <text:a xlink:type="simple" xlink:href="http://palinfo.habago.org/Entry?Command=Information_PrintForum&amp;iPage=104#FORUM36385"><text:span text:style-name="T2">#</text:span></text:a></text:p>
      <text:p text:style-name="P3">你看過世界上有哪個社會的司法體系或檢調單位是這樣辦案的嗎？口口聲聲說偵察不公開，自己卻每天洩密給綠營的主子們及媒體，讓他們到處去爆料，鬥臭當事人。而且，不是洩露事實，而是每天散播謠言抹黑證人。<text:span text:style-name="T3"> <text:line-break/><text:line-break/></text:span>對待證人尚且如此，何況被告；對待有能力為自己澄清的公眾人物尚且如此違法亂紀，更何況是對待那些根本無人知曉的一般平民百姓。<text:span text:style-name="T3"> <text:line-break/><text:line-break/></text:span>相較之下，公眾人物或政治人物依然是佔盡優勢的，一般人<text:span text:style-name="T3"><text:s/>(</text:span>特別是弱勢者，例如精神病患<text:span text:style-name="T3">) </text:span>一旦面對司法，更是往往受盡冤屈。在這一點上，我相信台灣仍然還是勝過大陸的，但是，你能清楚看到大陸的快速進步，台灣在各方面卻不斷走回頭路，一切惡行竟全冠以正義與民主法治之名。<text:span text:style-name="T3"> <text:line-break/><text:line-break/></text:span>陳真<text:span text:style-name="T3"><text:s/>2018. 01. 07. <text:line-break/><text:line-break/>===================== <text:line-break/></text:span>王炳忠臉書<text:span text:style-name="T3"> <text:line-break/><text:line-break/>https://www.facebook.com/pg/bingzhong.wang/posts/ <text:line-break/><text:line-break/>2018. 01. 06. <text:line-break/><text:line-break/></text:span>現在搞輿論公審，卻不讓法院「公審」給大家看（依舊秘密審理周案），天天爆一點所謂的「料」，不回又說我們心虛，那就出面再說幾句吧！<text:span text:style-name="T3"> <text:line-break/><text:line-break/></text:span>據聯合報張宏業報導，檢調透露所謂「秘密手札」是向我爸供奉的神明王爺問事的記錄，「迷信程度讓檢調啼笑皆非」。怎麼啦？問王爺有什麼好啼笑皆非？有人信耶穌，有人拜觀音，我問王爺不行嗎？我家來自台南鄉下本省家庭，我們就信台南北門南鯤鯓代天府的五府王爺，有什麼可笑的？每年大年初一台南市長賴清德不還去南鯤鯓代天府擲筊求國運籤，抽出「武則天坐天」嗎？南鯤鯓五府王爺非但不是什麼邪魔歪道，還是赫赫有名三百多年歷史的「國家二級古蹟」、「國家重要民俗」，難道現在是歧視我們台南本省民間信仰嗎？<text:span text:style-name="T3"> <text:line-break/><text:line-break/></text:span>反而有關人士天天透過媒體「爆料」，其實盡是<text:span text:style-name="T3">1219</text:span>當天就請我們作過證的東西，卻刻意塑造好像又是什麼驚天「新事證」，才真的讓人啼笑皆非！<text:span text:style-name="T3"> <text:line-break/><text:line-break/></text:span>尤其檢調當天扣了我一堆東西，問王爺的手札也不只一張，明明看得出我一直就在問要到大陸入駐青創園區的事，卻一直有人刻意引導成「發展諜報」，更是居心叵測！大陸現在各個部門、不同省市都有不同的青創園區，我諮詢了幾處青創園區資訊後，又想到了能否諮詢負責交流事務的國台辦政黨局，這樣不可以嗎？<text:span text:style-name="T3"> <text:line-break/><text:line-break/></text:span>入駐青創園區，就是嘗試想和朋友合資到大陸做文創，我趁著回台南老家時去南鯤鯓代天府，請示王爺資本額需不需要到<text:span text:style-name="T3">500(</text:span>萬<text:span text:style-name="T3">)</text:span>，王爺指示不用那麼多<text:span text:style-name="T3">(</text:span>擲無筊<text:span text:style-name="T3">)</text:span>，一直問到<text:span text:style-name="T3">350(</text:span>萬<text:span text:style-name="T3">)</text:span>才連續擲到四筊<text:span text:style-name="T3">(</text:span>重要事情我都會至少擲到三筊確認<text:span text:style-name="T3">)</text:span>，我還在旁打了個勾並註記<text:span text:style-name="T3">"×4"</text:span>，這樣犯法了嗎？<text:span text:style-name="T3"> <text:line-break/><text:line-break/></text:span>我倒想請教有關單位，到底現在是怎樣叫作「通匪」<text:span text:style-name="T3">/</text:span>「通敵」？聽說央視在西門町登廣告都影響國安，那到底到大陸賣書、入駐青創園區行不行？做個新媒體平台、開個粉絲專頁宣揚統一行不行？台商、台青到大陸享受扶持優惠，這樣到底是行還不行？<text:span text:style-name="T3"> <text:line-break/><text:line-break/></text:span>王炳忠受訪：<text:span text:style-name="T3"> <text:line-break/><text:line-break/>https://www.youtube.com/watch?v=pal6T1qAjUw <text:line-break/><text:line-break/><text:line-break/>========= <text:line-break/></text:span>網友留言<text:span text:style-name="T3"> <text:line-break/><text:line-break/>Sandy Kao</text:span>：我按讚燎原的<text:span text:style-name="T3">3000</text:span>還沒給啊～<text:span text:style-name="T3"><text:s/></text:span>什麼時候約見面談心啊<text:span text:style-name="T3"><text:s/></text:span>？<text:span text:style-name="T3"> </text:span></text:p>
      <text:p text:style-name="P1"><text:span text:style-name="T1">陳真</text:span><text:s/>  |  2018.01.07 00:15   |   <text:a xlink:type="simple" xlink:href="http://palinfo.habago.org/Entry?Command=Information_PrintForum&amp;iPage=104#FORUM36384"><text:span text:style-name="T2">#</text:span></text:a></text:p>
      <text:p text:style-name="P2">之前住台南永康，現在住高雄左營，兩個城市比起來，除了高雄馬路比較大條、有人行道之外，其它都差不多，市政敗壞到難以想像的地步，極度離譜，更不用說那些官商勾結，黑白兩道橫行無阻、無法無天的事了。但是，你看，賴啥小和陳菊的所謂市政滿意度過去幾年卻一直名列一、二，一個成為南霸天，一個當上神；不管多爛，支持度永遠接近滿分。<text:span text:style-name="T3"> <text:line-break/><text:line-break/></text:span>這具體說明了一項事實，那就是綠營支持者之超高忠誠度，簡直跟幫派或信徒無異，只認顏色，不管黑白。只要是綠的，哪怕你如何無能，甚至貪贓枉法無法無天，統統都無所謂；只要是藍的，即便像馬英九那樣的勤政守法及一塵不染的道德潔癖，甚至像王建煊那樣充滿無私愛心的聖人，照樣能把你講成貪婪無度的大奸至惡。<text:span text:style-name="T3"> <text:line-break/><text:line-break/></text:span>任何社會，不管什麼樣的一種政治制度，理應在基本理性與是非善惡上具有充份的一致性，但是，這樣的一種一致性卻不是普遍存在這島上。許多人並不是從是非善惡本身來看待個別人事物，而是純粹從顏色來判斷。黨外時代，國民黨隨便推出一個無惡不作乃至殺人放火的黑道或人渣惡棍出來，不用從事任何競選活動，不需任何政見，光是躺著就能高票當選。現在的台灣南部也一樣，即便推出一隻蒼蠅，只要牠是綠色的，恐怕也能高票當選，人們並且還會對牠膜拜，景仰不已。究竟憑什麼說這就是民主？究竟憑什麼說這就是民意？究竟憑什麼說這樣一種<text:span text:style-name="T3"><text:s/>"</text:span>民意<text:span text:style-name="T3">" </text:span>是神聖而值得尊敬與追求的？</text:p>
      <text:p text:style-name="P1"><text:span text:style-name="T1">陳真</text:span><text:s/>  |  2018.01.06 11:55   |   <text:a xlink:type="simple" xlink:href="http://palinfo.habago.org/Entry?Command=Information_PrintForum&amp;iPage=104#FORUM36383"><text:span text:style-name="T2">#</text:span></text:a></text:p>
      <text:p text:style-name="P3"><text:span text:style-name="T3">(</text:span>續前<text:span text:style-name="T3">) <text:line-break/><text:line-break/></text:span>當年臥底在黨外的調查局特務謝長廷，目前擔任所謂駐日代表，在一次演講中，他很得意地對大家說，他曾經對日本人說民進黨<text:span text:style-name="T3">2025</text:span>年要達成非核家園，他說日本人聽了嚇一跳，民進黨執政真是太厲害了，可是，只剩幾年就<text:span text:style-name="T3">2025</text:span>了，日本人問：<text:span text:style-name="T3">"</text:span>屆時不會缺電嗎？<text:span text:style-name="T3">" </text:span>謝長廷說，<text:span text:style-name="T3">"</text:span>絕對不會！<text:span text:style-name="T3">" </text:span>日本人又問：<text:span text:style-name="T3">"</text:span>可是電要從哪來？<text:span text:style-name="T3">" </text:span>謝長廷說，<text:span text:style-name="T3">"</text:span>這個還不知道<text:span text:style-name="T3">"</text:span>。<text:span text:style-name="T3"> <text:line-break/><text:line-break/></text:span>看得出我要講的重點嗎？事關一個國家或社會如此重要的能源政策，掌權者卻如此兒戲，不但兒戲，而且還對於這樣一種兒戲態度感覺很好玩，很幽默，很得意，還說這就是台灣<text:span text:style-name="T3"><text:s/>"</text:span>自由開放<text:span text:style-name="T3">" </text:span>的可貴，凡事不用規畫步驟，不用事先設想各種可能的影響與後果，直接瞎掰就行。<text:span text:style-name="T3"> <text:line-break/><text:line-break/></text:span>這個人渣黨搞選舉就是靠這一套胡扯瞎掰，一旦騙到政權後，他卻還是照樣繼續玩這一套，每天都還是在搞選舉，能騙則騙，能撈則撈，滿口胡言，無一句可信。<text:span text:style-name="T3"> <text:line-break/><text:line-break/></text:span>你知道這個喊得震天價響、藉以把國民黨打得落花流水的<text:span text:style-name="T3"><text:s/>"2025</text:span>非核家園<text:span text:style-name="T3">" </text:span>的<text:span text:style-name="T3"><text:s/>2025</text:span>年是怎麼來的嗎？純粹就是瞎掰，愛喊幾年就幾年，就如同現在的解決空污新口號，所謂行政院長賴啥小說什麼<text:span text:style-name="T3">2040</text:span>年之前禁賣所有燃油車輛，這個<text:span text:style-name="T3">2040</text:span>年是根據什麼樣的評估計畫與施行步驟得來的？沒有。純粹就是瞎掰，愛說幾年就幾年。<text:span text:style-name="T3"> <text:line-break/><text:line-break/></text:span>最近有汽車與商家等相關業者打電話去行政院問，那麼，接下來他們應該怎麼做呢？往後車子都不要賣了嗎？現有燃油車的退場機制是什麼呢？官方的回答是：<text:span text:style-name="T3">"</text:span>我們還不知道<text:span text:style-name="T3">"</text:span>。<text:span text:style-name="T3"> <text:line-break/><text:line-break/></text:span>所謂總統蔡啥小，前一陣子不是說什麼無人機已經準備大量生產，將組織無人機中隊，結果軍方聽了嚇一跳，有這回事嗎？八字都還沒一撇。軍方表示，最快也要四、五年。依我看，應該是四、五十年才對。更誇張的是什麼潛艦國造，你信嗎？台灣連汽車引擎都沒有能力製造，卻要造潛艦還是航空母艦，何不乾脆說太空梭國造呢？人渣黨卻準備至少花四千億來造什麼潛艦，結果搞出一個慶富弊案。這一切，全是幌子，撈錢貪污圖利金主才是真正目的。就跟什麼八千九百億的什麼前瞻計畫一樣，眾人皆曰荒唐，人渣黨卻硬是要蠻幹到底，為什麼？因為此時不撈，更待何時。<text:span text:style-name="T3"> <text:line-break/><text:line-break/></text:span>人渣黨為了對付軍公教，大砍年金、退休金，說什麼國家很窮，不砍就要破產了。甚至連各種其實花費不大的基本福利預算或幼兒補助等等都喊沒錢。如果真的這麼窮，為何卻能夠像散財童子或暴發戶那樣，動輒花個幾兆幾千億做一些純屬瞎掰的什麼無人機中隊、什麼潛艦國造或前瞻撈錢計畫？<text:span text:style-name="T3"> <text:line-break/><text:line-break/></text:span>還有什麼解決人口老化的問題，人渣黨說，很簡單啊，就成立一個少子化辦公室嘛，派自己人去主持，坐領高薪。但這個辦公室到底在幹啥呢？最近，衛福部前部長林奏延受訪時就老實說：「少子化辦公室根本沒在運作」只是一個領乾薪的空殼子與黑機關。後來，換了一個更離譜的部長，是個綠油油的牙醫，叫陳什麼中的，不是還弄出一個什麼育兒百寶箱的前瞻計畫嗎，只要肯生小孩，國家就送你一個育兒百寶箱，價值一千元。請問有人會為了一千元而決定生小孩嗎？<text:span text:style-name="T3"> <text:line-break/><text:line-break/></text:span>還有，喊得震天價響的新南向辦公室更是離譜，大張旗鼓成立了幾個月，這個黑機關到底是在幹啥呢？什麼也沒幹，泡茶聊天喝咖啡，巧立名目努力消耗預算，有錢大家賺，凡事只要跟東南亞國家稍微能扯上一點邊的各種活動或研討會等等等，就說那個就是偉大的戰略目標，全都是新南向政策的偉大成果。真是胡扯瞎掰到極點。<text:span text:style-name="T3"> <text:line-break/><text:line-break/></text:span>因為實在是沒事幹，幾個月後，這個新南向辦公室黑機關就裁撤了。但人渣黨卻不說沒事幹，而是說工作進度超前，提早達成任務，成果斐然，因此提前裁撤。可是，去年十二月中才剛裁撤不到兩星期，十二月底竟然又另外成立兩個撈錢層級更高的什麼新南向政策中心與工作小組。不是說新南向戰略目標工作進度超前，提早達成任務，成果斐然嗎？今天裁撤，明天又冒出兩個黑機關，說是有更遠大的目標尚待完成。這樣一些新南向黑組織黑機關到底是在幹啥呢？套句謝長廷的話，<text:span text:style-name="T3">"</text:span>這個還不知道<text:span text:style-name="T3">"</text:span>。<text:span text:style-name="T3"> <text:line-break/><text:line-break/></text:span>你能想像世界上哪個政府是如此兒戲、每天隨口瞎掰、胡搞亂搞的嗎？<text:span text:style-name="T3"> <text:line-break/><text:line-break/></text:span>事實上，人渣黨上台後成立無數的黑機關，全是為了撈錢、酬庸、領乾薪的空殼子，只有一個是真的有在運作，那就是完全無法無天的<text:span text:style-name="T3"><text:s/>"</text:span>東廠<text:span text:style-name="T3">"--</text:span>什麼不當黨產委員會，找來一些品性不端的綠油油人渣，以所謂轉型正義為幌子，成為太上皇機關，違法亂紀地準備徹底消滅國民黨。<text:span text:style-name="T3"> <text:line-break/><text:line-break/></text:span>人渣黨貪污撈錢圖利卡位酬庸的行徑之外，還幹過什麼正經事呢？他<text:span text:style-name="T3"><text:s/>"</text:span>解決<text:span text:style-name="T3">" </text:span>問題的主要方法之一就是改變標準。比方說，解決食安問題，很簡單啊，就把千百種農作物的農藥標準或設限大幅放寬甚至千百倍就行了，以後不就沒有食安問題了，而且各種廠商還會因此送更多錢給這些政客人渣，表達謝意。<text:span text:style-name="T3"> <text:line-break/><text:line-break/></text:span>解決空污問題更簡單，除了拼命造謠抹黑說全是大陸害的，是他們的污染飄到台灣來。前幾天，所謂環保署署長李應元不是還在祈求東風嗎？祈求上天吹東風，才能把污染吹走。在此建議是不是要成立一個<text:span text:style-name="T3"><text:s/>"</text:span>祈求東風辦公室<text:span text:style-name="T3">"</text:span>，設一個祭壇，找清涼辣妹來跳脫衣舞，每天按時祭拜玉皇大帝還是雷神趕緊吹東風，解決空污問題。除此之外，李應元的解決空污辦法就是請民眾少放鞭炮，少烤肉。是不是應該也要建議民眾少放屁，減少排碳？<text:span text:style-name="T3"> <text:line-break/><text:line-break/></text:span>當然，人渣黨最為拿手的解決空污辦法就是改變空污標準。底下引用一段<text:span text:style-name="T3">2016</text:span>年<text:span text:style-name="T3">12</text:span>月<text:span text:style-name="T3">8</text:span>號的報導：<text:span text:style-name="T3"> <text:line-break/><text:line-break/>"</text:span>為使民眾對空汙有感，環保署<text:span text:style-name="T3">2014</text:span>年推出空氣品質「細懸浮微粒<text:span text:style-name="T3">PM2.5</text:span>指標」預報，當<text:span text:style-name="T3">PM2.5</text:span>濃度超過<text:span text:style-name="T3">70</text:span>微克<text:span text:style-name="T3">/</text:span>立方公尺就達最糟糕的「紫爆」等級，正當民眾逐漸對「紫爆」有所認知與警覺性的同時，環保署卻於本月改制推出空氣品質指標<text:span text:style-name="T3">AQI </text:span>，紫色等級的<text:span text:style-name="T3">PM2.5</text:span>濃度標準，一口氣從大於<text:span text:style-name="T3">70</text:span>微克<text:span text:style-name="T3">/</text:span>立方公尺提高到大於<text:span text:style-name="T3">150</text:span>微克<text:span text:style-name="T3">/</text:span>立方公尺。空汙指標上修，台灣健康空氣行動聯盟發現近十年來<text:span text:style-name="T3">PM2.5</text:span>濃度，會超過<text:span text:style-name="T3">150</text:span>微克<text:span text:style-name="T3">/</text:span>立方公尺的天數只有六天，等同<text:span text:style-name="T3">AQI</text:span>作為空汙指標「紫爆」將大幅消失，質疑環保署改制是為了粉飾太平。<text:span text:style-name="T3"> <text:line-break/><text:line-break/></text:span>台灣健康空氣行動聯盟理事長葉光芃認為，環保署在沒有足夠宣導的情況下，改用<text:span text:style-name="T3">AQI</text:span>指標有其政治盤算，並比對環保署<text:span text:style-name="T3">2007</text:span>年至<text:span text:style-name="T3">2016/11/30</text:span>資料，發現過去十年來，台灣本島<text:span text:style-name="T3">PM2.5</text:span>濃度達新版<text:span text:style-name="T3">AQI</text:span>的「非常不良」紫色等級，細懸浮微粒超過<text:span text:style-name="T3">150</text:span>微克<text:span text:style-name="T3">/</text:span>立方公尺的天數竟只有六天，但如果以舊版<text:span text:style-name="T3">PM2.5</text:span>指標來看今年<text:span text:style-name="T3">2016</text:span>年初至<text:span text:style-name="T3">11</text:span>月底，紫爆的站日數<text:span text:style-name="T3">(</text:span>累計全國監測站所有超標日數<text:span text:style-name="T3">)</text:span>就已達<text:span text:style-name="T3">199</text:span>天，葉光芃批評新版訂定的級距意義「非常有限」。<text:span text:style-name="T3">" <text:line-break/><text:line-break/></text:span>看到沒有，人渣黨上台才半年，馬上就用這樣的方法<text:span text:style-name="T3"><text:s/>"</text:span>解決<text:span text:style-name="T3">" </text:span>空污問題，把紫爆標準一口氣從<text:span text:style-name="T3">70</text:span>調高到<text:span text:style-name="T3">150</text:span>，這樣的話，一年<text:span text:style-name="T3">365</text:span>天裏頭，達到空污紫爆等級的日子就只剩<text:span text:style-name="T3">6</text:span>天，空污問題不就解決了，又是一項了不起的政績。<text:span text:style-name="T3"> <text:line-break/><text:line-break/></text:span>這裏有些圖，請看：<text:span text:style-name="T3"> <text:line-break/><text:line-break/>https://www.civilmedia.tw/archives/57998 <text:line-break/><text:line-break/></text:span>兒戲政治所帶來的後果與代價，難道你會以為與你無關？難道你真的會蠢到去膜拜一種純屬虛構的顏色？膜拜一些純屬虛構的什麼台獨建國？然後卻以所有人的長遠福祉為代價，任由貪婪人渣們予取予求、為所欲為？<text:span text:style-name="T3"> <text:line-break/><text:line-break/></text:span>在極度忙碌與疲憊不堪的生活中，用盡最後一點體力，利用零零碎碎的空檔時間，寫這些污穢不堪的東西，目的當然不是要譴責人渣歹徒們，而是很納悶：為什麼大家的家教都這麼好？不管人渣歹徒們如何破壞你的生活家園，如何惡搞你的生活前景，如何貪污浪費你的血汗錢，大家都還是不會生氣。<text:span text:style-name="T3"> <text:line-break/><text:line-break/></text:span>我同樣也不能理解，為何我們會對遠在幾千公里外的以巴問題、中東問題生氣或感興趣，卻對自己生活周遭同樣卑鄙齷齪的行徑視若無睹，置若罔聞。世界就是世界，世界並沒有島內外或國內外之分，關心國際問題並沒有更高尚，關心島內問題也不會顯得更庸俗，道德意義是一樣的。甚至我還相信，一個人惟有當他會去關注生活周遭的問題時，他才有可能關心幾千公里外的悲劇。倘若我對眼前一個受苦的生命一點感覺也沒有，我如何可能會對一個遠在一萬公里外的受難者有感覺？<text:span text:style-name="T3"> <text:line-break/><text:line-break/></text:span>底下幾篇文字，不妨仔細看看。倘若不以人廢言，那麼，龍應台當年寫野火集時那句名言<text:span text:style-name="T3"><text:s/>"</text:span>本身<text:span text:style-name="T3">"</text:span>，其實還挺有道理：<text:span text:style-name="T3">"</text:span>中國人，為什麼你不會生氣？<text:span text:style-name="T3">" <text:line-break/><text:line-break/></text:span>陳真<text:span text:style-name="T3"><text:s/>2018. 01. 06. <text:line-break/><text:line-break/>====================== <text:line-break/><text:line-break/></text:span>【<text:span text:style-name="T3">Yahoo</text:span>論壇／陳一新】活在跨年謊言中的小英<text:span text:style-name="T3"> <text:line-break/><text:line-break/></text:span>陳一新<text:span text:style-name="T3"> <text:line-break/><text:line-break/></text:span>政事觀察站<text:span text:style-name="T3"><text:s/>2018</text:span>年<text:span text:style-name="T3">1</text:span>月<text:span text:style-name="T3">2</text:span>日<text:span text:style-name="T3"> <text:line-break/><text:line-break/></text:span>蔡英文總統去年底與記者茶敘時，夸夸其談國內各項改革與民調、新南向政策、國防自主及兩岸關係，乍聽之下，頗有「雖千萬人吾往矣」的雄心壯志，但只要稍微推敲一下，就可看出她的年終記者茶會只是不折不扣的「跨年謊言」。真不知道台灣的領導人為什麼這麼好當，滿口荒唐言，竟然「居之不疑」，臉不紅氣不喘？<text:span text:style-name="T3"> <text:line-break/><text:line-break/></text:span>在<text:span text:style-name="T3">12</text:span>月<text:span text:style-name="T3">29</text:span>日<text:span text:style-name="T3"><text:s/></text:span>下午在桃園龍潭中科院與<text:span text:style-name="T3"><text:s/></text:span>與媒體年終茶敘談話中，蔡英文<text:span text:style-name="T3"><text:s/></text:span>表示，她早知道推動改革，民意一定會反彈。問題是，<text:span text:style-name="T3"><text:s/></text:span>蔡英文領導的民進黨推動的改革真的是「民之所欲」的改革嗎？眾所周知，「去中國化」、「去蔣化」、「去中華民國化」、「促轉條例」固然是符合民進黨利益的「改革」。問題是，如果說「同婚立法」、「年金改革」、「一例一休」、「勞基法修法」、「前瞻計畫」、「引進核災食品」及「無核家園」，也是她要推動的「改革」，為什麼那麼多民進黨主政的縣市人民也走上街頭，要求政府猛睬剎車或從善如流呢？<text:span text:style-name="T3"> <text:line-break/><text:line-break/></text:span>蔡英文說，她的政府所推動的「新南向政策」目前已與東南亞國家產生良好互動，並讓「新南向政策」的對象國有感。難道蔡政府向對象國人民發放「旅遊補助金」、「優待卷」，鼓勵他們來台觀光，或是對他們開放「免簽證」，引進一些「性工作者」，就是「互動良好」與「有感」？在漫無目標與沒有計劃的情形下，政府發放「旅遊補助金」、「優待卷」、開放「免簽證」，充其量只是飲鴆止渴，終非長久之計。<text:span text:style-name="T3"> <text:line-break/><text:line-break/></text:span>更重要的是，「新南向政策」絕非只是我國與對象國之間的浮面或表象交流而已，如果終蔡英文第一任，台灣無法與任何一個對象國簽訂類似「自由貿易協定」的協議，則蔡英文的「新南向政策」恐怕很難不步前總統李登輝與陳水扁「南向政策」淪於失敗的後塵。至於蔡英文說「新南向政策」會成為國家未來的發展方向，那就更是胡言亂語了。<text:span text:style-name="T3"> <text:line-break/><text:line-break/></text:span>尤其可笑的事，總統府不久前才宣稱，設在總統府內的「新南向政策辦公室」因階段性任務完成而予以「解編」，旋不久又宣布因任務需要決定在國安會下設立「新南向政策中心」，有如繞口令一般，真不知那些國安會團隊成天沒事幹，在玩什麼把戲？<text:span text:style-name="T3"> <text:line-break/><text:line-break/></text:span>由此觀之，「新南向政策」似乎只是蔡英文給國安會的一個玩具罷了，一群不懂得思考的業餘團隊成員編出一套只要「新南向政策」堅持百忍、未來一定會終底於成的「鬼話」，而蔡英文顯然也不怎麼動腦，居然就相信了這番鬼都不信的「謊言」，反正台灣民眾也很好騙，「新南向政策」就成為蔡政府上台後三不五時就拋出來哄騙國人的一個大謊言。<text:span text:style-name="T3"> <text:line-break/><text:line-break/></text:span>在年終與記者的茶會上，由於「慶富聯雷艦案」不斷出包，加上「潛艦國造」遙遙無期，「國艦國造」實在開不出口，只有搬出國產「無人機」量產與「高教機」將於近期試飛，表示「國防自主」並非空話。<text:span text:style-name="T3"> <text:line-break/><text:line-break/></text:span>問題是，「國防自主」也許並非完全空話，但卻是不少笑話堆砌出來的「謊言」。台灣連汽車引擎都不會自製，卻奢言製造高教機引擎和潛艦的柴油引擎，豈不為識者所笑？這就好像只會放沖天炮的小孩，卻要試飛登月火箭一樣可笑。如果「國機國造」真有能量，就應發展航程更遠、性能更好的第四代半或第五代的戰鬥機，而不是走回頭路去生產「經國號」縮小版的高教機，難怪美國不以為然。<text:span text:style-name="T3"> <text:line-break/><text:line-break/></text:span>同樣地，如果「潛艦國造」真有本事，就至少應該模仿荷蘭售我潛艦，好歹先造出一、兩艘，讓全世界瞧一瞧我國生產潛艦的能量。現在日本一日不敢出售我國潛艦技術，我國的「潛艦國造」就掛在雲端不上不下。雖說「國防自主」是我國尋求軍事發展的一個長期目標，但是這樣一個嚴肅的課題在蔡英文領導之下卻充滿了笑話與謊言。<text:span text:style-name="T3"> <text:line-break/><text:line-break/></text:span>蔡英文說，她<text:span text:style-name="T3"><text:s/></text:span>請國人同胞放心，「兩岸關係不會暴走、不會僵住、也不會走回在過去國民黨威權時代，不相往來的老路」。<text:span text:style-name="T3"><text:s/></text:span>問題是，<text:span text:style-name="T3"><text:s/></text:span>「兩岸不相往來」是蔡英文上台以後才發生的的事，不提馬英九時代的兩岸關係，卻扯到「過去國民黨威權時代，不相往來的老路」，來混淆視聽，未免扯得太遠。<text:span text:style-name="T3"> <text:line-break/><text:line-break/></text:span>她竟然臉不紅氣不喘地公然撒謊，表示她從<text:span text:style-name="T3">2016</text:span>年「上任至今歷經了<text:span text:style-name="T3">500</text:span>多天，兩岸關係基本上仍然維持穩定的局面。雖然過去一年來，兩岸關係歷經一些事情，但雙方的的交流基本上也都維持。」在兩岸從「冷和」走到「冷對抗」、兩岸兩會不相往來的今天，究竟是大家看錯，還是蔡英文自我感覺太過良好？<text:span text:style-name="T3"> <text:line-break/><text:line-break/></text:span>從她與記者年終茶會的談話，可以看出蔡英文是活在謊言之中，今年如此，明年再略做修正，又渴繼續唬弄人民，年復一年，週而復始。真不知道她自己是早已相信這套謊言並融入其中，還是她相信謊言說它一千遍就會變成真理？<text:span text:style-name="T3"> <text:line-break/><text:line-break/>======================= <text:line-break/></text:span>聯合報社論／新南向辦公室將「功成身退」？<text:span text:style-name="T3"> <text:line-break/><text:line-break/>2017-12-19 <text:line-break/><text:line-break/></text:span>慶富陳偉志自爆去年去了總統府；圖為時任新南向辦公室主任黃志芳。<text:span text:style-name="T3"><text:s/></text:span>圖／聯合報系資料<text:span text:style-name="T3">... <text:line-break/><text:line-break/></text:span>總統府最近公告，新南向辦公室將自明年起「解編」。亦即，這個蔡政府上任後敲鑼打鼓負責「新南向」政策擘劃的首腦組織，再十日就要「功成身退」。沒錯，「功成身退」正是總統府宣告該辦公室解編的理由，其措詞是：因為它的「階段目標比預定更早完成」，而且已逐漸「展現成效」。<text:span text:style-name="T3"> <text:line-break/><text:line-break/></text:span>新南向辦公室要解編，名副其實是「身退」；但要說它「功成」，恐怕就讓人覺得不知所云。依總統府稍早的估計，新南向辦公室全年的預算執行率，僅四到五成。以如此低迷的執行效率，卻說它「提前完成」目標，豈不矛盾？此外，根據立法院預算中心的報告，散落在政府各部會的新南向經費執行率均欠佳，包括內政部、總統府、工程會至七月底的執行率都不到五％。從這點看，政府宣稱「展現成效」，又是在說什麼？<text:span text:style-name="T3"><text:line-break/><text:line-break/></text:span>換一個角度看，新南向辦公室必須解編，其實也是勢所必然。去年六月，蔡英文總統指派黃志芳擔任該辦公室主任，黃志芳十月旋即又奉派出使新加坡，不幸遭拒後，他今年一月又被指派出任外貿協會董事長。亦即，黃志芳實際主持新南向辦公室的時間相當短促，一年半來新南向辦公室多數時候是處於無人領導或他人代理的狀態，如今難以為繼也是事實。而黃志芳最讓人印象深刻的「作為」，是他去年九月在總統府以新南向辦公室主任身分接見了承造「獵雷艦」的陳慶男父子，慶富隨後即順利拿到海軍卅多億元撥款。其中玄機，總統府迄今仍未清楚交代。<text:span text:style-name="T3"> <text:line-break/><text:line-break/></text:span>以上種種訊息，反映的正是新南向政策推動一年半來的混亂景象。且看，總指揮辦公室一直群龍無首，總統除喊出「新南向」的口號，究竟誰在負責擘劃並總理其戰略架構，其實曖昧不明。再說，各部門奉命編列的經費繁多，能有效執行的項目卻有限，這如何能說南向政策大為開展？更難看的是，各部會為了滿足高層要求的績效，近數月來不斷要求加速消化預算，除安排虛有其表的考察，學術或商業上只要沾得上一點東南亞邊邊角角的計畫或會議，都能申請補助或報銷。這種花錢「做業績」的施政手法，恐怕連愚弄人民都過不了關，遑論外交或經貿的開展。<text:span text:style-name="T3"> <text:line-break/><text:line-break/></text:span>持平而言，台灣長期忽略對東南亞的經營，對這個區域的交流工作確實亟待補強。尤其，近廿年來台灣新增了許多來自此地區的外籍配偶和移工，為數不少的「新台灣之子」已經逐漸成人，從社會融和與國際交流的角度看，「新南向」工作都必須有異於以往的耕耘。因此，政府推動新南向自有其意義。<text:span text:style-name="T3"> <text:line-break/><text:line-break/></text:span>然而，檢視蔡政府倡議的新南向政策，目標與手段卻難以吻合：一則只是為了迴避西進的困難，二則缺乏清晰的戰略主軸，三則是誰在負責指揮策劃都飄忽不定，四則流於形式主義，以花錢的能耐來計算績效。也因此，當初說得宏大無比的新南向政策辦公室，倏忽換人，倏忽懸缺，倏忽解編，如何堂皇宣稱功成身退？包括任意補貼、開放免簽所創造的東南亞觀光客人數，不斷放進了非法勞工、性工作者、及詐騙、販毒集團，其實都是在犧牲社會安全以創造「台灣南進」的假象。這些，無法為台灣帶來外交經貿榮景，恐怕還將造成國家資源的虛擲。<text:span text:style-name="T3"> <text:line-break/><text:line-break/></text:span>繼韓國總統文在寅訪中為韓中外交破冰後，日本首相安倍近日也決定改變「聯美制中」的戰略，希望同時推動「一帶一路」與「自由印太」，以穩固日中關係。安倍和文在寅的考慮是一樣的：國家戰略安全必須維護，經濟發展利益也必須兼顧。反觀蔡英文，除領導台灣一頭栽進「新南向」，片面渴望加入川普的自由印太，難道沒有其他道路可走？<text:span text:style-name="T3"> <text:line-break/><text:line-break/></text:span>看到「新南向」辦公室解編，人們應該知道那個標籤本來就很虛假。</text:p>
      <text:p text:style-name="P4"/>
      <text:p text:style-name="P1"><text:span text:style-name="T1">陳真</text:span><text:s/>  |  2018.01.05 02:43   |   <text:a xlink:type="simple" xlink:href="http://palinfo.habago.org/Entry?Command=Information_PrintForum&amp;iPage=105#FORUM36382"><text:span text:style-name="T2">#</text:span></text:a></text:p>
      <text:p text:style-name="P3">我要說的已經說過無數次，但是，理解這一點基本屬性與關係很重要，於是也只能反覆陳述。<text:span text:style-name="T3"> <text:line-break/><text:line-break/></text:span>每次聽到有人煞有介事在討論或者是問我有關人渣黨的什麼作法或想法時，我都按捺不住心裏極度的厭煩，難道你是外國來的嗎？你在這島上住了多少年了？難道真的有人會<text:span text:style-name="T3"><text:s/>"</text:span>清純<text:span text:style-name="T3">" </text:span>、<text:span text:style-name="T3">"</text:span>單純<text:span text:style-name="T3">" </text:span>到這種地步？<text:span text:style-name="T3"> <text:line-break/><text:line-break/></text:span>這樣一種談話或討論其實是不可能繼續的。因為，倘若有人真的低能幼稚到這種地步，那意味著以他的智能而言根本沒啥好談。另一個可能就是裝蒜，或者是根本不在乎，於是就裝模作樣地或漫不經心地隨口亂問亂說一通，不具絲毫嚴肅性。倘若如此兒戲，那同樣也是沒啥好談。<text:span text:style-name="T3"> <text:line-break/><text:line-break/></text:span>這就好像我們不會煞有介事去討論詐騙集團的詐騙內容一樣。他就是個騙子嘛，每天就是藉著各種顛三倒四的胡扯瞎掰與演戲布局來騙錢與害人，難道你真的會去討論他的那些毫無真實意義的詐騙內容的嚴肅性？難道你以為騙子或歹徒之所以行騙或使壞是因為他們在理智上<text:span text:style-name="T3"><text:s/>"</text:span>不明白<text:span text:style-name="T3">" </text:span>某種道德思維或<text:span text:style-name="T3"><text:s/>"</text:span>不明白<text:span text:style-name="T3">" </text:span>某個事物的基本意義？當然不是。歹徒們怎麼會不懂？人家的智商可是比你高多了。<text:span text:style-name="T3"> <text:line-break/><text:line-break/></text:span>再者，你應該明白，你面對的就是不折不扣的一群無惡不作無所不貪的歹徒，他就是存心來害你、殺你、來騙你錢的，你跟他之間是處於這樣一種敵我對立的關係，而不是任何其它一種正常關係。<text:span text:style-name="T3"> <text:line-break/><text:line-break/></text:span>倘若有人真的蠢到會把人渣黨及其一大票同路人講的話當真嚴肅看待，那他難道不會精神錯亂？人渣們一下說這樣，一下又說那樣，完全沒有任何標準可言。<text:span text:style-name="T3"> <text:line-break/><text:line-break/></text:span>我常舉<text:span text:style-name="T3">1991</text:span>年林義雄剛返台時的幾次演講為例，藉以說明我這樣一種很不耐煩去談論一些根本不值得談論的人事物的感覺。在那幾次演講中，我都在場，聽眾常會舉手發問，要林義雄談談對於李登輝的看法，林義雄總是帶著相當不耐煩的口氣回答說：<text:span text:style-name="T3">"</text:span>那個人不值得評論<text:span text:style-name="T3">"</text:span>，就這樣一句話打發所有相關提問。<text:span text:style-name="T3"> <text:line-break/><text:line-break/></text:span>我的感受也是如此，每次講起人渣黨，感覺就像在自我作賤那樣，根本就是一群無恥貪婪很沒出息的歹徒，誰會樂意自我作賤去評論這樣一些根本不值得評論的人渣？之所以許多時候不得不耐著性子去談論，純粹只是希望蠢蛋們腦筋要清醒一點，別在基本認知上犯錯。<text:span text:style-name="T3"> <text:line-break/><text:line-break/></text:span>比方說什麼新南向，什麼保障食安，什麼非核家園，什麼轉型政義，什麼反空污，什麼關心勞工，什麼民主法治，什麼人權，什麼言論自由，什麼前瞻計畫，什麼台獨建國，什麼<text:span text:style-name="T3">2040</text:span>年之前所有使用石油的車子都要禁賣，美好天堂將降臨寶島，什麼這個政策那個遠景的<text:span text:style-name="T3">....</text:span>我跟你說，全是鬼扯蛋，毫無議論價值，一切全是撈錢掌權計畫，如此而已。<text:span text:style-name="T3"> <text:line-break/><text:line-break/></text:span>很多人也許逐漸意識到這個人渣黨及其一大票走狗文人，凡事總有兩套標準。其實不對，他們只有一套標準，那就是：能夠怎麼撈，他就會怎麼騙怎麼轉彎；能夠怎麼鞏固權位傷害異己，他就會怎麼無法無天。<text:span text:style-name="T3"> <text:line-break/><text:line-break/></text:span>陳真<text:span text:style-name="T3"><text:s/>2018. 01. 05. <text:line-break/><text:line-break/>=================== <text:line-break/><text:line-break/></text:span>藍喊修法保障證人<text:span text:style-name="T3"><text:s/></text:span>王定宇：搜詐騙集團還要等律師來？<text:span text:style-name="T3"> <text:line-break/><text:line-break/>2017-12-20 <text:line-break/><text:line-break/></text:span>聯合報<text:span text:style-name="T3"><text:s/></text:span>記者丘采薇╱即時報導<text:span text:style-name="T3"> <text:line-break/><text:line-break/></text:span>檢調以涉嫌違反「國安法」為由搜索新黨青年軍王炳忠等人住家，但王炳忠只是「證人」身分，檢調大動作搜索引發爭議。今天國民黨立委賴士葆稱他將提案修改「刑事訴訟法」，讓證人被搜索時可以請律師在場，保障證人不被恣意搜索；對此民進黨立委王定宇則提醒，不應以政治思考妨礙刑事案件偵辦，難道未來檢調面對詐騙集團及毒販，也要等律師來再搜索？</text:p>
      <text:p text:style-name="P1"><text:span text:style-name="T1">陳真</text:span><text:s/>  |  2018.01.05 01:45   |   <text:a xlink:type="simple" xlink:href="http://palinfo.habago.org/Entry?Command=Information_PrintForum&amp;iPage=105#FORUM36381"><text:span text:style-name="T2">#</text:span></text:a></text:p>
      <text:p text:style-name="P2">來源：郁慕明觀察站<text:span text:style-name="T3"> <text:line-break/><text:line-break/></text:span>網址：<text:span text:style-name="T3">https://www.facebook.com/muming.yok/?ref=py_c <text:line-break/><text:line-break/>2018. 01. 05. <text:line-break/><text:line-break/></text:span>現在是文革在台灣復辟？要鬥垮先鬥臭？！法治都可以不顧，就交由輿論公審陷人於罪了嗎？<text:span text:style-name="T3"> <text:line-break/><text:line-break/></text:span>不可思議的辦案手段，三票齊發的濫權搜索！把「證人」強押問案十幾個小時，先是「國安站」，而後「地檢署」，最後是通通請回。<text:span text:style-name="T3"> <text:line-break/><text:line-break/></text:span>整整兩周後，又出現聞所未聞的「偵查終結」新聞稿！既已偵查終結，要不就是起訴，要不就是簽結，但這份長達六頁的新聞稿，被告仍只有周泓旭一人，卻從第二頁起全在細數周泓旭個人隨身碟裡復原的刪除文件，提及新黨青年幹部的相關內容。<text:span text:style-name="T3"> <text:line-break/><text:line-break/></text:span>這些周一人在隨身碟裡的自言自語，檢調既不表示查證之結果，又不附上王炳忠等人作證的說法，就這樣發布這些猶如小說般的情節，誤導媒體以為王炳忠等人已被改列被告簽分偵辦，更塑造輿論公審的批鬥氛圍，混淆社會大眾的視聽，謊言說一百遍就變成真的！<text:span text:style-name="T3"> <text:line-break/><text:line-break/></text:span>我們在此嚴正抗議，有關單位別再假藉檢調之手，利用司法之名遂行鬥臭鬥垮的政治鬥爭，踐踏所有法律人的尊嚴。既然已經偵查終結，北檢大可直接公布證人筆錄，未來他們若到高院為周泓旭案作證，亦請法院公開他們的作證及對質程序，允許媒體及民眾旁聽，真相自然就會大白！<text:span text:style-name="T3"> <text:line-break/><text:line-break/></text:span>最後更要特別強調，國家安全法的立法意旨，即第一條所言「確保國家安全，維護社會安定，特制定本法。」因此，兩岸之間的各種交流，包括兩岸司法互助必然需要傳遞偵查中不能公開的機密文件，但因目的並非破壞國家安全或社會安定，因此都不違反國安法。<text:span text:style-name="T3"> <text:line-break/><text:line-break/></text:span>姑且不論當年民進黨主張「只要解嚴，不要國安法」，就算依法也不能無限上綱地將兩岸交流誣指成「通敵」或「叛亂」，利用國安法整肅異己。否則台灣有不少都是美國官方外圍贊助的團體或活動，難道都犯了國安法<text:span text:style-name="T3">2-1</text:span>的「發展組織」罪嗎？</text:p>
      <text:p text:style-name="P1"><text:span text:style-name="T1">陳真</text:span><text:s/>  |  2018.01.04 10:44   |   <text:a xlink:type="simple" xlink:href="http://palinfo.habago.org/Entry?Command=Information_PrintForum&amp;iPage=105#FORUM36380"><text:span text:style-name="T2">#</text:span></text:a></text:p>
      <text:p text:style-name="P3"><text:span text:style-name="T3">(</text:span>又續<text:span text:style-name="T3">) <text:line-break/><text:line-break/></text:span>之前提到，人渣黨在十一年前於高雄市長選舉投票的前一晚，一群蒙面蟑螂召開記者會<text:span text:style-name="T3">(</text:span>這些人渣黨培養的蟑螂有些已經當上議員<text:span text:style-name="T3">)</text:span>，用栽贓的方式抹黑國民黨候選人黃俊英校長賄選被他們抓到了，而且這場記者會刻意選在競選活動停止之後，讓黃俊英完全沒有時間和機會澄清。<text:span text:style-name="T3"> <text:line-break/><text:line-break/></text:span>我原本以為卑鄙到此為止，沒想到隔天投票的一大早，打開電視，竟然看到當時擔任所謂<text:span text:style-name="T3"><text:s/>"</text:span>總統<text:span text:style-name="T3">" </text:span>的阿扁，公開發表談話說：<text:span text:style-name="T3">"</text:span>投給黃俊英也沒有用啦，賄選抓到了，就算當選也會判決無效<text:span text:style-name="T3">"</text:span>。這就是這個口口聲聲民主法治與人權的人渣黨的慣常作風，真是卑鄙到完全沒有底線可言。為了私利，再怎麼齷齪的手段都幹得出來。<text:span text:style-name="T3"> <text:line-break/><text:line-break/></text:span>不但黨卑鄙，掛綠旗的公家機關以及原本應該超然獨立於黨派之外的司法檢調體系，竟然也一樣齷齪可恥。比方說，王炳忠等三人目前都還只是證人的身份，所謂檢調單位卻發布荒唐透頂的什麼調查報告，公然抹黑這三位證人。你看過天底下有這種司法嗎？舊國民黨時期乃至蔣家年代的司法，也不敢公然卑鄙到這種程度。<text:span text:style-name="T3"> <text:line-break/><text:line-break/></text:span>抹黑證人之後，接著就是各大媒體全面進一步抹黑栽贓。昨天出門吃早餐，看到店家門口擺了一些蘋果日報和人渣自由時報，頭版頭條聳動標題寫著，中共每年給王炳忠一千五百萬云云，好些顧客駐足圍觀，議論紛紛。<text:span text:style-name="T3"> <text:line-break/><text:line-break/></text:span>緊接著，所謂陸委會就進一步跳出來指控王炳忠等人，然後還呼籲國人要<text:span text:style-name="T3"><text:s/>"</text:span>小心匪諜就在你身邊<text:span text:style-name="T3">"(</text:span>小時候蔣介石年代的口號<text:span text:style-name="T3">)</text:span>。<text:span text:style-name="T3"> <text:line-break/><text:line-break/></text:span>不管政權如何更替，不管政黨如何輪換，一個社會的基本秩序之所以能夠維持就是因為公部門基本上必須是中立的，超然的，特別是司法體系，但台灣半個多世紀來的真實情況卻是司法往往是統治者養的狗，為其主人四處咬人。你看，我<text:span text:style-name="T3">29</text:span>年前還是學生時，因為主張台獨涉嫌叛亂，<text:span text:style-name="T3">29</text:span>年後，居然卻變成主張統一犯了叛國罪。法律都沒變喔，司法狗亂咬人的立場卻整個變了。<text:span text:style-name="T3"> <text:line-break/><text:line-break/></text:span>我太了解人渣黨，畢竟我認識這個黨三十幾年了。在人渣黨的心態底下，一切什麼理念啦，理想啦，什麼文官體系啦，超然中立的司法啦，人權啦，言論自由啦，全是放它媽的狗臭屁，全都只是藉以撈錢奪權壓制人民傷害異己的武器和工具，比過去的國民黨還更加卑劣，而且齷齪手段層出不窮，詐騙手法花招百出，就連我也會上當。比方說什麼周子瑜被中共逼迫在鏡頭前交心表白，其實就跟黃俊英的案子一樣，偏偏就剛好選在總統與立委選舉投票的那天早上，所有人一看到這影片，馬上氣炸了，新黨就是這樣被拉下來的，而那個比人渣黨還人渣的什麼時代力量黨，就是因為這一個周子瑜賤招而暴得大量選票。事後我才恍然大悟，原來又是一種選舉奧步，選票一來一往之間，藍營瞬間蒸發了上百萬票。<text:span text:style-name="T3"> <text:line-break/><text:line-break/></text:span>被人渣黨騙一次兩次算是正常，倘若被騙幾百幾千次，那就只能怪人民自己為何如此好騙。人渣黨上台一年多，請你告訴我，做過哪一件好事？有哪一個作為不是無法無天地幹？有哪一個作為不是完全就是講一套做一套？有哪一個作為不是為了私利，不是為了圖利自己的金主與大財團們？有一個作為不是所謂髮夾彎？有哪一個作為遵循文明社會最基本的典章制度與法治？有哪一個作為不是雞犬昇天，群魔爭食？有哪一個作為符合最基本的文明規範與人性價值？有哪一句話是可信的？有哪一秒鐘曾經用心在眾人的福祉與任何正經事上？<text:span text:style-name="T3"> <text:line-break/><text:line-break/></text:span>沒有，全是荒腔走板地亂搞，無法無天地上下其手，中飽私囊。除了謊言，還是謊言，除了貪污，還是貪污，除了玩女人，還是玩女人，除了卡位子搶資源，還是卡位子搶資源。然而，做到這一切的方法很簡單，那就是不斷地妖魔化大陸及大陸人，使人民以為人渣黨就是對抗萬惡共匪的台灣人救星。這樣一種基本戲碼，從貪污人渣台奸老賊李登輝上台至今開始，已經玩了至少<text:span text:style-name="T3">20</text:span>幾年，台灣社會能不敗壞嗎？<text:span text:style-name="T3"> <text:line-break/><text:line-break/></text:span>一般人的薪水二十年來持續縮水，生活環境不斷惡化，萬物物價持續上漲，但人渣黨及其一大票走狗幫凶卻吃香喝辣，個個迅速致富，財源滾滾，這樣一個再明顯也不過的基本事實，難道你真的看不出來？難道你還真的相信什麼民主自由與人權，什麼台灣獨立建國，什麼與弱勢者永遠站在一起？<text:span text:style-name="T3"> <text:line-break/><text:line-break/></text:span>中、老一輩的人，出於家累及忙到爆的工作，改變現實的作用不大了，唯一能寄望的其實還是年輕一代。另一個寄望來源就是請中共趕快來台灣，讓兩岸早日和平統一。不要武統，因為任何戰爭只會帶來日後更多的仇恨與災禍，而且，中國人不應該打中國人，要打也是打日本鬼子，打美國人才對，槍口不應向內。至於這些綠油油的人渣們，兩岸統一後，我保證他們會喊共產黨萬歲喊得比誰都大聲。</text:p>
      <text:p text:style-name="P1"><text:span text:style-name="T1">陳真</text:span><text:s/>  |  2018.01.04 02:52   |   <text:a xlink:type="simple" xlink:href="http://palinfo.habago.org/Entry?Command=Information_PrintForum&amp;iPage=105#FORUM36379"><text:span text:style-name="T2">#</text:span></text:a></text:p>
      <text:p text:style-name="P2"><text:span text:style-name="T3">(</text:span>再續<text:span text:style-name="T3">) <text:line-break/><text:line-break/></text:span>關於王炳忠等三人與周泓旭的什麼共諜案，大概只有北七才會相信檢方的這樣一種笑死人的調查報告，什麼共產黨花了五千多萬讓他們辦網站，每多一個粉絲就給三千元，要是能夠約對方出來吃飯喝咖啡，就給一萬塊，餐費另計，要是能進一步跟對方談心事，就給五萬。媽的，這是婚友聯誼社的廣告嗎？真是有夠低能到爆，要製造白色恐怖也該用點心吧，騙三歲小孩也不能這樣騙啊。媽的，共產黨是錢多到沒處花嗎？沒處花可以給我來幫忙花啊。<text:span text:style-name="T3"> <text:line-break/><text:line-break/></text:span>還有說什麼中共搞這陰謀的目的是要<text:span text:style-name="T3"><text:s/>"</text:span>招募統派寫手<text:span text:style-name="T3">"</text:span>，媽的，那就請共產黨直接來找我不就行了，花五千多萬找王炳忠那三個傻蛋幹啥呢？而且，找我是免費的，一毛錢薪水或稿費都不用，我甚至還願意倒貼祖國，期盼兩岸早日統一。<text:span text:style-name="T3"> <text:line-break/><text:line-break/></text:span>所謂檢調的調查報告甚至還說什麼裏頭有十萬塊台幣是要用來成立什麼<text:span text:style-name="T3"><text:s/>"</text:span>青年打槍隊<text:span text:style-name="T3">"</text:span>，好怪的名字，打什麼槍？打手槍嗎？十萬塊是要幹啥？買<text:span text:style-name="T3">A</text:span>片嗎？我真是不敢相信我的眼睛。這個人渣黨之可恨可鄙就是這樣，滿口謊言，毫無廉恥，什麼笑死人的鳥話鳥事都幹得出來，讓我不禁緬懷起過去那個同樣胡作非為的國民黨，至少還比較正經一些。<text:span text:style-name="T3"> <text:line-break/><text:line-break/></text:span>你知道我當年<text:span text:style-name="T3">1989</text:span>年那個叛亂案到最後為何無罪嗎？<text:span text:style-name="T3">1995</text:span>年，我考取教育部公費留學，但我不確定我是否還有案在身，是否能順利在<text:span text:style-name="T3">1997</text:span>年出國念書，於是就請當時好像是擔任立委<text:span text:style-name="T3">(</text:span>還是彰化縣長我忘了<text:span text:style-name="T3">)</text:span>的翁金珠幫我向法院調閱資料，終於才看到我的案子的<text:span text:style-name="T3"><text:s/>"</text:span>偵辦<text:span text:style-name="T3">" </text:span>內容；裏頭寫說，我呼籲選民用選票讓國民黨下台的叛亂訴求，並沒有得到人民的認同，國民黨依然勝選，因此不起訴。至於另一條更大條的叛亂訴求就是說我主張台獨，涉嫌分裂國土，同樣也是說我所支持的台獨候選人落選了，顯然我的叛亂主張並無法得到社會大眾的認同，因此這一條也是判我無罪。<text:span text:style-name="T3"> <text:line-break/><text:line-break/></text:span>它媽的，原來有罪沒罪還得看國民黨有無勝選，勝選就沒罪，要是萬一國民黨敗選呢，那是要怎樣？拖我去槍斃嗎？天底下有這種法律嗎？有這種莫名其妙的判決嗎？我後來就把這公文寄給林義雄看，不知道慈林文教基金會還有沒有收藏這份公文。<text:span text:style-name="T3"> <text:line-break/><text:line-break/></text:span>這就是台灣長年以來的可悲之處，什麼民主法治，往往都只為當權者、權貴份子以及有力人士服務；執法者本身亦無廉恥，甘為政治工具。惟有馬英九當家時，確實完全不干涉司法，不會拿司法來搞鬥爭，或是製造恐怖，企圖壓制民心。<text:span text:style-name="T3"> <text:line-break/><text:line-break/></text:span>王炳忠等人這個案子，還好當時直播，讓人渣黨的整個栽贓計畫破了局，否則這幾個人現在肯定被收押禁見，想要重見天日將遙遙無期，然後會栽贓製造一堆所謂共諜的證據，然後以涉及國家安全機密為藉口，讓當事人連想要辯白的機會都沒有。<text:span text:style-name="T3"> <text:line-break/><text:line-break/></text:span>蔣家年代就是這麼搞的，沒想到幾十年後卻還搞這一齣老把戲。但是你看，那些所謂熱愛民主與人權的親綠學者或親綠文人或什麼人權鬥士呢？他們怎麼不出面召開記者會發表痛心疾首的感人救國宣言，或是發動學生包圍法院，包圍總統府，拯救民主？捍衛人權？<text:span text:style-name="T3"> <text:line-break/><text:line-break/></text:span>巴勒網很缺錢，我最近想要編兩本小冊子，一本是有關以巴問題，一本則是有關反戰與反美帝的選集，但是經費恐怕不太夠，因為最近也正在更新每個月站樁舉牌的標語<text:span text:style-name="T3">(</text:span>下個月是一月十三號<text:span text:style-name="T3">)</text:span>，都已經用了十年，老舊不堪，想更新標語口號內容與牌子本身，說起來樣樣都要錢，在此呼籲中國共產黨勇於捐款給巴勒網，不用五千多萬啦，差不多五萬塊應該就夠用這三筆開銷了。<text:span text:style-name="T3"> <text:line-break/><text:line-break/></text:span>但是，想要跟董事長約會見面吃飯喝咖啡，就不只這個價碼了，少說後面要多上兩三個零。不過，為了推展統一大業，我最近有一種獻身的覺悟，演講或座談之類依然敬謝不敏<text:span text:style-name="T3">(</text:span>我已經喪失語言能力<text:span text:style-name="T3">)</text:span>，但是，私人邀約討論世界和平，我願意考慮考慮，特別歡迎腦袋進水但仍有一絲病識感者，我願意跟<text:span text:style-name="T3"><text:s/>"</text:span>敵方<text:span text:style-name="T3">" </text:span>之一、二人私下談談為什麼我們彼此之間對於是非公義與良善的想法居然會有這麼大的一個落差。免費的喔。<text:span text:style-name="T3"> <text:line-break/><text:line-break/></text:span>最近有護士看到我的<text:span text:style-name="T3">Line</text:span>的動態寫說<text:span text:style-name="T3"><text:s/>"</text:span>期盼兩岸早日統一<text:span text:style-name="T3">"</text:span>，在院內遇到我時，鼓起勇氣問我說：<text:span text:style-name="T3">"</text:span>陳<text:span text:style-name="T3">....</text:span>陳<text:span text:style-name="T3">..</text:span>陳<text:span text:style-name="T3">(</text:span>聲音顫抖<text:span text:style-name="T3">)</text:span>陳醫醫<text:span text:style-name="T3">...</text:span>醫師，你該不會是大大<text:span text:style-name="T3">...</text:span>大陸派來的吧？還是你是大大大大<text:span text:style-name="T3">..</text:span>大陸畢業的醫<text:span text:style-name="T3">...</text:span>醫<text:span text:style-name="T3">...</text:span>醫生？<text:span text:style-name="T3">"<text:line-break/><text:line-break/></text:span>陳真<text:span text:style-name="T3"> <text:line-break/><text:line-break/>2018. 01. 04. <text:line-break/><text:line-break/>p.s.: </text:span>心情配樂：<text:span text:style-name="T3">https://www.youtube.com/watch?v=lJWjdc0DFFI <text:line-break/><text:line-break/>=============== <text:line-break/></text:span>王炳忠用本名註冊燎原新聞網<text:span text:style-name="T3"><text:s/></text:span>還用新黨總部當地址<text:span text:style-name="T3"> <text:line-break/><text:line-break/>2018-01-03 <text:line-break/><text:line-break/></text:span>聯合新聞網<text:span text:style-name="T3"><text:s/></text:span>綜合報導<text:span text:style-name="T3"> <text:line-break/><text:line-break/></text:span>聯合報記者潘俊宏／攝影<text:span text:style-name="T3"> <text:line-break/><text:line-break/></text:span>台北地檢署昨日爆出新黨青年政策會主席王炳忠成立「燎原新聞網」，涉犯國安法發展組織罪，起訴移請高院併案審理。網友「我宅」在網站上<text:span text:style-name="T3">po</text:span>出燎原新聞網的註冊資料，發現王炳忠以本名註冊，還以真實手機作為聯絡電話，在聯絡地址一欄並附上了新黨總部的地址，燎原新聞網粉絲團昨天在新聞曝光後則被網友灌爆留言。</text:p>
      <text:p text:style-name="P1"><text:span text:style-name="T1">陳真</text:span><text:s/>  |  2018.01.03 11:08   |   <text:a xlink:type="simple" xlink:href="http://palinfo.habago.org/Entry?Command=Information_PrintForum&amp;iPage=105#FORUM36378"><text:span text:style-name="T2">#</text:span></text:a></text:p>
      <text:p text:style-name="P3"><text:span text:style-name="T3">(</text:span>續<text:span text:style-name="T3">) <text:line-break/><text:line-break/></text:span>為什麼我說認清敵我關係很重要。因為，惟有認清關係屬性，你才能知道該怎麼理解以及怎麼面對這樣一層關係下所發生的各種事情。就好比說一個士兵在戰場上，你得知道子彈就是故意朝著你射來，你可別跑出去企圖跟對方講道理，他並不是不小心亂扣扳機差點射到你，而是存心置你於死地。<text:span text:style-name="T3"> <text:line-break/><text:line-break/></text:span>總之，這稱不上什麼政黨惡鬥，太文謅謅，太小兒科了，更不是什麼政黨競爭；台灣幾個世紀來從未出現過什麼民主社會底下的政黨政治，絕無此事；過去沒有，現在也沒有，至於將來會不會有，仍在未定之天。<text:span text:style-name="T3"> <text:line-break/><text:line-break/></text:span>以我自己的案子為例，<text:span text:style-name="T3">1989</text:span>年，我在彰化基督教醫院當實習醫師，那一年的聖誕節晚上，郵差大喊<text:span text:style-name="T3"><text:s/>"</text:span>有掛號信<text:span text:style-name="T3">"</text:span>，我很納悶，誰會寄聖誕禮物給我？拿著印章到門口領取限時掛號，結果是一張法院傳票，上面說我因為分裂國土以及主張推翻政府，涉嫌叛亂，已傳喚兩次未到，下次再不到庭應訊將逕行拘提。<text:span text:style-name="T3"> <text:line-break/><text:line-break/></text:span>隔兩天，我打電話給陳菊，她說，趕緊出庭！出庭時就跟法官說我只是<text:span text:style-name="T3"><text:s/>"</text:span>說說而已，沒有付諸行動<text:span text:style-name="T3">"</text:span>，要我以<text:span text:style-name="T3"><text:s/>"</text:span>言論自由<text:span text:style-name="T3">" </text:span>的理由來辯護。但我心裏想，我絕不是<text:span text:style-name="T3"><text:s/>"</text:span>說說而已<text:span text:style-name="T3">"</text:span>，而且我早已<text:span text:style-name="T3"><text:s/>"</text:span>付諸行動<text:span text:style-name="T3">"</text:span>，我絕不會以什麼<text:span text:style-name="T3"><text:s/>"</text:span>言論自由<text:span text:style-name="T3">" </text:span>來逃避迎面而來的各種政治報復。但我也下定決心絕不出庭，為什麼呢？因為我不是白癡，我知道這是一場敵我鬥爭，這不是什麼民主法治，法律只是統治者藉以傷害異己、鎮壓人民的工具。<text:span text:style-name="T3"> <text:line-break/><text:line-break/></text:span>於是我在黨外雜誌上發表了一篇聲明，標題叫做<text:span text:style-name="T3"><text:s/>"</text:span>向不義的政權叛亂，是正直公民應盡的義務<text:span text:style-name="T3">"</text:span>。我在聲明裏頭說，我已經在我自己的心裏頭結束了這個案子，我不想配合統治當局玩任何司法遊戲。<text:span text:style-name="T3"> <text:line-break/><text:line-break/></text:span>接下來幾年，當然就是一番折騰，無法出國留學，到處被各家醫院解聘，一錄取就被迫辭職，一考上就拜託我放棄就任，因為院方都說他們受不了情治單位的壓力。很長一段時間，走投無路，不斷搬家，四處找工作，到處借錢，經常跑當鋪，能典當的手錶、相機、顯微鏡等等等，統統拿去當，差點無法當醫師，整天得面對醫界人士的各種冷嘲熱諷與落井下石<text:span text:style-name="T3"><text:s/>(</text:span>這些混蛋現在全部綠油油，有的還成為阿扁忠心耿耿的御醫呢<text:span text:style-name="T3">)</text:span>。不過這些都是小事，最可悲而難以承受的痛苦當然就是連累家人所遭受的一切生離死別；箇中痛苦，無法言說。<text:span text:style-name="T3"> <text:line-break/><text:line-break/></text:span>所謂司法，就跟黑幫完全沒兩樣。比方說我那時候還在實習，那陣子是在外科，幾次在開刀房開刀時竟然要我出去接聽電話，是情治單位打來，稱兄道弟，噓寒問暖，要我給個面子出庭受訊，還說倘若我願意出庭，他們會派車來接送，會讓我很有面子云云，我真不知道我到底是在跟<text:span text:style-name="T3"><text:s/>"</text:span>國家<text:span text:style-name="T3">" </text:span>打交道，還是在跟黑社會周旋。打電話問候、請託還不夠，經常派車跟蹤，亦步亦趨，努力製造恐怖氣氛，但我並無恐怖感，只覺得人活著真是很艱難，很孤獨，至今常有不如歸去的輕生念頭，正所謂<text:span text:style-name="T3"><text:s/>"</text:span>一步一掙扎，一動一灘血<text:span text:style-name="T3">" (</text:span>林雙不詩句<text:span text:style-name="T3">)</text:span>。<text:span text:style-name="T3"> <text:line-break/><text:line-break/></text:span>我每次都跟對方情治人員表達一個意思：<text:span text:style-name="T3">"</text:span>你們儘管去做你們想做的，而我就做我認為我該做的，沒什麼好談<text:span text:style-name="T3">"</text:span>。敵我之間的打仗不就是這樣嗎？難道我會笨到還真的跟你們在所謂司法上爭取什麼公道。敵我之間的公道就是你死我活；倘若我活不了，那也只是敵我關係下理應付出的基本代價而已，就像一個士兵在戰場上死去，盡一份天職與義務那樣。<text:span text:style-name="T3"> <text:line-break/><text:line-break/></text:span>那時候的民進黨包括台權會等等等，見獵心喜，希望把案子弄大，很多人和某派系勸我出來選立委，說我在這種<text:span text:style-name="T3"><text:s/>"</text:span>政治迫害<text:span text:style-name="T3">" </text:span>的處境下，加上又是清純有愛心、關心兒童人權的醫學生，選舉絕對穩贏的，而且<text:span text:style-name="T3"><text:s/>"</text:span>群眾捐款會多到讓你一輩子都花不完<text:span text:style-name="T3">"</text:span>。當時支持綠營的媒體也努力炒作，想把我炒作成一種什麼受難英雄，努力美化我，比方說我大學成績明明倒數比較快，硬要我說品學兼優；我並沒有要自焚，硬是報導說什麼我決心步上鄭南榕與詹益樺的腳步。<text:span text:style-name="T3"> <text:line-break/><text:line-break/></text:span>我就是因為這樣才跟這些混蛋同志們徹底破壞彼此關係的，在那之後，我跟這個黨就再也沒有瓜葛。因為，這是我的案子，我自己知道怎麼面對，我很厭惡利用這種所謂<text:span text:style-name="T3"><text:s/>"</text:span>政治受難<text:span text:style-name="T3">" </text:span>來做為一種個人的什麼<text:span text:style-name="T3"><text:s/>"</text:span>政治資源<text:span text:style-name="T3">"</text:span>，藉以參選，藉以炒知名度謀利，或是藉以搞一些很低級的抗爭，彷彿我是什麼受害者似的。但我沒有受害感，我沒有那麼低級，也沒那麼脆弱。這不是受害，這一切全部都是我自找的；我不可能一方面發表公開聲明說<text:span text:style-name="T3"><text:s/>"</text:span>向不義的政權叛亂只是一個正直公民應盡的義務<text:span text:style-name="T3">"</text:span>，<text:span text:style-name="T3">"</text:span>案子在我心中已經結束<text:span text:style-name="T3">"</text:span>，另一方面卻又哭天搶地讓民進黨這些整天只想著選舉利益的所謂同志們把我塑造成一個什麼政治受難者。既然是<text:span text:style-name="T3"><text:s/>"</text:span>盡義務<text:span text:style-name="T3">"</text:span>，就不是什麼受害者，兩者是矛盾的。前者心甘情願主動付出代價，後者卻是很低級地、哭哭啼啼地控訴被人傷害。<text:span text:style-name="T3"> <text:line-break/><text:line-break/></text:span>我並不是說大家都必須跟我有一樣的思維與作法，我也不是說不能參選或不應出庭應訊，而是說，不管怎麼樣，你都應該要認清楚，這絕不是什麼民主法治下的任何相關法律概念或政治常態作為，更不是什麼國家安全，這就只是一種敵我鬥爭的關係下傷害異己、鎮壓人民的行徑。過去如此，現在更是如此，幾乎連裝模作樣假裝依法行事都省了。人渣黨的幹法基本上是不顧顏面毫無羞恥的，舊國民黨比較含蓄，或者說比較愛面子，行事作風比較有個乍看文明的依據；人渣黨卻是赤裸裸地宣告：順我者昌，逆我者亡。<text:span text:style-name="T3"> <text:line-break/><text:line-break/></text:span>你看，台灣政壇上，除了陳定南和王建煊，你很難找到一個比馬英九還乾淨清廉的政治人物。相對地，你也絕對找不到比阿扁、李登輝及比方說柯建銘和其它幾乎所有綠營檯面人物例如蔡英文、吳乃仁等等等更為貪贓枉法的政治人物。在綠營之中，你幾乎已經快要找不到一個乾乾淨淨的人，我確實想不出來一個。我的好朋友戴振耀是乾淨的，不過他已於兩個月前過世，隨陳定南而去；我的好朋友劉峰松和翁金珠還有林義雄也是乾淨的，但他們已離開政壇。當今當權者，幾乎都是過去國民黨的餘孽爪牙轉到綠營來，要不就是最近十幾二十年民進黨壯大之後才冒出來分一杯羹的各路投機份子以及地方妖孽型政客，例如賴清德。<text:span text:style-name="T3"> <text:line-break/><text:line-break/></text:span>但是，你看，這群無惡不作無所不貪的貪婪歹徒，卻傾全黨之力，像發瘋一樣，擺明以司法為工具，處心積慮要把最乾淨清廉的馬英九以貪污圖利等等數以百計根本數不清、完全莫須有的罪名抓去坐黑牢。人渣們說，他們<text:span text:style-name="T3"><text:s/>"</text:span>必須給支持者一個交待<text:span text:style-name="T3">"</text:span>。反倒是連他自己都承認貪污洗錢數十億甚至數百億的阿扁，現在卻成為長老教會口中為台灣人受難的耶穌，是台灣人<text:span text:style-name="T3"><text:s/>(</text:span>對抗中國人<text:span text:style-name="T3">) </text:span>的民族英雄。<text:span text:style-name="T3"> <text:line-break/><text:line-break/></text:span>講這些，我只是想一再表明，這一切都跟法律無關，更不是什麼民主社會底下的常態政黨競爭，而是百分之百的敵我鬥爭。過去如此，現在更是如此，倘若不認清這一點，你要嘛就是在裝蒜，要不就是真的太單純了。台灣的政治從未有一絲改變，永遠是在這樣一種敵我關係下演出一模一樣的戲碼。這層敵我關係包含雙重屬性，一是數以萬億的私人暴利與權位之搶奪，一是中美鬥爭關係中純屬虛構的統獨之爭。<text:span text:style-name="T3"> <text:line-break/><text:line-break/></text:span>依我看，台灣很快就會緬甸化，經濟進一步崩盤，社會失序，法治不彰，犯罪叢生，偷搶拐騙，貪瀆橫行無阻。這一切要怪誰呢？當然還是要怪人民自己，因為是眾人在各行各界供養出這樣一大群人渣，賦予大權，使之為所欲為。<text:span text:style-name="T3"> <text:line-break/><text:line-break/></text:span>陳真<text:span text:style-name="T3">2017. 1. 3. <text:line-break/><text:line-break/>================ <text:line-break/></text:span>起訴馬英九<text:span text:style-name="T3"><text:s/></text:span>檢方掌控關鍵五大拼圖<text:span text:style-name="T3"> <text:line-break/><text:line-break/></text:span>鏡週刊<text:span text:style-name="T3"><text:s/>2018</text:span>年<text:span text:style-name="T3">1</text:span>月<text:span text:style-name="T3">3</text:span>日<text:span text:style-name="T3"> <text:line-break/><text:line-break/></text:span>台北地檢署重啟偵辦國民黨三中案後，相關證據一一浮現。檢方掌握五大證據，犯罪拼圖已逐一蒐證完成。新春期間，將以違反證交法特別背信罪起訴馬英九。</text:p>
      <text:p text:style-name="P1"><text:span text:style-name="T1">陳真</text:span><text:s/>  |  2018.01.03 02:59   |   <text:a xlink:type="simple" xlink:href="http://palinfo.habago.org/Entry?Command=Information_PrintForum&amp;iPage=105#FORUM36377"><text:span text:style-name="T2">#</text:span></text:a></text:p>
      <text:p text:style-name="P2">我對王炳忠案的幾點看法與作法<text:span text:style-name="T3"> <text:line-break/><text:line-break/>1. </text:span>陸生周泓旭的所謂匪諜案<text:span text:style-name="T3"><text:s/>(</text:span>購買所謂情報<text:span text:style-name="T3">)</text:span>，根據十一月份<text:span text:style-name="T3">2072</text:span>期<text:span text:style-name="T3"><text:s/>"</text:span>時報周刊<text:span text:style-name="T3">" </text:span>所報導之詳細經過，顯然是被釣魚、栽贓。<text:span text:style-name="T3">(</text:span>改天再找時間轉述相關報導<text:span text:style-name="T3">) <text:line-break/><text:line-break/>1.1. </text:span>整個<text:span text:style-name="T3"><text:s/>"</text:span>案情<text:span text:style-name="T3">" </text:span>內容荒腔走板，讓人笑掉大牙。我不相信天底下會有這麼好笑、幼稚、少根筋的買賣情報方式，什麼販賣<text:span text:style-name="T3"><text:s/>"</text:span>台日漁業談判<text:span text:style-name="T3">" </text:span>內容，它媽的就算騙小孩也該多用點心編故事吧，天底下會有人這樣拿著情報四處找人鼓吹兜售的？那是賣玉蘭花的作法吧。數位時代，大陸會低能到這種地步？而且，倘若真有這樣一個超想販賣情報、以致於四處找人打聽要不要買的台灣官員，那應該趕緊把這一干人等也一併繩之以法才對。<text:span text:style-name="T3"> <text:line-break/><text:line-break/>2. </text:span>相對地，李明哲的案子看起來就相當罪證確鑿了。爭議點僅僅在於：<text:span text:style-name="T3"> <text:line-break/><text:line-break/>2.1. </text:span>有無內在正當性？亦即究竟這樣一種意圖顛覆對岸政權、甚至揚言<text:span text:style-name="T3"><text:s/>"</text:span>不反對看到暴力<text:span text:style-name="T3">" </text:span>的組織行為，是否應該被視為一種罪行？<text:span text:style-name="T3"> <text:line-break/><text:line-break/>2.2. </text:span>有無一致性？亦即倘若這樣一種行為在某個國家或社會中屬於非法行徑，那麼，這樣一種法律是否眾人一體適用？抑或僅僅只是選擇性地做為一種政治工具而非執行法治秩序。<text:span text:style-name="T3"> <text:line-break/><text:line-break/>3. </text:span>至於王炳忠等人的所謂發展什麼類軍事組織，純粹是鬼話。<text:span text:style-name="T3"> <text:line-break/><text:line-break/>4. </text:span>至於王炳忠等人所創辦的網站，是否接受國台辦資金，有待查證。<text:span text:style-name="T3"> <text:line-break/><text:line-break/>4.1. </text:span>即便接受國台辦資金，那也一點道德問題都沒有（除非王炳忠等人從中謀取私利）。至於有沒有法律問題？倘若有<text:span text:style-name="T3"><text:s/>(</text:span>依照所謂國安法<text:span text:style-name="T3">)</text:span>，那麼，任何人受邀到海外演講或寫稿或講學或接受海外資金從事研究或營運網站或設立各種不具暴力性質的組織，理應也都有罪。或者說，只要掌權者想整你，他就可以任意把它闡釋成一種叛國罪行，正所謂欲加之罪，何患無辭，任憑擴張解釋。<text:span text:style-name="T3"> <text:line-break/><text:line-break/>4.2. "</text:span>國安法<text:span text:style-name="T3">" </text:span>這樣一種純粹為政治服務、高度選擇性的法律，嚴格說來不是法律，而是一種政治工具。當初<text:span text:style-name="T3"><text:s/>(1986</text:span>年<text:span text:style-name="T3">5</text:span>月<text:span text:style-name="T3">19</text:span>號<text:span text:style-name="T3">)</text:span>，我<text:span text:style-name="T3"><text:s/>(</text:span>們<text:span text:style-name="T3">) </text:span>不惜以一己性命反對戒嚴，成功逼迫蔣經國於<text:span text:style-name="T3">1987</text:span>年取消戒嚴後，國民黨卻立即以國安法取代戒嚴令。黨外人士說它是一種禍國殃民殘害人權的惡法，於是喊出一個口號叫<text:span text:style-name="T3"><text:s/>"</text:span>惡法非法<text:span text:style-name="T3">"</text:span>，為此抗爭不斷，血淚斑斑。<text:span text:style-name="T3"> <text:line-break/><text:line-break/>4.2.1. </text:span>究竟本質不義的法律是否應該被視為法律那樣尊重，或許有待商榷，但可確定的一點是：黨外人士三十年前所誓死抗爭、強烈反對的國安法，如今竟成為所謂民進黨藉以傷害異己、鎮壓人民、以圖一黨獨大的工具。尤為可鄙的是另一方面卻又大肆炒作所謂白色恐怖與轉型正義，藉以抹黑鬥臭前朝，自己所為卻又更加卑鄙貪婪。<text:span text:style-name="T3"> <text:line-break/><text:line-break/>4.3. </text:span>王炳忠等人即便真的接受國台辦資金創辦網站，藉以發展統派論述，擴展統派力量，即便依據國安法，也看不出究竟犯了哪一條罪。<text:span text:style-name="T3">(</text:span>中華民國憲法本身就是主張兩岸統一的。<text:span text:style-name="T3">) </text:span>倘若連這樣也有罪，那麼，台灣各類型文化組織與無數活動中，具有海外資金者，百分之九十九點九來自美、日；特別是美國，養了一大堆買辦與走狗，許多資金甚至直接來自美國中情局。這些人與組織，依據國安法規定，恐怕都得槍斃才行。特別是當今當權的這個人渣黨，長年以來甘為美、日走狗，不惜出賣台灣社會整體福祉以換取私人暴利與權位，所作所為根本與漢奸無異。<text:span text:style-name="T3"> <text:line-break/><text:line-break/>4.4. </text:span>我當然沒法提供證據，但是在台灣這個政治小圈子裏大家全是內行人，沒啥好裝蒜。簡單說，台灣的主流媒體及政治圈<text:span text:style-name="T3"><text:s/>(</text:span>包括藍綠<text:span text:style-name="T3">)</text:span>，基本上就是美國中情局所直接掌控與使喚；整個主流媒體與政治操作，美國才是真正且是唯一的操盤手，他甚至可以決定讓誰來佔據報社的哪個重要位子。<text:span text:style-name="T3"> <text:line-break/><text:line-break/>4.5. </text:span>李明哲在大陸被捕，好像被判了兩年。台灣一堆所謂人權人士或民主人士，高調指控政治迫害言論自由。但是，那樣一種行為，難道不就是發展所謂顛覆組織？甚至還揚言樂於看到暴力推翻中共政權。如果這也叫言論自由，那就更不用說王炳忠等人這些根本微不足道的小事了。同理，如果王炳忠等人有罪，那麼，依據同樣標準，台灣至少有好幾百萬人都應該抓起來打入黑牢或抓去槍斃才對。<text:span text:style-name="T3"> <text:line-break/><text:line-break/>5. </text:span>人渣黨之所以搞這一齣匪諜戲，主要目的之一就是藉以嚇阻兩岸之間日益蓬勃的民間交流，藉此讓人們害怕親近大陸，害怕和大陸有所關連，害怕接受對岸的各種協助或資助，比方說創業資助或獎學金或研究計畫或工商交流與旅遊參訪等等等。因為，倘若王炳忠等人可以扣上通匪的大帽子，同樣一頂帽子就可以隨時依人渣黨的需要而輕易地扣在任何人頭上，從而使人們心生恐懼而任其政權貪瀆無道，為所欲為。<text:span text:style-name="T3"> <text:line-break/><text:line-break/>6. </text:span>我想說的重點有三：<text:span text:style-name="T3"> <text:line-break/><text:line-break/></text:span>一：大家應該認清，這一切早已消失多年的匪諜戲碼，以及人渣黨長年以來以民主、人權和正義進行包裝的無數作為，其實都跟法律或民主無關，純粹就是敵我關係下的鬥爭、傷害與打擊。你只能在這樣一種關係本質下才能適當理解島內這二十幾年來的種種事態發展。它絕不是一種常態競爭，絕非講理，而是一種赤裸裸的鬥爭，相信拳頭就是真理。可我相信，拳頭只能勝過一時，善惡是非本身終究才是人類文明進展的決定性力量。<text:span text:style-name="T3"> <text:line-break/><text:line-break/></text:span>二，這項敵我關係，不光只是存在於藍綠之間，也不僅僅存在於所謂民進黨與共產黨之間，而是存在於中、美之間。半個多世紀來，台灣不折不扣就是美國的一個殖民地與潛在的美軍基地，一種鬥爭中國的工具與籌碼，從中豢養一批貪婪政客與巧言令色的無恥文人供其使喚，興風作浪，以傷害中國為其第一要務。<text:span text:style-name="T3"> <text:line-break/><text:line-break/></text:span>三，人渣黨不是一個政黨，而是一個真正意義上的叛亂團體，一大群由舊國民黨轉化而來、極度貪婪、無法無天、無惡不作的歹徒與騙子，更是一群為謀私利不惜犧牲台灣眾人福祉的美日走狗與台奸。<text:span text:style-name="T3"> <text:line-break/><text:line-break/>7. </text:span>我的結論是：<text:span text:style-name="T3"> <text:line-break/><text:line-break/></text:span>法律終究不是道德。道德與良知才是我們所應依循，遠遠高於法律。我從不怕犯法，我只怕在重大的道德事物上有虧於良知。如果為祖國做正當的事有罪，如果追求兩岸人民的長遠福祉有罪，如果對抗半個多世紀來天天四處燒殺擄掠的美國國家恐怖主義有罪，如果為兩岸和平統一努力有罪，那麼，犯下這些所謂<text:span text:style-name="T3"><text:s/>"</text:span>罪行<text:span text:style-name="T3">" </text:span>，就是我們應盡的道德義務。<text:span text:style-name="T3"> <text:line-break/><text:line-break/></text:span>陳真<text:span text:style-name="T3"><text:s/>2018. 01. 02.</text:span></text:p>
      <text:p text:style-name="P1"><text:span text:style-name="T1">張華</text:span><text:s/>  |  2018.01.02 23:18   |   <text:a xlink:type="simple" xlink:href="http://palinfo.habago.org/Entry?Command=Information_PrintForum&amp;iPage=105#FORUM36376"><text:span text:style-name="T2">#</text:span></text:a></text:p>
      <text:p text:style-name="P3">釣魚栽贓<text:span text:style-name="T3"><text:s/>+1 <text:line-break/></text:span>回想以前保密防諜種種教育故事跟諜報類連續劇<text:span text:style-name="T3">, </text:span>共產黨要發展組織那有這麼蠢的<text:span text:style-name="T3">? </text:span>連吸收對象圓的扁的都沒摸清就露底讓對方檢舉<text:span text:style-name="T3">? <text:line-break/><text:line-break/></text:span>提供一資訊<text:span text:style-name="T3">: </text:span>亞藝影音有在租<text:span text:style-name="T3">"</text:span>雙峰<text:span text:style-name="T3">: </text:span>與火同行<text:span text:style-name="T3">". </text:span>我有看到露點暴力違背善良風俗等等<text:span text:style-name="T3">, </text:span>應該是沒有剪片<text:span text:style-name="T3">.</text:span></text:p>
      <text:p text:style-name="P1"><text:span text:style-name="T1">陳真</text:span><text:s/>  |  2018.01.02 21:42   |   <text:a xlink:type="simple" xlink:href="http://palinfo.habago.org/Entry?Command=Information_PrintForum&amp;iPage=105#FORUM36375"><text:span text:style-name="T2">#</text:span></text:a></text:p>
      <text:p text:style-name="P2">底下這留言是下班前最後五分鐘匆匆寫的。先別轉載或傳閱，我想找時間加一些字，今天累了<text:span text:style-name="T3">, </text:span>正在路邊找吃的。</text:p>
      <text:p text:style-name="P1"><text:span text:style-name="T1">陳真</text:span><text:s/>  |  2018.01.02 20:59   |   <text:a xlink:type="simple" xlink:href="http://palinfo.habago.org/Entry?Command=Information_PrintForum&amp;iPage=105#FORUM36374"><text:span text:style-name="T2">#</text:span></text:a></text:p>
      <text:p text:style-name="P3"><text:span text:style-name="T3">1. </text:span>有一位周姓陸生的所謂匪諜案<text:span text:style-name="T3">(</text:span>買情報<text:span text:style-name="T3">)</text:span>，據十一月的<text:span text:style-name="T3"><text:s/>"</text:span>時報周刊<text:span text:style-name="T3">" </text:span>所報導之詳細經過，顯然是被釣魚、栽贓。<text:span text:style-name="T3"> <text:line-break/><text:line-break/>2. </text:span>至於王炳忠等人的所謂發展什麼類軍事組織，純粹是鬼話。<text:span text:style-name="T3"> <text:line-break/><text:line-break/>3. </text:span>接受國台辦資金發展網站與言論是否屬實，有待查證。<text:span text:style-name="T3"> <text:line-break/><text:line-break/>3.1. </text:span>即便屬實，也一點問題都沒有。倘若有，任何人受邀到海外演講或寫稿或接受海外資金從事研究或營運言論組織，難道也都有罪？憑他媽哪一條法律？<text:span text:style-name="T3"><text:s/></text:span>正所謂欲加之罪，何患無辭，任憑它擴張解釋。<text:span text:style-name="T3"> <text:line-break/><text:line-break/>3.2. </text:span>倘若有罪，台灣各類型文化組織與各種活動中，具有海外資金者，百分之九十九點九來自美、日，特別是美國，養了一堆買辦、走狗；許多資金甚至直接來自美國中情局。這些人與組織，恐怕得槍斃才行。<text:span text:style-name="T3"> <text:line-break/><text:line-break/>3.2.1. </text:span>我當然沒法提供證據，但是在台灣這個政治小圈子裏大家全是內行人，沒啥好裝蒜。簡單說，台灣的主流媒體及政治圈，基本上就是美國中情局所直接掌控與使喚，整個主流媒體與政治操作，美國才是真正且是唯一的操盤手，他甚至可以決定讓誰來佔據報社的哪個重要位子。<text:span text:style-name="T3"> <text:line-break/><text:line-break/>3.3. </text:span>有一位叫什麼哲的，名字我記不住，在大陸被捕，好像被判了兩年。台灣一堆所謂人權人士，高調指控證治迫害。但是，那樣一種行為，難道不就是發展所謂顛覆組織，而且甚至還揚言樂於看到暴力推翻共產黨。如果這也叫言論自由，更不用說王炳忠等人這些微不足道的小事了。同理，如果他們有罪，那麼，依據同樣標準，台灣至少有好幾百萬人都應該抓起來打入黑牢或抓去槍斃才對。<text:span text:style-name="T3"> <text:line-break/><text:line-break/>4. </text:span>人渣黨之所以搞這一齣匪諜戲，主要目的之一就是藉以嚇阻兩岸之間日益蓬勃的民間交流，比方說，藉此讓人們害怕親近大陸，害怕接受對岸的創業資助或獎學金或研究計畫等等等，因為倘若王炳忠等人可以扣上通匪帽，同樣一頂帽子就可以隨時依人渣黨的需要而扣在任何人頭上。<text:span text:style-name="T3"> <text:line-break/><text:line-break/>5. </text:span>以上都不是我最想講的。我想說的重點有三：<text:span text:style-name="T3"> <text:line-break/><text:line-break/></text:span>一：大家應該認清這一切都跟法律無關，純粹就是敵我關係下的鬥爭、傷害與打擊。你只能在這樣一種關係本質下才能適當理解島內這二十幾年來的種種事態與發展。<text:span text:style-name="T3"> <text:line-break/><text:line-break/></text:span>這項敵我關係，不光只是存在於所謂民進黨與國民黨之間，也不僅僅存在於所謂民進黨與共產黨之間，而是存在於中、美之間。<text:span text:style-name="T3"> <text:line-break/><text:line-break/></text:span>二，人渣黨不是一個政黨，而是一群無惡不作的歹徒與騙子。<text:span text:style-name="T3"> <text:line-break/><text:line-break/></text:span>三，法律不是道德。道德遠高於法律。如果為祖國做事，如果為兩岸和平統一努力有罪，那麼，犯下這項所謂<text:span text:style-name="T3"><text:s/>"</text:span>罪行<text:span text:style-name="T3">" </text:span>就是我們應盡的道德義務。<text:span text:style-name="T3"> <text:line-break/><text:line-break/></text:span>陳真<text:span text:style-name="T3"><text:s/>2018. 01. 02. </text:span></text:p>
      <text:p text:style-name="P1"><text:span text:style-name="T1">李念淨</text:span><text:s/>  |  2018.01.02 16:46   |   <text:a xlink:type="simple" xlink:href="http://palinfo.habago.org/Entry?Command=Information_PrintForum&amp;iPage=105#FORUM36373"><text:span text:style-name="T2">#</text:span></text:a></text:p>
      <text:p text:style-name="P2">新聞好像是說中共每年給王炳忠<text:span text:style-name="T3">1500</text:span>萬元，但想想還是不太對勁，因為新黨這些人是證人那就代表他們根本沒有犯法<text:span text:style-name="T3">(</text:span>除非用證人轉被告<text:span text:style-name="T3">)</text:span>，說是要另案偵辦，可是他們本來是想要直接把他們關起來以免<text:span text:style-name="T3">"</text:span>串證逃亡<text:span text:style-name="T3">"</text:span>的樣子<text:span text:style-name="T3"> <text:line-break/><text:line-break/>==================================================== <text:line-break/><text:line-break/></text:span>檢搜王炳忠等人原因揭曉：周泓旭利用他們發展共諜組織<text:span text:style-name="T3"> <text:line-break/>http://news.ltn.com.tw/news/politics/breakingnews/2300330 <text:line-break/><text:line-break/></text:span>〔記者謝君臨／台北報導〕台北地檢署偵辦周泓旭涉犯「國家安全法」案，去年<text:span text:style-name="T3">12</text:span>月<text:span text:style-name="T3">19</text:span>日前往新黨青年軍王炳忠等人住處搜索，並約談王等<text:span text:style-name="T3">6</text:span>人作證，訊後均請回，引發議論，歷經王炳忠律師陳麗玲質疑搜索票法官未簽名等風波，北檢今針對此案召開偵結記者會，認定中生共諜周泓旭利用王炳忠等人成立的網路公司發展共諜組織，另涉犯《國安法》發展組織罪，今再將周男起訴，移送高院併案審理。王炳忠、侯漢廷及林明正等新黨幹部被告發涉案部分，則另案偵辦中。<text:span text:style-name="T3"> <text:line-break/><text:line-break/></text:span>中國學生周泓旭涉來台發展共諜組織案，北檢去年<text:span text:style-name="T3">7</text:span>月依涉犯國安法「為敵發展組織罪」起訴周，同年<text:span text:style-name="T3">9</text:span>月，台北地院判周<text:span text:style-name="T3">1</text:span>年<text:span text:style-name="T3">2</text:span>月徒刑，目前全案上訴至高院審理中。<text:span text:style-name="T3"> <text:line-break/><text:line-break/></text:span>北檢起訴認定，周於<text:span text:style-name="T3">2012</text:span>年<text:span text:style-name="T3">9</text:span>月進入政大企研所就讀，<text:span text:style-name="T3">2014</text:span>年<text:span text:style-name="T3">7</text:span>月，周前往中國上海參加兩岸交流活動，結識中國公務機構李姓秘書，而後李多次設宴招待周，表示可提供金錢報酬，由周引介我政黨人士、軍、警、情治、外交等現職公務人員，以及其他具社會影響力人士，赴境外第三地與中國官員認識，藉此刺探、蒐集我機密文件，並伺機發展共諜組織。<text:span text:style-name="T3"> <text:line-break/><text:line-break/></text:span>檢方調查，周涉嫌鎖定一名於台灣唸書時認識的外交部年輕資淺官員，多次遊說該名官員為中國工作，他可代為爭取高額人民幣報酬，每季還可領取<text:span text:style-name="T3">1</text:span>萬美元，並建議對方以自由行方式至日本等地旅遊，將安排他與中國官員會面，該名官員越聊越覺得不對勁，向上舉報；北檢調查後，先將周涉吸收外交官部分偵結起訴。<text:span text:style-name="T3"><text:line-break/><text:line-break/></text:span>去年<text:span text:style-name="T3">3</text:span>月<text:span text:style-name="T3">9</text:span>日，檢調搜索周租屋處，查扣其手機、筆電過濾通聯紀錄，發現周除了涉嫌吸收外交部官員，另與政治理念相近的新黨青年軍多所接觸，彼此經常針對時事交流意見，懷疑周透過相同手法欲滲透新黨青年軍，因此另案調查。<text:span text:style-name="T3"> <text:line-break/><text:line-break/></text:span>檢察官認為此案與前案犯罪事實不同，且可能有罪證存放在王炳忠等人住處，加上事涉國家安全影響重大，才向法院聲請搜索票，以證人身分搜索訊問王炳忠等多名新黨幹部。<text:span text:style-name="T3"> <text:line-break/><text:line-break/></text:span>去年<text:span text:style-name="T3">12</text:span>月<text:span text:style-name="T3">19</text:span>日清晨<text:span text:style-name="T3">6</text:span>時許，調查局幹員持法院核發的搜索票、調查局約談通知書、地檢署證人傳票及拘票，至王炳忠等人住處執行搜索，並以證人身分約談王炳忠、新黨新思維中心主任侯漢廷、宣傳部副主任林明正，以及新聞秘書陳斯俊等人，訊後均請回。</text:p>
      <text:p text:style-name="P1">kevin   |  2018.01.02 10:59   |   <text:a xlink:type="simple" xlink:href="http://palinfo.habago.org/Entry?Command=Information_PrintForum&amp;iPage=105#FORUM36372"><text:span text:style-name="T2">#</text:span></text:a></text:p>
      <text:p text:style-name="P3"><text:span text:style-name="T3">https://tw.appledaily.com/new/realtime/20180102/1270366/ <text:line-break/><text:line-break/></text:span>上月當眾掌摑以色列士兵的一名巴勒斯坦少女，周一被以色列軍事法庭正式起訴。<text:span text:style-name="T3"> <text:line-break/><text:line-break/>16</text:span>歲的塔米米（<text:span text:style-name="T3">Ahed Tamimi</text:span>）及其堂姊上月被拍到在約旦河西岸的家門外，掌摑兩名以色列士兵。影片在網上瘋傳後，她與堂姊被捕。<text:span text:style-name="T3"> <text:line-break/>  <text:line-break/></text:span>塔米米周一被控襲擊士兵等<text:span text:style-name="T3">12</text:span>項罪名，法官並決定延長扣留她<text:span text:style-name="T3">8</text:span>天。若一名成人襲擊軍人罪成，可判刑長達<text:span text:style-name="T3">10</text:span>年，不過塔米米未成年，料會判得較輕。<text:span text:style-name="T3"> <text:line-break/>  <text:line-break/></text:span>塔米米的父親指這是「政治審判」，強調以色列翻女兒過往與以軍爭執的舊帳，作為拘捕理由。<text:span text:style-name="T3"> <text:line-break/>  <text:line-break/></text:span>事發於美國總統川普承認耶路撒冷為以色列首都之後，且以巴關係再度緊張之際，塔米米被巴勒斯坦人視為對抗以色列的象徵。（國際中心／綜合外電報導）<text:span text:style-name="T3"> <text:line-break/><text:line-break/>___________________--  <text:line-break/></text:span>巾幗不讓鬚眉<text:span text:style-name="T3"><text:s/></text:span>勇士也<text:span text:style-name="T3">!</text:span></text:p>
      <text:p text:style-name="P4"/>
      <text:p text:style-name="P1"><text:span text:style-name="T1">周淮安</text:span><text:s/>  |  2018.01.02 10:17   |   <text:a xlink:type="simple" xlink:href="http://palinfo.habago.org/Entry?Command=Information_PrintForum&amp;iPage=106#FORUM36371"><text:span text:style-name="T2">#</text:span></text:a></text:p>
      <text:p text:style-name="P3">無意間看到唐湘龍兩篇大作頗具深意，野人獻曝摘錄網址與部分內容饗眾。<text:span text:style-name="T3"> <text:line-break/><text:line-break/></text:span>【民主的定義改了】<text:span text:style-name="T3"> <text:line-break/>https://tw.news.yahoo.com/%E3%80%90yahoo%E8%AB%96%E5%A3%87%EF%BC%8F%E5%94%90%E6%B9%98%E9%BE%8D%E3%80%91%E8%99%9F%E5%A4%96%EF%BC%81%E6%B0%91%E4%B8%BB%E7%9A%84%E5%AE%9A%E7%BE%A9%E6%94%B9%E4%BA%86-015735243.html <text:line-break/><text:line-break/></text:span>民主最新的定義出來了，比較清楚了，比較容易理解了，「民主，就是民進黨做主。」這幾乎沒有任何歧義與模糊。<text:span text:style-name="T3"> <text:line-break/><text:line-break/></text:span>幾十年來，台灣的民主路都白走了。原來，跟著民進黨走就可以了。不跟也不行。司改會議，分組結論不符蔡總統意思，表決，再表決，表到合意為止。立法院，水利會組織通則修法，不必表決，逕付二讀。數人頭？不必。打人頭，也不必。<text:span text:style-name="T3"> <text:line-break/><text:line-break/></text:span>在野時，少數暴力。執政時，多數暴力。其實，民進黨唯一的議事態度就是暴力。選票，成了一種暴力授權。最近這一年，多少重大法案都是用各種名為「議事技巧」，實為「議事暴力」，霸王硬上。<text:span text:style-name="T3"> <text:line-break/><text:line-break/></text:span>一例一休？算了。前瞻計劃？算了。促轉條例？算了。現在，連水利會組織通則修法都可以逕付二讀。佩服。以前有沒有過「逕付二讀」的法案？當然有。但前提是：朝野共識，不浪費時間。現在不是，現在是只要民進黨喜歡，沒什麼不可以。古代，皇帝看上的人，直接帶回家。皇帝喜歡的東西，直接打包，這有什麼稀奇？現在的民進黨也完全一樣了。水利會犯了什麼錯？也沒什麼，不過就像古代商人太富、女人太美，在一切民進黨做主的「民主」之下，就是個錯。<text:span text:style-name="T3"> <text:line-break/><text:line-break/></text:span>錢不是我的？沒關係，充公。人不是我的？沒關係，官派。人也要，錢也要，違反亂紀到這種地步，還要把當年「反官派」的那套冠冕堂皇的說辭全部倒過來講一遍，順便把十七個水利會講成「既得利益」，「寡頭把持」。人「官派」、錢「充公」、組織「國有化」，然後，利用程序上的多數暴力，這幾乎成為民進黨執政後「效率」的代名詞。布袋戲裡的反派常常恫嚇形單勢孤的好人說：「人抓、厝拆、雞仔鳥仔劄死到嘸半隻」，原來是真的，翻成官話就是「官派、充公、國有化」。<text:span text:style-name="T3"> <text:line-break/><text:line-break/></text:span>表面上，我都以為民主是常識。都以為自己很有民主素養。但其實，不如成龍。遠遠不如。成龍以前嘲弄「台灣的民主根本是個國際大笑話」，結果，被追殺到好久不敢回台灣。他比黃安更早、更有遠見。<text:span text:style-name="T3"> <text:line-break/><text:line-break/></text:span>【要不要把轟<text:span text:style-name="T3">6K</text:span>打下來？】<text:span text:style-name="T3"> <text:line-break/>https://tw.news.yahoo.com/%E3%80%90yahoo%E8%AB%96%E5%A3%87%EF%BC%8F%E5%94%90%E6%B9%98%E9%BE%8D%E3%80%91%E8%A6%81%E4%B8%8D%E8%A6%81%E6%8A%8A%E8%BD%9F6k%E6%89%93%E4%B8%8B%E4%BE%86%EF%BC%9F-080848172.html <text:line-break/><text:line-break/></text:span>看這種新聞，平常被「黑中國」宣傳洗腦太久，洗到腦袋比拳頭還要硬的朋友，難免熱血沸騰。如果在美國，通常這種時候，各地徵兵站都會湧現愛國青年從軍熱潮，不知道台灣有沒有？<text:span text:style-name="T3"> <text:line-break/><text:line-break/></text:span>好像沒有。這是台灣愛國青年可貴的地方：講一套，做一套，總是能分清楚虛實輕重。所以喊打的人多，敢打的人少，「拿別人的拳頭母捶石獅」，嘴巴爽，拳頭又不痛，雙重快感。</text:p>
      <text:p text:style-name="P1"><text:span text:style-name="T1">陳真</text:span><text:s/>  |  2018.01.01 01:54   |   <text:a xlink:type="simple" xlink:href="http://palinfo.habago.org/Entry?Command=Information_PrintForum&amp;iPage=106#FORUM36369"><text:span text:style-name="T2">#</text:span></text:a></text:p>
      <text:p text:style-name="P2">看<text:span text:style-name="T3">MOD</text:span>要小心哦，這東西很偽善，會大量剪片：不能露點，不能施暴，不能見血，不能見毛，不許殘忍，不可黑暗，不能違背善良風俗<text:span text:style-name="T3">....</text:span>若依照這些標準，火肯定滅了，雙峰也就不雙峰了。<text:span text:style-name="T3"> <text:line-break/><text:line-break/></text:span>我相信惡，遠大於相信善，就如同我從不幸與疾病中方能理解生命與健康。人之善不足恃，惟惡長存，也因此，我們需要召喚神明，重回大地，否則生命沒法活也不值得活。<text:span text:style-name="T3"> <text:line-break/><text:line-break/></text:span>諸神未死，只是遁走遠方。千呼萬喚，何日歸來？又是一年過去，時光如此漫長，長日將盡不盡，彷彿沒個盡頭。<text:span text:style-name="T3"> <text:line-break/><text:line-break/></text:span>許多時候，我察覺自己的身世，似乎就像個茅山道士，反覆念著咒語，彷彿神明就會應聲而來。白日孤單，黑夜尤甚，但我就只有這麼一點無甚意義的本事了。</text:p>
      <text:p text:style-name="P1"><text:span text:style-name="T1">懷軒</text:span><text:s/>  |  2018.01.01 01:21   |   <text:a xlink:type="simple" xlink:href="http://palinfo.habago.org/Entry?Command=Information_PrintForum&amp;iPage=106#FORUM36368"><text:span text:style-name="T2">#</text:span></text:a></text:p>
      <text:p text:style-name="P3">剛剛無意間發現<text:span text:style-name="T3">MOD</text:span>電影裡面有大衛<text:span text:style-name="T3">·</text:span>林區的「雙峰：與火同行」。<text:span text:style-name="T3"> <text:line-break/><text:line-break/></text:span>懷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